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2.766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5.583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6.144cm"/>
    </style:style>
    <style:style style:name="co13" style:family="table-column">
      <style:table-column-properties fo:break-before="auto" style:column-width="1.822cm"/>
    </style:style>
    <style:style style:name="co14" style:family="table-column">
      <style:table-column-properties fo:break-before="auto" style:column-width="2.427cm"/>
    </style:style>
    <style:style style:name="co15" style:family="table-column">
      <style:table-column-properties fo:break-before="auto" style:column-width="2.2cm"/>
    </style:style>
    <style:style style:name="co16" style:family="table-column">
      <style:table-column-properties fo:break-before="auto" style:column-width="2.97cm"/>
    </style:style>
    <style:style style:name="co17" style:family="table-column">
      <style:table-column-properties fo:break-before="auto" style:column-width="4.792cm"/>
    </style:style>
    <style:style style:name="co18" style:family="table-column">
      <style:table-column-properties fo:break-before="auto" style:column-width="4.509cm"/>
    </style:style>
    <style:style style:name="co19" style:family="table-column">
      <style:table-column-properties fo:break-before="auto" style:column-width="4.106cm"/>
    </style:style>
    <style:style style:name="co20" style:family="table-column">
      <style:table-column-properties fo:break-before="auto" style:column-width="2.706cm"/>
    </style:style>
    <style:style style:name="co21" style:family="table-column">
      <style:table-column-properties fo:break-before="auto" style:column-width="1.92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1.974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7.687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323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1.0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vertical-align="top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style:vertical-align="top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ize="8pt"/>
    </style:style>
    <style:style style:name="ce28" style:family="table-cell" style:parent-style-name="Default">
      <style:table-cell-properties fo:background-color="transparent" style:vertical-align="top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color="#ce181e"/>
    </style:style>
    <style:style style:name="ce48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eeee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8pt"/>
    </style:style>
    <style:style style:name="ce8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color="#ce181e"/>
    </style:style>
    <style:style style:name="ce8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cm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use-window-font-color="true"/>
    </style:style>
    <style:style style:name="ce111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cm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cm"/>
      <style:text-properties fo:font-size="8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color="#ce181e" fo:font-weight="bold" style:font-weight-asian="bold" style:font-weight-complex="bold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cm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cm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cm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143" style:family="table-cell" style:parent-style-name="Default" style:data-style-name="N100">
      <style:table-cell-properties fo:background-color="#cccccc" fo:border="non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transparent" fo:border="none" style:vertical-align="top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ce181e"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51" style:family="table-cell" style:parent-style-name="Default" style:data-style-name="N100">
      <style:table-cell-properties fo:background-color="#cccccc"/>
    </style:style>
    <style:style style:name="ce152" style:family="table-cell" style:parent-style-name="Default" style:data-style-name="N100">
      <style:table-cell-properties fo:background-color="transparent" style:vertical-align="top"/>
      <style:text-properties fo:font-size="8pt" style:font-size-asian="8pt" style:font-size-complex="8pt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style:use-window-font-color="true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13"/>
        <table:table-column table:style-name="co4" table:default-cell-style-name="ce55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18"/>
        <table:table-column table:style-name="co4" table:default-cell-style-name="ce18"/>
        <table:table-column table:style-name="co18" table:default-cell-style-name="ce44"/>
        <table:table-column table:style-name="co19" table:default-cell-style-name="ce27"/>
        <table:table-column table:style-name="co20" table:default-cell-style-name="ce31"/>
        <table:table-column table:style-name="co21" table:default-cell-style-name="ce37"/>
        <table:table-column table:style-name="co22" table:default-cell-style-name="ce18"/>
        <table:table-column table:style-name="co23" table:default-cell-style-name="ce18"/>
        <table:table-column table:style-name="co24" table:default-cell-style-name="ce44"/>
        <table:table-column table:style-name="co25" table:default-cell-style-name="ce46"/>
        <table:table-column table:style-name="co26" table:default-cell-style-name="Default"/>
        <table:table-column table:style-name="co27" table:number-columns-repeated="16329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BENENNE</text:p>
          </table:table-cell>
          <table:table-cell table:style-name="ce47" office:value-type="string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K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N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Q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T$1])" office:value-type="string" office:string-value="LSG.FORMEL" calcext:value-type="string">
            <text:p>LSG.FORMEL</text:p>
          </table:table-cell>
          <table:table-cell table:style-name="ce53" office:value-type="string" calcext:value-type="string">
            <text:p>FN</text:p>
          </table:table-cell>
          <table:table-cell table:style-name="Default"/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 table:number-columns-repeated="975"/>
          <table:table-cell table:number-columns-repeated="15354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table:number-columns-repeated="4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976"/>
          <table:table-cell table:number-columns-repeated="15354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978"/>
          <table:table-cell table:number-columns-repeated="15354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978"/>
          <table:table-cell table:number-columns-repeated="15354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978"/>
          <table:table-cell table:number-columns-repeated="15354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3"/>
          <table:table-cell table:style-name="ce2"/>
          <table:table-cell table:style-name="ce6" table:number-columns-repeated="6"/>
          <table:table-cell table:style-name="ce2"/>
          <table:table-cell table:style-name="ce21"/>
          <table:table-cell table:style-name="ce6" table:number-columns-repeated="982"/>
          <table:table-cell table:number-columns-repeated="15354"/>
        </table:table-row>
        <table:table-row table:style-name="ro1">
          <table:table-cell table:style-name="ce3" office:value-type="string" calcext:value-type="string">
            <text:p># <text:span text:style-name="T1">English</text:span></text:p>
          </table:table-cell>
          <table:table-cell table:style-name="ce3" table:number-columns-repeated="16359"/>
        </table:table-row>
        <table:table-row table:style-name="ro3">
          <table:table-cell table:style-name="ce11"/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State the name of the unit (as pronounced)</text:p>
          </table:table-cell>
          <table:table-cell table:style-name="ce4" table:number-columns-repeated="2"/>
          <table:table-cell table:style-name="ce4" office:value-type="string" calcext:value-type="string">
            <text:p>Convert to SI units</text:p>
          </table:table-cell>
          <table:table-cell table:style-name="ce4" table:formula="of:=[.L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O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43" office:value-type="string" calcext:value-type="string">
            <text:p>def. Term der Formel</text:p>
          </table:table-cell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table:number-columns-repeated="975"/>
          <table:table-cell table:number-columns-repeated="15354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976"/>
          <table:table-cell table:number-columns-repeated="15354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0]=&quot;&quot;;&quot;&quot;;[.X10])" office:value-type="string" office:string-value="acceleration" calcext:value-type="string">
            <text:p>acceleration</text:p>
          </table:table-cell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8" table:formula="of:=IF([.$X10]=&quot;&quot;;&quot;&quot;;CONCATENATE(&quot;\SI{1}{&quot;;[.$AC10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X10]=&quot;&quot;;&quot;&quot;;CONCATENATE(&quot;\SI{1}{&quot;;[.$AC10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B10]=&quot;&quot;;&quot;&quot;;[.$AB10])">
            <text:p/>
          </table:table-cell>
          <table:table-cell table:style-name="ce8"/>
          <table:table-cell table:style-name="ce3" table:formula="of:=IF([.$X10]=&quot;&quot;;&quot;&quot;;[.$F10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W10]=&quot;&quot;;&quot;&quot;;&quot;$&quot; &amp; [.$W10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10]=&quot;&quot;;&quot;&quot;;&quot;$&quot; &amp;[.Y10] &amp; &quot;=&quot; &amp;[.W10] &amp; &quot;$&quot;)" office:value-type="string" office:string-value="$a=\frac{\Delta v}{\Delta t}$" calcext:value-type="string">
            <text:p>$a=\frac{\Delta v}{\Delta t}$</text:p>
          </table:table-cell>
          <table:table-cell table:style-name="ce8"/>
          <table:table-cell table:style-name="ce3" table:formula="of:=IF([.X10]=&quot;&quot;;&quot;&quot;;[.$AC10])" office:value-type="string" office:string-value="\meter\per\second\squared" calcext:value-type="string">
            <text:p>\meter\per\second\squared</text:p>
          </table:table-cell>
          <table:table-cell table:style-name="ce7" table:formula="of:=IF([.X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3" table:formula="of:=IF([.W10]=&quot;&quot;;&quot;&quot;;&quot;$&quot; &amp;[.Y10] &amp; &quot;=&quot; &amp;[.W10] &amp; &quot;$&quot;)" office:value-type="string" office:string-value="$a=\frac{\Delta v}{\Delta t}$" calcext:value-type="string">
            <text:p>$a=\frac{\Delta v}{\Delta t}$</text:p>
          </table:table-cell>
          <table:table-cell table:style-name="ce88"/>
          <table:table-cell table:style-name="ce82" office:value-type="string" calcext:value-type="string">
            <text:p>\frac{\Delta v}{\Delta t}</text:p>
          </table:table-cell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61"/>
          <table:table-cell table:number-columns-repeated="2" office:value-type="string" calcext:value-type="string">
            <text:p>\meter\per\second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1]=&quot;&quot;;&quot;&quot;;[.X11])" office:value-type="string" office:string-value="activity (radioactive)" calcext:value-type="string">
            <text:p>activity (radioactive)</text:p>
          </table:table-cell>
          <table:table-cell table:style-name="ce7" table:formula="of:=IF([.$X11]=&quot;&quot;;&quot;&quot;;CONCATENATE(&quot;$&quot;;[.$Y1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A$" calcext:value-type="string">
            <text:p>$A$</text:p>
          </table:table-cell>
          <table:table-cell table:style-name="ce8" table:formula="of:=IF([.$X11]=&quot;&quot;;&quot;&quot;;CONCATENATE(&quot;\SI{1}{&quot;;[.$AC11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48" table:formula="of:=IF([.$X11]=&quot;&quot;;&quot;&quot;;CONCATENATE(&quot;\SI{1}{&quot;;[.$AC11];&quot;}&quot;))" office:value-type="string" office:string-value="\SI{1}{\becquerel}" calcext:value-type="string">
            <text:p>\SI{1}{\becquerel}</text:p>
          </table:table-cell>
          <table:table-cell table:style-name="ce48" table:formula="of:=IF([.$AB11]=&quot;&quot;;&quot;&quot;;[.$AB11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X11]=&quot;&quot;;&quot;&quot;;[.$F11])" office:value-type="string" office:string-value="\SI{1}{\becquerel}" calcext:value-type="string">
            <text:p>\SI{1}{\becquerel}</text:p>
          </table:table-cell>
          <table:table-cell table:style-name="ce61" table:formula="of:=IF([.X11]=&quot;&quot;;&quot;&quot;;CONCATENATE(&quot;\si{&quot;;[.$AD11];&quot;}&quot;))" office:value-type="string" office:string-value="\si{\per\second}" calcext:value-type="string">
            <text:p>\si{\per\second}</text:p>
          </table:table-cell>
          <table:table-cell table:style-name="ce61"/>
          <table:table-cell table:style-name="ce3" table:formula="of:=IF([.$W11]=&quot;&quot;;&quot;&quot;;&quot;$&quot; &amp; [.$W11] &amp; &quot;$&quot;)" office:value-type="string" office:string-value="$-\frac{\Delta N}{\Delta t}$" calcext:value-type="string">
            <text:p>$-\frac{\Delta N}{\Delta t}$</text:p>
          </table:table-cell>
          <table:table-cell table:style-name="ce8" table:formula="of:=IF([.W11]=&quot;&quot;;&quot;&quot;;&quot;$&quot; &amp;[.Y11] &amp; &quot;=&quot; &amp;[.W11] &amp; &quot;$&quot;)" office:value-type="string" office:string-value="$A=-\frac{\Delta N}{\Delta t}$" calcext:value-type="string">
            <text:p>$A=-\frac{\Delta N}{\Delta t}$</text:p>
          </table:table-cell>
          <table:table-cell table:style-name="ce8"/>
          <table:table-cell table:style-name="ce3" table:formula="of:=IF([.X11]=&quot;&quot;;&quot;&quot;;[.$AC11])" office:value-type="string" office:string-value="\becquerel" calcext:value-type="string">
            <text:p>\becquerel</text:p>
          </table:table-cell>
          <table:table-cell table:style-name="ce7" table:formula="of:=IF([.X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A$" calcext:value-type="string">
            <text:p>$A$</text:p>
          </table:table-cell>
          <table:table-cell table:style-name="ce3" table:formula="of:=IF([.W11]=&quot;&quot;;&quot;&quot;;&quot;$&quot; &amp;[.Y11] &amp; &quot;=&quot; &amp;[.W11] &amp; &quot;$&quot;)" office:value-type="string" office:string-value="$A=-\frac{\Delta N}{\Delta t}$" calcext:value-type="string">
            <text:p>$A=-\frac{\Delta N}{\Delta t}$</text:p>
          </table:table-cell>
          <table:table-cell table:style-name="ce88"/>
          <table:table-cell table:style-name="ce82" office:value-type="string" calcext:value-type="string">
            <text:p>-\frac{\Delta N}{\Delta t}</text:p>
          </table:table-cell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61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2]=&quot;&quot;;&quot;&quot;;[.X12])" office:value-type="string" office:string-value="angle" calcext:value-type="string">
            <text:p>angle</text:p>
          </table:table-cell>
          <table:table-cell table:style-name="ce7" table:formula="of:=IF([.$X12]=&quot;&quot;;&quot;&quot;;CONCATENATE(&quot;$&quot;;[.$Y12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\theta$" calcext:value-type="string">
            <text:p>$\theta$</text:p>
          </table:table-cell>
          <table:table-cell table:style-name="ce8" table:formula="of:=IF([.$X12]=&quot;&quot;;&quot;&quot;;CONCATENATE(&quot;\SI{1}{&quot;;[.$AC12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X12]=&quot;&quot;;&quot;&quot;;CONCATENATE(&quot;\SI{1}{&quot;;[.$AC12];&quot;}&quot;))" office:value-type="string" office:string-value="\SI{1}{\radian}" calcext:value-type="string">
            <text:p>\SI{1}{\radian}</text:p>
          </table:table-cell>
          <table:table-cell table:style-name="ce48" table:formula="of:=IF([.$AB12]=&quot;&quot;;&quot;&quot;;[.$AB12])" office:value-type="string" office:string-value="radian" calcext:value-type="string">
            <text:p>radian</text:p>
          </table:table-cell>
          <table:table-cell table:style-name="ce8"/>
          <table:table-cell table:style-name="ce61" office:value-type="string" calcext:value-type="string">
            <text:p>\SI{<text:span text:style-name="T2">45</text:span>}{\degree}</text:p>
          </table:table-cell>
          <table:table-cell table:style-name="ce61" office:value-type="string" calcext:value-type="string">
            <text:p>$\frac{\pi}{<text:span text:style-name="T4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W12]=&quot;&quot;;&quot;&quot;;&quot;$&quot; &amp; [.$W12] &amp; &quot;$&quot;)" office:value-type="string" office:string-value="$\frac{s}{r}$" calcext:value-type="string">
            <text:p>$\frac{s}{r}$</text:p>
          </table:table-cell>
          <table:table-cell table:style-name="ce8" table:formula="of:=IF([.W12]=&quot;&quot;;&quot;&quot;;&quot;$&quot; &amp;[.Y12] &amp; &quot;=&quot; &amp;[.W12] &amp; &quot;$&quot;)" office:value-type="string" office:string-value="$\theta=\frac{s}{r}$" calcext:value-type="string">
            <text:p>$\theta=\frac{s}{r}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61"/>
          <table:table-cell table:style-name="ce7" table:formula="of:=IF([.X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\theta$" calcext:value-type="string">
            <text:p>$\theta$</text:p>
          </table:table-cell>
          <table:table-cell table:style-name="ce3" table:formula="of:=IF([.W12]=&quot;&quot;;&quot;&quot;;&quot;$&quot; &amp;[.Y12] &amp; &quot;=&quot; &amp;[.W12] &amp; &quot;$&quot;)" office:value-type="string" office:string-value="$\theta=\frac{s}{r}$" calcext:value-type="string">
            <text:p>$\theta=\frac{s}{r}$</text:p>
          </table:table-cell>
          <table:table-cell table:style-name="ce98"/>
          <table:table-cell office:value-type="string" calcext:value-type="string">
            <text:p>\frac{s}{r}</text:p>
          </table:table-cell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61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3]=&quot;&quot;;&quot;&quot;;[.X13])" office:value-type="string" office:string-value="angular acceleration" calcext:value-type="string">
            <text:p>angular acceleration</text:p>
          </table:table-cell>
          <table:table-cell table:style-name="ce7" table:formula="of:=IF([.$X13]=&quot;&quot;;&quot;&quot;;CONCATENATE(&quot;$&quot;;[.$Y13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\alpha$" calcext:value-type="string">
            <text:p>$\alpha$</text:p>
          </table:table-cell>
          <table:table-cell table:style-name="ce9" table:formula="of:=IF([.$X13]=&quot;&quot;;&quot;&quot;;CONCATENATE(&quot;\si{&quot;;[.$AC13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X13]=&quot;&quot;;&quot;&quot;;CONCATENATE(&quot;\SI{1}{&quot;;[.$AC13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B13]=&quot;&quot;;&quot;&quot;;[.$AB13])">
            <text:p/>
          </table:table-cell>
          <table:table-cell table:style-name="ce8"/>
          <table:table-cell table:style-name="ce61" table:formula="of:=IF([.$X13]=&quot;&quot;;&quot;&quot;;[.$F13])" office:value-type="string" office:string-value="\si{\per\second\squared}" calcext:value-type="string">
            <text:p>\si{\per\second\squared}</text:p>
          </table:table-cell>
          <table:table-cell table:style-name="ce61" table:number-columns-repeated="2"/>
          <table:table-cell table:style-name="ce3" table:formula="of:=IF([.$W13]=&quot;&quot;;&quot;&quot;;&quot;$&quot; &amp; [.$W13] &amp; &quot;$&quot;)" office:value-type="string" office:string-value="$\frac{\Delta\omega}{\Delta t}$" calcext:value-type="string">
            <text:p>$\frac{\Delta\omega}{\Delta t}$</text:p>
          </table:table-cell>
          <table:table-cell table:style-name="ce8" table:formula="of:=IF([.W13]=&quot;&quot;;&quot;&quot;;&quot;$&quot; &amp;[.Y13] &amp; &quot;=&quot; &amp;[.W13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8"/>
          <table:table-cell table:style-name="ce3" table:formula="of:=IF([.X13]=&quot;&quot;;&quot;&quot;;[.$AC13])" office:value-type="string" office:string-value="\per\second\squared" calcext:value-type="string">
            <text:p>\per\second\squared</text:p>
          </table:table-cell>
          <table:table-cell table:style-name="ce7" table:formula="of:=IF([.X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\alpha$" calcext:value-type="string">
            <text:p>$\alpha$</text:p>
          </table:table-cell>
          <table:table-cell table:style-name="ce3" table:formula="of:=IF([.W13]=&quot;&quot;;&quot;&quot;;&quot;$&quot; &amp;[.Y13] &amp; &quot;=&quot; &amp;[.W13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98"/>
          <table:table-cell office:value-type="string" calcext:value-type="string">
            <text:p>\frac{\Delta\omega}{\Delta t}</text:p>
          </table:table-cell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61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4]=&quot;&quot;;&quot;&quot;;[.X14])" office:value-type="string" office:string-value="angular frequency" calcext:value-type="string">
            <text:p>angular frequency</text:p>
          </table:table-cell>
          <table:table-cell table:style-name="ce7" table:formula="of:=IF([.$X14]=&quot;&quot;;&quot;&quot;;CONCATENATE(&quot;$&quot;;[.$Y14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omega$" calcext:value-type="string">
            <text:p>$\omega$</text:p>
          </table:table-cell>
          <table:table-cell table:style-name="ce9" table:formula="of:=IF([.$X14]=&quot;&quot;;&quot;&quot;;CONCATENATE(&quot;\si{&quot;;[.$AC14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X14]=&quot;&quot;;&quot;&quot;;CONCATENATE(&quot;\SI{1}{&quot;;[.$AC14];&quot;}&quot;))" office:value-type="string" office:string-value="\SI{1}{\per\s}" calcext:value-type="string">
            <text:p>\SI{1}{\per\s}</text:p>
          </table:table-cell>
          <table:table-cell table:style-name="ce48" table:formula="of:=IF([.$AB14]=&quot;&quot;;&quot;&quot;;[.$AB14])">
            <text:p/>
          </table:table-cell>
          <table:table-cell table:style-name="ce8"/>
          <table:table-cell table:style-name="ce3" table:formula="of:=IF([.$X14]=&quot;&quot;;&quot;&quot;;[.$F14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W14]=&quot;&quot;;&quot;&quot;;&quot;$&quot; &amp; [.$W14] &amp; &quot;$&quot;)" office:value-type="string" office:string-value="$\frac{2\pi}{T}$" calcext:value-type="string">
            <text:p>$\frac{2\pi}{T}$</text:p>
          </table:table-cell>
          <table:table-cell table:style-name="ce8" table:formula="of:=IF([.W14]=&quot;&quot;;&quot;&quot;;&quot;$&quot; &amp;[.Y14] &amp; &quot;=&quot; &amp;[.W14] &amp; &quot;$&quot;)" office:value-type="string" office:string-value="$\omega=\frac{2\pi}{T}$" calcext:value-type="string">
            <text:p>$\omega=\frac{2\pi}{T}$</text:p>
          </table:table-cell>
          <table:table-cell table:style-name="ce8"/>
          <table:table-cell table:style-name="ce3" table:formula="of:=IF([.X14]=&quot;&quot;;&quot;&quot;;[.$AC14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omega$" calcext:value-type="string">
            <text:p>$\omega$</text:p>
          </table:table-cell>
          <table:table-cell table:style-name="ce3" table:formula="of:=IF([.W14]=&quot;&quot;;&quot;&quot;;&quot;$&quot; &amp;[.Y14] &amp; &quot;=&quot; &amp;[.W14] &amp; &quot;$&quot;)" office:value-type="string" office:string-value="$\omega=\frac{2\pi}{T}$" calcext:value-type="string">
            <text:p>$\omega=\frac{2\pi}{T}$</text:p>
          </table:table-cell>
          <table:table-cell table:style-name="ce88"/>
          <table:table-cell table:style-name="ce82" office:value-type="string" calcext:value-type="string">
            <text:p>\frac{2\pi}{T}</text:p>
          </table:table-cell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61"/>
          <table:table-cell office:value-type="string" calcext:value-type="string">
            <text:p>\per\s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5]=&quot;&quot;;&quot;&quot;;[.X15])" office:value-type="string" office:string-value="angular momentum" calcext:value-type="string">
            <text:p>angular momentum</text:p>
          </table:table-cell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B15]=&quot;&quot;;&quot;&quot;;[.$AB15])">
            <text:p/>
          </table:table-cell>
          <table:table-cell table:style-name="ce8"/>
          <table:table-cell table:style-name="ce3" table:formula="of:=IF([.$X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X15]=&quot;&quot;;&quot;&quot;;CONCATENATE(&quot;\SI{1}{&quot;;[.$AD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W15]=&quot;&quot;;&quot;&quot;;&quot;$&quot; &amp; [.$W15] &amp; &quot;$&quot;)" office:value-type="string" office:string-value="$J\cdot\omega$" calcext:value-type="string">
            <text:p>$J\cdot\omega$</text:p>
          </table:table-cell>
          <table:table-cell table:style-name="ce8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"/>
          <table:table-cell table:style-name="ce3" table:formula="of:=IF([.X15]=&quot;&quot;;&quot;&quot;;[.$AC15])" office:value-type="string" office:string-value="\newton\meter\second" calcext:value-type="string">
            <text:p>\newton\meter\second</text:p>
          </table:table-cell>
          <table:table-cell table:style-name="ce7" table:formula="of:=IF([.X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3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8"/>
          <table:table-cell table:style-name="ce82" office:value-type="string" calcext:value-type="string">
            <text:p>J\cdot\omega</text:p>
          </table:table-cell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61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6]=&quot;&quot;;&quot;&quot;;[.X16])" office:value-type="string" office:string-value="angular velocity" calcext:value-type="string">
            <text:p>angular velocity</text:p>
          </table:table-cell>
          <table:table-cell table:style-name="ce7" table:formula="of:=IF([.$X16]=&quot;&quot;;&quot;&quot;;CONCATENATE(&quot;$&quot;;[.$Y16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\omega$" calcext:value-type="string">
            <text:p>$\omega$</text:p>
          </table:table-cell>
          <table:table-cell table:style-name="ce9" table:formula="of:=IF([.$X16]=&quot;&quot;;&quot;&quot;;CONCATENATE(&quot;\si{&quot;;[.$AC16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X16]=&quot;&quot;;&quot;&quot;;CONCATENATE(&quot;\SI{1}{&quot;;[.$AC16];&quot;}&quot;))" office:value-type="string" office:string-value="\SI{1}{\per\second}" calcext:value-type="string">
            <text:p>\SI{1}{\per\second}</text:p>
          </table:table-cell>
          <table:table-cell table:style-name="ce48" table:formula="of:=IF([.$AB16]=&quot;&quot;;&quot;&quot;;[.$AB16])">
            <text:p/>
          </table:table-cell>
          <table:table-cell table:style-name="ce8"/>
          <table:table-cell table:style-name="ce61" table:formula="of:=IF([.$X16]=&quot;&quot;;&quot;&quot;;[.$F16])" office:value-type="string" office:string-value="\si{\per\second}" calcext:value-type="string">
            <text:p>\si{\per\second}</text:p>
          </table:table-cell>
          <table:table-cell table:style-name="ce61"/>
          <table:table-cell table:style-name="ce3"/>
          <table:table-cell table:style-name="ce3" table:formula="of:=IF([.$W16]=&quot;&quot;;&quot;&quot;;&quot;$&quot; &amp; [.$W16] &amp; &quot;$&quot;)" office:value-type="string" office:string-value="$\frac{\Delta\theta}{\Delta t}$" calcext:value-type="string">
            <text:p>$\frac{\Delta\theta}{\Delta t}$</text:p>
          </table:table-cell>
          <table:table-cell table:style-name="ce8" table:formula="of:=IF([.W16]=&quot;&quot;;&quot;&quot;;&quot;$&quot; &amp;[.Y16] &amp; &quot;=&quot; &amp;[.W16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8"/>
          <table:table-cell table:style-name="ce3" table:formula="of:=IF([.X16]=&quot;&quot;;&quot;&quot;;[.$AC16])" office:value-type="string" office:string-value="\per\second" calcext:value-type="string">
            <text:p>\per\second</text:p>
          </table:table-cell>
          <table:table-cell table:style-name="ce7" table:formula="of:=IF([.X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\omega$" calcext:value-type="string">
            <text:p>$\omega$</text:p>
          </table:table-cell>
          <table:table-cell table:style-name="ce3" table:formula="of:=IF([.W16]=&quot;&quot;;&quot;&quot;;&quot;$&quot; &amp;[.Y16] &amp; &quot;=&quot; &amp;[.W16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98"/>
          <table:table-cell office:value-type="string" calcext:value-type="string">
            <text:p>\frac{\Delta\theta}{\Delta t}</text:p>
          </table:table-cell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61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 table:number-columns-repeated="16330"/>
        </table:table-row>
        <table:table-row table:style-name="ro2">
          <table:table-cell/>
          <table:table-cell table:style-name="ce3" table:formula="of:=IF([.$X17]=&quot;&quot;;&quot;&quot;;[.X17])" office:value-type="string" office:string-value="area" calcext:value-type="string">
            <text:p>area</text:p>
          </table:table-cell>
          <table:table-cell table:style-name="ce7" table:formula="of:=IF([.$X17]=&quot;&quot;;&quot;&quot;;CONCATENATE(&quot;$&quot;;[.$Y17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A$" calcext:value-type="string">
            <text:p>$A$</text:p>
          </table:table-cell>
          <table:table-cell table:style-name="ce8" table:formula="of:=IF([.$X17]=&quot;&quot;;&quot;&quot;;CONCATENATE(&quot;\SI{1}{&quot;;[.$AC17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X17]=&quot;&quot;;&quot;&quot;;CONCATENATE(&quot;\SI{1}{&quot;;[.$AC17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B17]=&quot;&quot;;&quot;&quot;;[.$AB17])" office:value-type="string" office:string-value="square metre" calcext:value-type="string">
            <text:p>square metre</text:p>
          </table:table-cell>
          <table:table-cell table:style-name="ce8"/>
          <table:table-cell table:style-name="ce61" office:value-type="string" calcext:value-type="string">
            <text:p>\SI{<text:span text:style-name="T2">6.5</text:span>}{\deci\m\squared}</text:p>
          </table:table-cell>
          <table:table-cell table:style-name="ce61" office:value-type="string" calcext:value-type="string">
            <text:p>\SI{<text:span text:style-name="T2">0.065</text:span>}{\m\squared}</text:p>
          </table:table-cell>
          <table:table-cell table:style-name="ce3"/>
          <table:table-cell table:style-name="ce3" table:formula="of:=IF([.$W17]=&quot;&quot;;&quot;&quot;;&quot;$&quot; &amp; [.$W17] &amp; &quot;$&quot;)" office:value-type="string" office:string-value="$l\cdot w$" calcext:value-type="string">
            <text:p>$l\cdot w$</text:p>
          </table:table-cell>
          <table:table-cell table:style-name="ce8" table:formula="of:=IF([.W17]=&quot;&quot;;&quot;&quot;;&quot;$&quot; &amp;[.Y17] &amp; &quot;=&quot; &amp;[.W17] &amp; &quot;$&quot;)" office:value-type="string" office:string-value="$A=l\cdot w$" calcext:value-type="string">
            <text:p>$A=l\cdot w$</text:p>
          </table:table-cell>
          <table:table-cell table:style-name="ce8"/>
          <table:table-cell table:style-name="ce3" table:formula="of:=IF([.X17]=&quot;&quot;;&quot;&quot;;[.$AC17])" office:value-type="string" office:string-value="\meter\squared" calcext:value-type="string">
            <text:p>\meter\squared</text:p>
          </table:table-cell>
          <table:table-cell table:style-name="ce7" table:formula="of:=IF([.X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A$" calcext:value-type="string">
            <text:p>$A$</text:p>
          </table:table-cell>
          <table:table-cell table:style-name="ce3" table:formula="of:=IF([.W17]=&quot;&quot;;&quot;&quot;;&quot;$&quot; &amp;[.Y17] &amp; &quot;=&quot; &amp;[.W17] &amp; &quot;$&quot;)" office:value-type="string" office:string-value="$A=l\cdot w$" calcext:value-type="string">
            <text:p>$A=l\cdot w$</text:p>
          </table:table-cell>
          <table:table-cell table:style-name="ce88"/>
          <table:table-cell table:style-name="ce82" office:value-type="string" calcext:value-type="string">
            <text:p>l\cdot w</text:p>
          </table:table-cell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61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8]=&quot;&quot;;&quot;&quot;;[.X18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18]=&quot;&quot;;&quot;&quot;;CONCATENATE(&quot;\SI{1}{&quot;;[.$AC18];&quot;}&quot;))" office:value-type="string" office:string-value="\SI{1}{are}" calcext:value-type="string">
            <text:p>\SI{1}{are}</text:p>
          </table:table-cell>
          <table:table-cell table:style-name="ce48" table:formula="of:=IF([.$AB18]=&quot;&quot;;&quot;&quot;;[.$AB18])" office:value-type="string" office:string-value="are" calcext:value-type="string">
            <text:p>are</text:p>
          </table:table-cell>
          <table:table-cell table:style-name="ce9"/>
          <table:table-cell table:style-name="ce61" office:value-type="string" calcext:value-type="string">
            <text:p>\SI{<text:span text:style-name="T2">0.65</text:span>}{a}</text:p>
          </table:table-cell>
          <table:table-cell table:style-name="ce61" office:value-type="string" calcext:value-type="string">
            <text:p>\SI{<text:span text:style-name="T2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W18]=&quot;&quot;;&quot;&quot;;&quot;$&quot; &amp; [.$W18] &amp; &quot;$&quot;)" office:value-type="string" office:string-value="$\SI{100}{\m\squared}$" calcext:value-type="string">
            <text:p>$\SI{100}{\m\squared}$</text:p>
          </table:table-cell>
          <table:table-cell table:style-name="ce8" table:formula="of:=IF([.W18]=&quot;&quot;;&quot;&quot;;&quot;$&quot; &amp;[.Y18] &amp; &quot;=&quot; &amp;[.W18] &amp; &quot;$&quot;)" office:value-type="string" office:string-value="$\SI{1}{a}=\SI{100}{\m\squared}$" calcext:value-type="string">
            <text:p>$\SI{1}{a}=\SI{100}{\m\squared}$</text:p>
          </table:table-cell>
          <table:table-cell table:style-name="ce8"/>
          <table:table-cell table:style-name="ce3" table:formula="of:=IF([.X18]=&quot;&quot;;&quot;&quot;;[.$AC18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3" table:formula="of:=IF([.W18]=&quot;&quot;;&quot;&quot;;&quot;$&quot; &amp;[.Y18] &amp; &quot;=&quot; &amp;[.W18] &amp; &quot;$&quot;)" office:value-type="string" office:string-value="$\SI{1}{a}=\SI{100}{\m\squared}$" calcext:value-type="string">
            <text:p>$\SI{1}{a}=\SI{100}{\m\squared}$</text:p>
          </table:table-cell>
          <table:table-cell table:style-name="ce88"/>
          <table:table-cell table:style-name="ce82" office:value-type="string" calcext:value-type="string">
            <text:p>\SI{100}{\m\squared}</text:p>
          </table:table-cell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re</text:p>
          </table:table-cell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9]=&quot;&quot;;&quot;&quot;;[.X19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19]=&quot;&quot;;&quot;&quot;;CONCATENATE(&quot;\SI{1}{&quot;;[.$AC19];&quot;}&quot;))" office:value-type="string" office:string-value="\SI{1}{\hectare}" calcext:value-type="string">
            <text:p>\SI{1}{\hectare}</text:p>
          </table:table-cell>
          <table:table-cell table:style-name="ce48" table:formula="of:=IF([.$AB19]=&quot;&quot;;&quot;&quot;;[.$AB19])" office:value-type="string" office:string-value="hectare" calcext:value-type="string">
            <text:p>hectare</text:p>
          </table:table-cell>
          <table:table-cell table:style-name="ce9"/>
          <table:table-cell table:style-name="ce61" office:value-type="string" calcext:value-type="string">
            <text:p>\SI{<text:span text:style-name="T2">0.35</text:span>}{\hectare}</text:p>
          </table:table-cell>
          <table:table-cell table:style-name="ce61" office:value-type="string" calcext:value-type="string">
            <text:p>\SI{<text:span text:style-name="T2">3500</text:span>}{\m\squared}</text:p>
          </table:table-cell>
          <table:table-cell table:style-name="ce3"/>
          <table:table-cell table:style-name="ce3" table:formula="of:=IF([.$W19]=&quot;&quot;;&quot;&quot;;&quot;$&quot; &amp; [.$W19] &amp; &quot;$&quot;)" office:value-type="string" office:string-value="$\SI{10000}{\m\squared}$" calcext:value-type="string">
            <text:p>$\SI{10000}{\m\squared}$</text:p>
          </table:table-cell>
          <table:table-cell table:style-name="ce8" table:formula="of:=IF([.W19]=&quot;&quot;;&quot;&quot;;&quot;$&quot; &amp;[.Y19] &amp; &quot;=&quot; &amp;[.W19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"/>
          <table:table-cell table:style-name="ce3" table:formula="of:=IF([.X19]=&quot;&quot;;&quot;&quot;;[.$AC19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3" table:formula="of:=IF([.W19]=&quot;&quot;;&quot;&quot;;&quot;$&quot; &amp;[.Y19] &amp; &quot;=&quot; &amp;[.W19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8"/>
          <table:table-cell table:style-name="ce82" office:value-type="string" calcext:value-type="string">
            <text:p>\SI{10000}{\m\squared}</text:p>
          </table:table-cell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hect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0]=&quot;&quot;;&quot;&quot;;[.X20])" office:value-type="string" office:string-value="capacitance" calcext:value-type="string">
            <text:p>capacitance</text:p>
          </table:table-cell>
          <table:table-cell table:style-name="ce7" table:formula="of:=IF([.$X20]=&quot;&quot;;&quot;&quot;;CONCATENATE(&quot;$&quot;;[.$Y20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X20]=&quot;&quot;;&quot;&quot;;CONCATENATE(&quot;$&quot;;[.$Y20];&quot;$&quot;))" office:value-type="string" office:string-value="$C$" calcext:value-type="string">
            <text:p>$C$</text:p>
          </table:table-cell>
          <table:table-cell table:style-name="ce8" table:formula="of:=IF([.$X20]=&quot;&quot;;&quot;&quot;;CONCATENATE(&quot;\SI{1}{&quot;;[.$AC20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X20]=&quot;&quot;;&quot;&quot;;CONCATENATE(&quot;\SI{1}{&quot;;[.$AC20];&quot;}&quot;))" office:value-type="string" office:string-value="\SI{1}{\farad}" calcext:value-type="string">
            <text:p>\SI{1}{\farad}</text:p>
          </table:table-cell>
          <table:table-cell table:style-name="ce48" table:formula="of:=IF([.$AB20]=&quot;&quot;;&quot;&quot;;[.$AB20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X20]=&quot;&quot;;&quot;&quot;;[.$F20])" office:value-type="string" office:string-value="\SI{1}{\farad}" calcext:value-type="string">
            <text:p>\SI{1}{\farad}</text:p>
          </table:table-cell>
          <table:table-cell table:style-name="ce3" table:formula="of:=IF([.X20]=&quot;&quot;;&quot;&quot;;CONCATENATE(&quot;\SI{1}{&quot;;[.$AD20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W20]=&quot;&quot;;&quot;&quot;;&quot;$&quot; &amp; [.$W20] &amp; &quot;$&quot;)" office:value-type="string" office:string-value="$CV$" calcext:value-type="string">
            <text:p>$CV$</text:p>
          </table:table-cell>
          <table:table-cell table:style-name="ce9"/>
          <table:table-cell table:style-name="ce8"/>
          <table:table-cell table:style-name="ce3" table:formula="of:=IF([.X20]=&quot;&quot;;&quot;&quot;;[.$AC20])" office:value-type="string" office:string-value="\farad" calcext:value-type="string">
            <text:p>\farad</text:p>
          </table:table-cell>
          <table:table-cell table:style-name="ce7" table:formula="of:=IF([.X2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0]=&quot;&quot;;&quot;&quot;;CONCATENATE(&quot;$&quot;;[.$Y20];&quot;$&quot;))" office:value-type="string" office:string-value="$C$" calcext:value-type="string">
            <text:p>$C$</text:p>
          </table:table-cell>
          <table:table-cell table:style-name="ce61" table:formula="of:=IF([.W20]=&quot;&quot;;&quot;&quot;;&quot;$Q&quot;  &amp; &quot;=&quot; &amp;[.W20] &amp; &quot;$&quot;)" office:value-type="string" office:string-value="$Q=CV$" calcext:value-type="string">
            <text:p>$Q=CV$</text:p>
          </table:table-cell>
          <table:table-cell table:style-name="ce88"/>
          <table:table-cell table:style-name="ce82" office:value-type="string" calcext:value-type="string">
            <text:p>CV</text:p>
          </table:table-cell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/V</text:p>
          </table:table-cell>
          <table:table-cell table:style-name="ce40" office:value-type="string" calcext:value-type="string">
            <text:p>F</text:p>
          </table:table-cell>
          <table:table-cell table:style-name="ce61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1]=&quot;&quot;;&quot;&quot;;[.X21])" office:value-type="string" office:string-value="charge" calcext:value-type="string">
            <text:p>charge</text:p>
          </table:table-cell>
          <table:table-cell table:style-name="ce7" table:formula="of:=IF([.$X21]=&quot;&quot;;&quot;&quot;;CONCATENATE(&quot;$&quot;;[.$Y21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X21]=&quot;&quot;;&quot;&quot;;CONCATENATE(&quot;$&quot;;[.$Y21];&quot;$&quot;))" office:value-type="string" office:string-value="$Q$" calcext:value-type="string">
            <text:p>$Q$</text:p>
          </table:table-cell>
          <table:table-cell table:style-name="ce8" table:formula="of:=IF([.$X21]=&quot;&quot;;&quot;&quot;;CONCATENATE(&quot;\SI{1}{&quot;;[.$AC21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X21]=&quot;&quot;;&quot;&quot;;CONCATENATE(&quot;\SI{1}{&quot;;[.$AC21];&quot;}&quot;))" office:value-type="string" office:string-value="\SI{1}{\coulomb}" calcext:value-type="string">
            <text:p>\SI{1}{\coulomb}</text:p>
          </table:table-cell>
          <table:table-cell table:style-name="ce48" table:formula="of:=IF([.$AB21]=&quot;&quot;;&quot;&quot;;[.$AB21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X21]=&quot;&quot;;&quot;&quot;;[.$F21])" office:value-type="string" office:string-value="\SI{1}{\coulomb}" calcext:value-type="string">
            <text:p>\SI{1}{\coulomb}</text:p>
          </table:table-cell>
          <table:table-cell table:style-name="ce3" table:formula="of:=IF([.X21]=&quot;&quot;;&quot;&quot;;CONCATENATE(&quot;\SI{1}{&quot;;[.$AD21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W21]=&quot;&quot;;&quot;&quot;;&quot;$&quot; &amp; [.$W21] &amp; &quot;$&quot;)" office:value-type="string" office:string-value="$I\cdot t$" calcext:value-type="string">
            <text:p>$I\cdot t$</text:p>
          </table:table-cell>
          <table:table-cell table:style-name="ce8" table:formula="of:=IF([.W21]=&quot;&quot;;&quot;&quot;;&quot;$&quot; &amp;[.Y21] &amp; &quot;=&quot; &amp;[.W21] &amp; &quot;$&quot;)" office:value-type="string" office:string-value="$Q=I\cdot t$" calcext:value-type="string">
            <text:p>$Q=I\cdot t$</text:p>
          </table:table-cell>
          <table:table-cell table:style-name="ce8"/>
          <table:table-cell table:style-name="ce3" table:formula="of:=IF([.X21]=&quot;&quot;;&quot;&quot;;[.$AC21])" office:value-type="string" office:string-value="\coulomb" calcext:value-type="string">
            <text:p>\coulomb</text:p>
          </table:table-cell>
          <table:table-cell table:style-name="ce7" table:formula="of:=IF([.X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1]=&quot;&quot;;&quot;&quot;;CONCATENATE(&quot;$&quot;;[.$Y21];&quot;$&quot;))" office:value-type="string" office:string-value="$Q$" calcext:value-type="string">
            <text:p>$Q$</text:p>
          </table:table-cell>
          <table:table-cell table:style-name="ce3" table:formula="of:=IF([.W21]=&quot;&quot;;&quot;&quot;;&quot;$&quot; &amp;[.Y21] &amp; &quot;=&quot; &amp;[.W21] &amp; &quot;$&quot;)" office:value-type="string" office:string-value="$Q=I\cdot t$" calcext:value-type="string">
            <text:p>$Q=I\cdot t$</text:p>
          </table:table-cell>
          <table:table-cell table:style-name="ce88"/>
          <table:table-cell table:style-name="ce82" office:value-type="string" calcext:value-type="string">
            <text:p>I\cdot t</text:p>
          </table:table-cell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61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 table:number-columns-repeated="16330"/>
        </table:table-row>
        <table:table-row table:style-name="ro2">
          <table:table-cell/>
          <table:table-cell table:style-name="ce3" table:formula="of:=IF([.$X22]=&quot;&quot;;&quot;&quot;;[.X22])" office:value-type="string" office:string-value="current" calcext:value-type="string">
            <text:p>current</text:p>
          </table:table-cell>
          <table:table-cell table:style-name="ce7" table:formula="of:=IF([.$X22]=&quot;&quot;;&quot;&quot;;CONCATENATE(&quot;$&quot;;[.$Y2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22]=&quot;&quot;;&quot;&quot;;CONCATENATE(&quot;$&quot;;[.$Y22];&quot;$&quot;))" office:value-type="string" office:string-value="$I$" calcext:value-type="string">
            <text:p>$I$</text:p>
          </table:table-cell>
          <table:table-cell table:style-name="ce8" table:formula="of:=IF([.$X22]=&quot;&quot;;&quot;&quot;;CONCATENATE(&quot;\SI{1}{&quot;;[.$AC22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48" table:formula="of:=IF([.$X22]=&quot;&quot;;&quot;&quot;;CONCATENATE(&quot;\SI{1}{&quot;;[.$AC22];&quot;}&quot;))" office:value-type="string" office:string-value="\SI{1}{\ampere}" calcext:value-type="string">
            <text:p>\SI{1}{\ampere}</text:p>
          </table:table-cell>
          <table:table-cell table:style-name="ce48" table:formula="of:=IF([.$AB22]=&quot;&quot;;&quot;&quot;;[.$AB22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X22]=&quot;&quot;;&quot;&quot;;[.$F22])" office:value-type="string" office:string-value="\SI{1}{\ampere}" calcext:value-type="string">
            <text:p>\SI{1}{\ampere}</text:p>
          </table:table-cell>
          <table:table-cell table:style-name="ce61" table:number-columns-repeated="2"/>
          <table:table-cell table:style-name="ce3" table:formula="of:=IF([.$W22]=&quot;&quot;;&quot;&quot;;&quot;$&quot; &amp; [.$W22] &amp; &quot;$&quot;)">
            <text:p/>
          </table:table-cell>
          <table:table-cell table:style-name="ce8" table:formula="of:=IF([.W22]=&quot;&quot;;&quot;&quot;;&quot;$&quot; &amp;[.Y22] &amp; &quot;=&quot; &amp;[.W22] &amp; &quot;$&quot;)">
            <text:p/>
          </table:table-cell>
          <table:table-cell table:style-name="ce8"/>
          <table:table-cell table:style-name="ce3" table:formula="of:=IF([.X22]=&quot;&quot;;&quot;&quot;;[.$AC22])" office:value-type="string" office:string-value="\ampere" calcext:value-type="string">
            <text:p>\ampere</text:p>
          </table:table-cell>
          <table:table-cell table:style-name="ce7" table:formula="of:=IF([.X2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2]=&quot;&quot;;&quot;&quot;;CONCATENATE(&quot;$&quot;;[.$Y22];&quot;$&quot;))" office:value-type="string" office:string-value="$I$" calcext:value-type="string">
            <text:p>$I$</text:p>
          </table:table-cell>
          <table:table-cell table:style-name="ce3" table:formula="of:=IF([.W22]=&quot;&quot;;&quot;&quot;;&quot;$&quot; &amp;[.Y22] &amp; &quot;=&quot; &amp;[.W22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3]=&quot;&quot;;&quot;&quot;;[.X23])" office:value-type="string" office:string-value="density" calcext:value-type="string">
            <text:p>density</text:p>
          </table:table-cell>
          <table:table-cell table:style-name="ce7" table:formula="of:=IF([.$X23]=&quot;&quot;;&quot;&quot;;CONCATENATE(&quot;$&quot;;[.$Y23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\rho$" calcext:value-type="string">
            <text:p>$\rho$</text:p>
          </table:table-cell>
          <table:table-cell table:style-name="ce8" table:formula="of:=IF([.$X23]=&quot;&quot;;&quot;&quot;;CONCATENATE(&quot;\SI{1}{&quot;;[.$AC23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X23]=&quot;&quot;;&quot;&quot;;CONCATENATE(&quot;\SI{1}{&quot;;[.$AC23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B23]=&quot;&quot;;&quot;&quot;;[.$AB23])">
            <text:p/>
          </table:table-cell>
          <table:table-cell table:style-name="ce8"/>
          <table:table-cell table:style-name="ce61" office:value-type="string" calcext:value-type="string">
            <text:p>\SI{<text:span text:style-name="T2">19.3</text:span>}{\g\per\cm\cubed}</text:p>
          </table:table-cell>
          <table:table-cell table:style-name="ce61" office:value-type="string" calcext:value-type="string">
            <text:p>\SI{<text:span text:style-name="T2">19300</text:span>}{\kg\per\m\cubed}</text:p>
          </table:table-cell>
          <table:table-cell table:style-name="ce3"/>
          <table:table-cell table:style-name="ce3" table:formula="of:=IF([.$W23]=&quot;&quot;;&quot;&quot;;&quot;$&quot; &amp; [.$W23] &amp; &quot;$&quot;)" office:value-type="string" office:string-value="$\frac{m}{V}$" calcext:value-type="string">
            <text:p>$\frac{m}{V}$</text:p>
          </table:table-cell>
          <table:table-cell table:style-name="ce8" table:formula="of:=IF([.W23]=&quot;&quot;;&quot;&quot;;&quot;$&quot; &amp;[.Y23] &amp; &quot;=&quot; &amp;[.W23] &amp; &quot;$&quot;)" office:value-type="string" office:string-value="$\rho=\frac{m}{V}$" calcext:value-type="string">
            <text:p>$\rho=\frac{m}{V}$</text:p>
          </table:table-cell>
          <table:table-cell table:style-name="ce8"/>
          <table:table-cell table:style-name="ce3" table:formula="of:=IF([.X23]=&quot;&quot;;&quot;&quot;;[.$AC23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\rho$" calcext:value-type="string">
            <text:p>$\rho$</text:p>
          </table:table-cell>
          <table:table-cell table:style-name="ce3" table:formula="of:=IF([.W23]=&quot;&quot;;&quot;&quot;;&quot;$&quot; &amp;[.Y23] &amp; &quot;=&quot; &amp;[.W23] &amp; &quot;$&quot;)" office:value-type="string" office:string-value="$\rho=\frac{m}{V}$" calcext:value-type="string">
            <text:p>$\rho=\frac{m}{V}$</text:p>
          </table:table-cell>
          <table:table-cell table:style-name="ce88"/>
          <table:table-cell table:style-name="ce82" office:value-type="string" calcext:value-type="string">
            <text:p>\frac{m}{V}</text:p>
          </table:table-cell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61"/>
          <table:table-cell office:value-type="string" calcext:value-type="string">
            <text:p>\kg\per\m\cubed</text:p>
          </table:table-cell>
          <table:table-cell table:number-columns-repeated="16331"/>
        </table:table-row>
        <table:table-row table:style-name="ro2">
          <table:table-cell/>
          <table:table-cell table:style-name="ce3" table:formula="of:=IF([.$X24]=&quot;&quot;;&quot;&quot;;[.X24])" office:value-type="string" office:string-value="efficiency" calcext:value-type="string">
            <text:p>efficiency</text:p>
          </table:table-cell>
          <table:table-cell table:style-name="ce7" table:formula="of:=IF([.$X24]=&quot;&quot;;&quot;&quot;;CONCATENATE(&quot;$&quot;;[.$Y24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X24]=&quot;&quot;;&quot;&quot;;CONCATENATE(&quot;$&quot;;[.$Y24];&quot;$&quot;))" office:value-type="string" office:string-value="$\eta$" calcext:value-type="string">
            <text:p>$\eta$</text:p>
          </table:table-cell>
          <table:table-cell table:style-name="ce8" table:formula="of:=IF([.$X24]=&quot;&quot;;&quot;&quot;;CONCATENATE(&quot;\SI{1}{&quot;;[.$AC24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X24]=&quot;&quot;;&quot;&quot;;CONCATENATE(&quot;\SI{1}{&quot;;[.$AC24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61" office:value-type="string" calcext:value-type="string">
            <text:p>\SI{<text:span text:style-name="T2">45</text:span>}{\percent}</text:p>
          </table:table-cell>
          <table:table-cell table:style-name="ce61" office:value-type="string" calcext:value-type="string">
            <text:p>\num{<text:span text:style-name="T4">0.45</text:span>}</text:p>
          </table:table-cell>
          <table:table-cell table:style-name="ce61"/>
          <table:table-cell table:style-name="ce3" table:formula="of:=IF([.$W24]=&quot;&quot;;&quot;&quot;;&quot;$&quot; &amp; [.$W24] &amp; &quot;$&quot;)" office:value-type="string" office:string-value="$\frac{E_{\text{out}}}{E_{\text{in}}}$" calcext:value-type="string">
            <text:p>$\frac{E_{\text{out}}}{E_{\text{in}}}$</text:p>
          </table:table-cell>
          <table:table-cell table:style-name="ce8" table:formula="of:=IF([.W24]=&quot;&quot;;&quot;&quot;;&quot;$&quot; &amp;[.Y24] &amp; &quot;=&quot; &amp;[.W24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8"/>
          <table:table-cell table:style-name="ce3" table:formula="of:=IF([.X24]=&quot;&quot;;&quot;&quot;;[.$AC2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24]=&quot;&quot;;&quot;&quot;;CONCATENATE(&quot;$&quot;;[.$Y24];&quot;$&quot;))" office:value-type="string" office:string-value="$\eta$" calcext:value-type="string">
            <text:p>$\eta$</text:p>
          </table:table-cell>
          <table:table-cell table:style-name="ce3" table:formula="of:=IF([.W24]=&quot;&quot;;&quot;&quot;;&quot;$&quot; &amp;[.Y24] &amp; &quot;=&quot; &amp;[.W24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98"/>
          <table:table-cell office:value-type="string" calcext:value-type="string">
            <text:p>\frac{E_{\text{out}}}{E_{\text{in}}}</text:p>
          </table:table-cell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5]=&quot;&quot;;&quot;&quot;;[.X25])" office:value-type="string" office:string-value="electric field strength" calcext:value-type="string">
            <text:p>electric field strength</text:p>
          </table:table-cell>
          <table:table-cell table:style-name="ce7" table:formula="of:=IF([.$X25]=&quot;&quot;;&quot;&quot;;CONCATENATE(&quot;$&quot;;[.$Y25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X25]=&quot;&quot;;&quot;&quot;;CONCATENATE(&quot;$&quot;;[.$Y25];&quot;$&quot;))" office:value-type="string" office:string-value="$E$" calcext:value-type="string">
            <text:p>$E$</text:p>
          </table:table-cell>
          <table:table-cell table:style-name="ce8" table:formula="of:=IF([.$X25]=&quot;&quot;;&quot;&quot;;CONCATENATE(&quot;\SI{1}{&quot;;[.$AC25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48" table:formula="of:=IF([.$X25]=&quot;&quot;;&quot;&quot;;CONCATENATE(&quot;\SI{1}{&quot;;[.$AC25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B25]=&quot;&quot;;&quot;&quot;;[.$AB25])">
            <text:p/>
          </table:table-cell>
          <table:table-cell table:style-name="ce59"/>
          <table:table-cell table:style-name="ce3" table:formula="of:=IF([.$X25]=&quot;&quot;;&quot;&quot;;[.$F25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W25]=&quot;&quot;;&quot;&quot;;&quot;$&quot; &amp; [.$W25] &amp; &quot;$&quot;)" office:value-type="string" office:string-value="$\frac{F}{Q}$" calcext:value-type="string">
            <text:p>$\frac{F}{Q}$</text:p>
          </table:table-cell>
          <table:table-cell table:style-name="ce8" table:formula="of:=IF([.W25]=&quot;&quot;;&quot;&quot;;&quot;$&quot; &amp;[.Y25] &amp; &quot;=&quot; &amp;[.W25] &amp; &quot;$&quot;)" office:value-type="string" office:string-value="$E=\frac{F}{Q}$" calcext:value-type="string">
            <text:p>$E=\frac{F}{Q}$</text:p>
          </table:table-cell>
          <table:table-cell table:style-name="ce8"/>
          <table:table-cell table:style-name="ce3" table:formula="of:=IF([.X25]=&quot;&quot;;&quot;&quot;;[.$AC25])" office:value-type="string" office:string-value="\volt\per\meter" calcext:value-type="string">
            <text:p>\volt\per\meter</text:p>
          </table:table-cell>
          <table:table-cell table:style-name="ce7" table:formula="of:=IF([.X2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5]=&quot;&quot;;&quot;&quot;;CONCATENATE(&quot;$&quot;;[.$Y25];&quot;$&quot;))" office:value-type="string" office:string-value="$E$" calcext:value-type="string">
            <text:p>$E$</text:p>
          </table:table-cell>
          <table:table-cell table:style-name="ce3" table:formula="of:=IF([.W25]=&quot;&quot;;&quot;&quot;;&quot;$&quot; &amp;[.Y25] &amp; &quot;=&quot; &amp;[.W25] &amp; &quot;$&quot;)" office:value-type="string" office:string-value="$E=\frac{F}{Q}$" calcext:value-type="string">
            <text:p>$E=\frac{F}{Q}$</text:p>
          </table:table-cell>
          <table:table-cell table:style-name="ce88"/>
          <table:table-cell table:style-name="ce82" office:value-type="string" calcext:value-type="string">
            <text:p>\frac{F}{Q}</text:p>
          </table:table-cell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61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6]=&quot;&quot;;&quot;&quot;;[.X26])" office:value-type="string" office:string-value="energy (electric)" calcext:value-type="string">
            <text:p>energy (electric)</text:p>
          </table:table-cell>
          <table:table-cell table:style-name="ce7" table:formula="of:=IF([.$X26]=&quot;&quot;;&quot;&quot;;CONCATENATE(&quot;$&quot;;[.$Y26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X26]=&quot;&quot;;&quot;&quot;;CONCATENATE(&quot;$&quot;;[.$Y26];&quot;$&quot;))" office:value-type="string" office:string-value="$E_{\text{el.}}$" calcext:value-type="string">
            <text:p>$E_{\text{el.}}$</text:p>
          </table:table-cell>
          <table:table-cell table:style-name="ce8" table:formula="of:=IF([.$X26]=&quot;&quot;;&quot;&quot;;CONCATENATE(&quot;\SI{1}{&quot;;[.$AC26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26]=&quot;&quot;;&quot;&quot;;CONCATENATE(&quot;\SI{1}{&quot;;[.$AC26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X26]=&quot;&quot;;&quot;&quot;;[.$F26])" office:value-type="string" office:string-value="\SI{1}{\joule}" calcext:value-type="string">
            <text:p>\SI{1}{\joule}</text:p>
          </table:table-cell>
          <table:table-cell table:style-name="ce3" table:formula="of:=IF([.X26]=&quot;&quot;;&quot;&quot;;CONCATENATE(&quot;\SI{1}{&quot;;[.$AD26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W26]=&quot;&quot;;&quot;&quot;;&quot;$&quot; &amp; [.$W26] &amp; &quot;$&quot;)" office:value-type="string" office:string-value="$Q \cdot V$" calcext:value-type="string">
            <text:p>$Q \cdot V$</text:p>
          </table:table-cell>
          <table:table-cell table:style-name="ce8" table:formula="of:=IF([.W26]=&quot;&quot;;&quot;&quot;;&quot;$&quot; &amp;[.Y26] &amp; &quot;=&quot; &amp;[.W26] &amp; &quot;$&quot;)" office:value-type="string" office:string-value="$E_{\text{el.}}=Q \cdot V$" calcext:value-type="string">
            <text:p>$E_{\text{el.}}=Q \cdot V$</text:p>
          </table:table-cell>
          <table:table-cell table:style-name="ce8"/>
          <table:table-cell table:style-name="ce3" table:formula="of:=IF([.X26]=&quot;&quot;;&quot;&quot;;[.$AC26])" office:value-type="string" office:string-value="\joule" calcext:value-type="string">
            <text:p>\joule</text:p>
          </table:table-cell>
          <table:table-cell table:style-name="ce7" table:formula="of:=IF([.X2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6]=&quot;&quot;;&quot;&quot;;CONCATENATE(&quot;$&quot;;[.$Y26];&quot;$&quot;))" office:value-type="string" office:string-value="$E_{\text{el.}}$" calcext:value-type="string">
            <text:p>$E_{\text{el.}}$</text:p>
          </table:table-cell>
          <table:table-cell table:style-name="ce3" table:formula="of:=IF([.W26]=&quot;&quot;;&quot;&quot;;&quot;$&quot; &amp;[.Y26] &amp; &quot;=&quot; &amp;[.W26] &amp; &quot;$&quot;)" office:value-type="string" office:string-value="$E_{\text{el.}}=Q \cdot V$" calcext:value-type="string">
            <text:p>$E_{\text{el.}}=Q \cdot V$</text:p>
          </table:table-cell>
          <table:table-cell table:style-name="ce88"/>
          <table:table-cell table:style-name="ce82" office:value-type="string" calcext:value-type="string">
            <text:p>Q \cdot V</text:p>
          </table:table-cell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4">V</text:span>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7]=&quot;&quot;;&quot;&quot;;[.X27])" office:value-type="string" office:string-value="energy (mechanical)" calcext:value-type="string">
            <text:p>energy (mechanical)</text:p>
          </table:table-cell>
          <table:table-cell table:style-name="ce7" table:formula="of:=IF([.$X27]=&quot;&quot;;&quot;&quot;;CONCATENATE(&quot;$&quot;;[.$Y27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E_{\text{me.}}$" calcext:value-type="string">
            <text:p>$E_{\text{me.}}$</text:p>
          </table:table-cell>
          <table:table-cell table:style-name="ce8" table:formula="of:=IF([.$X27]=&quot;&quot;;&quot;&quot;;CONCATENATE(&quot;\SI{1}{&quot;;[.$AC27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27]=&quot;&quot;;&quot;&quot;;CONCATENATE(&quot;\SI{1}{&quot;;[.$AC27];&quot;}&quot;))" office:value-type="string" office:string-value="\SI{1}{\joule}" calcext:value-type="string">
            <text:p>\SI{1}{\joule}</text:p>
          </table:table-cell>
          <table:table-cell table:style-name="ce48" table:formula="of:=IF([.$AB27]=&quot;&quot;;&quot;&quot;;[.$AB27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X27]=&quot;&quot;;&quot;&quot;;[.$F27])" office:value-type="string" office:string-value="\SI{1}{\joule}" calcext:value-type="string">
            <text:p>\SI{1}{\joule}</text:p>
          </table:table-cell>
          <table:table-cell table:style-name="ce3" table:formula="of:=IF([.X27]=&quot;&quot;;&quot;&quot;;CONCATENATE(&quot;\SI{1}{&quot;;[.$AD27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W27]=&quot;&quot;;&quot;&quot;;&quot;$&quot; &amp; [.$W27] &amp; &quot;$&quot;)" office:value-type="string" office:string-value="$F \times s$" calcext:value-type="string">
            <text:p>$F \times s$</text:p>
          </table:table-cell>
          <table:table-cell table:style-name="ce8" table:formula="of:=IF([.W27]=&quot;&quot;;&quot;&quot;;&quot;$&quot; &amp;[.Y27] &amp; &quot;=&quot; &amp;[.W27] &amp; &quot;$&quot;)" office:value-type="string" office:string-value="$E_{\text{me.}}=F \times s$" calcext:value-type="string">
            <text:p>$E_{\text{me.}}=F \times s$</text:p>
          </table:table-cell>
          <table:table-cell table:style-name="ce8"/>
          <table:table-cell table:style-name="ce3" table:formula="of:=IF([.X27]=&quot;&quot;;&quot;&quot;;[.$AC27])" office:value-type="string" office:string-value="\joule" calcext:value-type="string">
            <text:p>\joule</text:p>
          </table:table-cell>
          <table:table-cell table:style-name="ce7" table:formula="of:=IF([.X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E_{\text{me.}}$" calcext:value-type="string">
            <text:p>$E_{\text{me.}}$</text:p>
          </table:table-cell>
          <table:table-cell table:style-name="ce3" table:formula="of:=IF([.W27]=&quot;&quot;;&quot;&quot;;&quot;$&quot; &amp;[.Y27] &amp; &quot;=&quot; &amp;[.W27] &amp; &quot;$&quot;)" office:value-type="string" office:string-value="$E_{\text{me.}}=F \times s$" calcext:value-type="string">
            <text:p>$E_{\text{me.}}=F \times s$</text:p>
          </table:table-cell>
          <table:table-cell table:style-name="ce88"/>
          <table:table-cell table:style-name="ce82" office:value-type="string" calcext:value-type="string">
            <text:p>F \times s</text:p>
          </table:table-cell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4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8]=&quot;&quot;;&quot;&quot;;CONCATENATE(&quot;&quot;;[.X28]))" office:value-type="string" office:string-value="equivalent dose" calcext:value-type="string">
            <text:p>equivalent dose</text:p>
          </table:table-cell>
          <table:table-cell table:style-name="ce7" table:formula="of:=IF([.$X28]=&quot;&quot;;&quot;&quot;;CONCATENATE(&quot;$&quot;;[.$Y28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H$" calcext:value-type="string">
            <text:p>$H$</text:p>
          </table:table-cell>
          <table:table-cell table:style-name="ce8" table:formula="of:=IF([.$X28]=&quot;&quot;;&quot;&quot;;CONCATENATE(&quot;\SI{1}{&quot;;[.$AC28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X28]=&quot;&quot;;&quot;&quot;;CONCATENATE(&quot;\SI{1}{&quot;;[.$AC28];&quot;}&quot;))" office:value-type="string" office:string-value="\SI{1}{\sievert}" calcext:value-type="string">
            <text:p>\SI{1}{\sievert}</text:p>
          </table:table-cell>
          <table:table-cell table:style-name="ce48" table:formula="of:=IF([.$AB28]=&quot;&quot;;&quot;&quot;;[.$AB28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X28]=&quot;&quot;;&quot;&quot;;[.$F28])" office:value-type="string" office:string-value="\SI{1}{\sievert}" calcext:value-type="string">
            <text:p>\SI{1}{\sievert}</text:p>
          </table:table-cell>
          <table:table-cell table:style-name="ce3" table:formula="of:=IF([.X28]=&quot;&quot;;&quot;&quot;;CONCATENATE(&quot;\SI{1}{&quot;;[.$AD28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W28]=&quot;&quot;;&quot;&quot;;&quot;$&quot; &amp; [.$W28] &amp; &quot;$&quot;)" office:value-type="string" office:string-value="$q \cdot D$" calcext:value-type="string">
            <text:p>$q \cdot D$</text:p>
          </table:table-cell>
          <table:table-cell table:style-name="ce8" table:formula="of:=IF([.W28]=&quot;&quot;;&quot;&quot;;&quot;$&quot; &amp;[.Y28] &amp; &quot;=&quot; &amp;[.W28] &amp; &quot;$&quot;)" office:value-type="string" office:string-value="$H=q \cdot D$" calcext:value-type="string">
            <text:p>$H=q \cdot D$</text:p>
          </table:table-cell>
          <table:table-cell table:style-name="ce8"/>
          <table:table-cell table:style-name="ce3" table:formula="of:=IF([.X28]=&quot;&quot;;&quot;&quot;;[.$AC28])" office:value-type="string" office:string-value="\sievert" calcext:value-type="string">
            <text:p>\sievert</text:p>
          </table:table-cell>
          <table:table-cell table:style-name="ce7" table:formula="of:=IF([.X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H$" calcext:value-type="string">
            <text:p>$H$</text:p>
          </table:table-cell>
          <table:table-cell table:style-name="ce3" table:formula="of:=IF([.W28]=&quot;&quot;;&quot;&quot;;&quot;$&quot; &amp;[.Y28] &amp; &quot;=&quot; &amp;[.W28] &amp; &quot;$&quot;)" office:value-type="string" office:string-value="$H=q \cdot D$" calcext:value-type="string">
            <text:p>$H=q \cdot D$</text:p>
          </table:table-cell>
          <table:table-cell table:style-name="ce88"/>
          <table:table-cell table:style-name="ce82" office:value-type="string" calcext:value-type="string">
            <text:p>q \cdot D</text:p>
          </table:table-cell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61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 table:number-columns-repeated="16330"/>
        </table:table-row>
        <table:table-row table:style-name="ro2">
          <table:table-cell/>
          <table:table-cell table:style-name="ce3" table:formula="of:=IF([.$X29]=&quot;&quot;;&quot;&quot;;[.X29])" office:value-type="string" office:string-value="flow rate" calcext:value-type="string">
            <text:p>flow rate</text:p>
          </table:table-cell>
          <table:table-cell table:style-name="ce7" table:formula="of:=IF([.$X29]=&quot;&quot;;&quot;&quot;;CONCATENATE(&quot;$&quot;;[.$Y29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\dot{V}$" calcext:value-type="string">
            <text:p>$\dot{V}$</text:p>
          </table:table-cell>
          <table:table-cell table:style-name="ce8" table:formula="of:=IF([.$X29]=&quot;&quot;;&quot;&quot;;CONCATENATE(&quot;\SI{1}{&quot;;[.$AC29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X29]=&quot;&quot;;&quot;&quot;;CONCATENATE(&quot;\SI{1}{&quot;;[.$AC29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B29]=&quot;&quot;;&quot;&quot;;[.$AB29])">
            <text:p/>
          </table:table-cell>
          <table:table-cell table:style-name="ce8"/>
          <table:table-cell table:style-name="ce61" office:value-type="string" calcext:value-type="string">
            <text:p>\SI{<text:span text:style-name="T2">180</text:span>}{\litre\per\minute}</text:p>
          </table:table-cell>
          <table:table-cell table:style-name="ce61" office:value-type="string" calcext:value-type="string">
            <text:p>\SI{<text:span text:style-name="T2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29]=&quot;&quot;;&quot;&quot;;&quot;$&quot; &amp; [.$W29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29]=&quot;&quot;;&quot;&quot;;&quot;$&quot; &amp;[.Y29] &amp; &quot;=&quot; &amp;[.W29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8"/>
          <table:table-cell table:style-name="ce3" table:formula="of:=IF([.X29]=&quot;&quot;;&quot;&quot;;[.$AC29])" office:value-type="string" office:string-value="\meter\cubed\per\second" calcext:value-type="string">
            <text:p>\meter\cubed\per\second</text:p>
          </table:table-cell>
          <table:table-cell table:style-name="ce7" table:formula="of:=IF([.X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\dot{V}$" calcext:value-type="string">
            <text:p>$\dot{V}$</text:p>
          </table:table-cell>
          <table:table-cell table:style-name="ce3" table:formula="of:=IF([.W29]=&quot;&quot;;&quot;&quot;;&quot;$&quot; &amp;[.Y29] &amp; &quot;=&quot; &amp;[.W29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98"/>
          <table:table-cell office:value-type="string" calcext:value-type="string">
            <text:p>\frac{\Delta V}{\Delta t}</text:p>
          </table:table-cell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61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 table:number-columns-repeated="16330"/>
        </table:table-row>
        <table:table-row table:style-name="ro2">
          <table:table-cell/>
          <table:table-cell table:style-name="ce3" table:formula="of:=IF([.$X30]=&quot;&quot;;&quot;&quot;;[.X30])" office:value-type="string" office:string-value="force" calcext:value-type="string">
            <text:p>force</text:p>
          </table:table-cell>
          <table:table-cell table:style-name="ce7" table:formula="of:=IF([.$X30]=&quot;&quot;;&quot;&quot;;CONCATENATE(&quot;$&quot;;[.$Y30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F$" calcext:value-type="string">
            <text:p>$F$</text:p>
          </table:table-cell>
          <table:table-cell table:style-name="ce8" table:formula="of:=IF([.$X30]=&quot;&quot;;&quot;&quot;;CONCATENATE(&quot;\SI{1}{&quot;;[.$AC30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X30]=&quot;&quot;;&quot;&quot;;CONCATENATE(&quot;\SI{1}{&quot;;[.$AC30];&quot;}&quot;))" office:value-type="string" office:string-value="\SI{1}{\newton}" calcext:value-type="string">
            <text:p>\SI{1}{\newton}</text:p>
          </table:table-cell>
          <table:table-cell table:style-name="ce48" table:formula="of:=IF([.$AB30]=&quot;&quot;;&quot;&quot;;[.$AB30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X30]=&quot;&quot;;&quot;&quot;;[.$F30])" office:value-type="string" office:string-value="\SI{1}{\newton}" calcext:value-type="string">
            <text:p>\SI{1}{\newton}</text:p>
          </table:table-cell>
          <table:table-cell table:style-name="ce3" table:formula="of:=IF([.X30]=&quot;&quot;;&quot;&quot;;CONCATENATE(&quot;\SI{1}{&quot;;[.$AD30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W30]=&quot;&quot;;&quot;&quot;;&quot;$&quot; &amp; [.$W30] &amp; &quot;$&quot;)" office:value-type="string" office:string-value="$m\cdot a$" calcext:value-type="string">
            <text:p>$m\cdot a$</text:p>
          </table:table-cell>
          <table:table-cell table:style-name="ce8" table:formula="of:=IF([.W30]=&quot;&quot;;&quot;&quot;;&quot;$&quot; &amp;[.Y30] &amp; &quot;=&quot; &amp;[.W30] &amp; &quot;$&quot;)" office:value-type="string" office:string-value="$F=m\cdot a$" calcext:value-type="string">
            <text:p>$F=m\cdot a$</text:p>
          </table:table-cell>
          <table:table-cell table:style-name="ce8"/>
          <table:table-cell table:style-name="ce3" table:formula="of:=IF([.X30]=&quot;&quot;;&quot;&quot;;[.$AC30])" office:value-type="string" office:string-value="\newton" calcext:value-type="string">
            <text:p>\newton</text:p>
          </table:table-cell>
          <table:table-cell table:style-name="ce7" table:formula="of:=IF([.X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F$" calcext:value-type="string">
            <text:p>$F$</text:p>
          </table:table-cell>
          <table:table-cell table:style-name="ce3" table:formula="of:=IF([.W30]=&quot;&quot;;&quot;&quot;;&quot;$&quot; &amp;[.Y30] &amp; &quot;=&quot; &amp;[.W30] &amp; &quot;$&quot;)" office:value-type="string" office:string-value="$F=m\cdot a$" calcext:value-type="string">
            <text:p>$F=m\cdot a$</text:p>
          </table:table-cell>
          <table:table-cell table:style-name="ce88"/>
          <table:table-cell table:style-name="ce82" office:value-type="string" calcext:value-type="string">
            <text:p>m\cdot a</text:p>
          </table:table-cell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 table:number-columns-repeated="16330"/>
        </table:table-row>
        <table:table-row table:style-name="ro2">
          <table:table-cell/>
          <table:table-cell table:style-name="ce3" table:formula="of:=IF([.$X31]=&quot;&quot;;&quot;&quot;;[.X31])" office:value-type="string" office:string-value="frequency" calcext:value-type="string">
            <text:p>frequency</text:p>
          </table:table-cell>
          <table:table-cell table:style-name="ce7" table:formula="of:=IF([.$X31]=&quot;&quot;;&quot;&quot;;CONCATENATE(&quot;$&quot;;[.$Y31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f$" calcext:value-type="string">
            <text:p>$f$</text:p>
          </table:table-cell>
          <table:table-cell table:style-name="ce8" table:formula="of:=IF([.$X31]=&quot;&quot;;&quot;&quot;;CONCATENATE(&quot;\SI{1}{&quot;;[.$AC31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X31]=&quot;&quot;;&quot;&quot;;CONCATENATE(&quot;\SI{1}{&quot;;[.$AC31];&quot;}&quot;))" office:value-type="string" office:string-value="\SI{1}{\hertz}" calcext:value-type="string">
            <text:p>\SI{1}{\hertz}</text:p>
          </table:table-cell>
          <table:table-cell table:style-name="ce48" table:formula="of:=IF([.$AB31]=&quot;&quot;;&quot;&quot;;[.$AB31])" office:value-type="string" office:string-value="hertz" calcext:value-type="string">
            <text:p>hertz</text:p>
          </table:table-cell>
          <table:table-cell table:style-name="ce8"/>
          <table:table-cell table:style-name="ce3" table:formula="of:=IF([.$X31]=&quot;&quot;;&quot;&quot;;[.$F31])" office:value-type="string" office:string-value="\SI{1}{\hertz}" calcext:value-type="string">
            <text:p>\SI{1}{\hertz}</text:p>
          </table:table-cell>
          <table:table-cell table:style-name="ce61" table:formula="of:=IF([.X31]=&quot;&quot;;&quot;&quot;;CONCATENATE(&quot;\si{&quot;;[.$AD31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W31]=&quot;&quot;;&quot;&quot;;&quot;$&quot; &amp; [.$W31] &amp; &quot;$&quot;)" office:value-type="string" office:string-value="$\frac{N}{t}$" calcext:value-type="string">
            <text:p>$\frac{N}{t}$</text:p>
          </table:table-cell>
          <table:table-cell table:style-name="ce8" table:formula="of:=IF([.W31]=&quot;&quot;;&quot;&quot;;&quot;$&quot; &amp;[.Y31] &amp; &quot;=&quot; &amp;[.W31] &amp; &quot;$&quot;)" office:value-type="string" office:string-value="$f=\frac{N}{t}$" calcext:value-type="string">
            <text:p>$f=\frac{N}{t}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X31]=&quot;&quot;;&quot;&quot;;[.$AC31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X31]=&quot;&quot;;&quot;&quot;;CONCATENATE(&quot;$&quot;;[.$Y31];&quot;$&quot;))" office:value-type="string" office:string-value="$f$" calcext:value-type="string">
            <text:p>$f$</text:p>
          </table:table-cell>
          <table:table-cell table:style-name="ce3" table:formula="of:=IF([.W31]=&quot;&quot;;&quot;&quot;;&quot;$&quot; &amp;[.Y31] &amp; &quot;=&quot; &amp;[.W31] &amp; &quot;$&quot;)" office:value-type="string" office:string-value="$f=\frac{N}{t}$" calcext:value-type="string">
            <text:p>$f=\frac{N}{t}$</text:p>
          </table:table-cell>
          <table:table-cell table:style-name="ce88"/>
          <table:table-cell table:style-name="ce82" office:value-type="string" calcext:value-type="string">
            <text:p>\frac{N}{t}</text:p>
          </table:table-cell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61" office:value-type="string" calcext:value-type="string">
            <text:p>hertz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32]=&quot;&quot;;&quot;&quot;;CONCATENATE(&quot;\SI{1}{&quot;;[.$AC32];&quot;}&quot;))" office:value-type="string" office:string-value="\SI{1}{\GWh}" calcext:value-type="string">
            <text:p>\SI{1}{\GWh}</text:p>
          </table:table-cell>
          <table:table-cell table:style-name="ce48" table:formula="of:=IF([.$AB32]=&quot;&quot;;&quot;&quot;;[.$AB32])" office:value-type="string" office:string-value="gigawatt hour" calcext:value-type="string">
            <text:p>gigawatt hour</text:p>
          </table:table-cell>
          <table:table-cell table:style-name="ce8"/>
          <table:table-cell table:style-name="ce3" office:value-type="string" calcext:value-type="string">
            <text:p>\SI{<text:span text:style-name="T2">4</text:span>}{\GWh}</text:p>
          </table:table-cell>
          <table:table-cell table:style-name="ce67" office:value-type="string" calcext:value-type="string">
            <text:p>\SI{<text:span text:style-name="T2">1.44</text:span>e13}{\joule}</text:p>
          </table:table-cell>
          <table:table-cell table:style-name="ce3"/>
          <table:table-cell table:style-name="ce3" table:formula="of:=IF([.$W32]=&quot;&quot;;&quot;&quot;;&quot;$&quot; &amp; [.$W32] &amp; &quot;$&quot;)">
            <text:p/>
          </table:table-cell>
          <table:table-cell table:style-name="ce8" table:formula="of:=IF([.W32]=&quot;&quot;;&quot;&quot;;&quot;$&quot; &amp;[.Y32] &amp; &quot;=&quot; &amp;[.W32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32]=&quot;&quot;;&quot;&quot;;&quot;$&quot; &amp;[.Y32] &amp; &quot;=&quot; &amp;[.W32] &amp; &quot;$&quot;)">
            <text:p/>
          </table:table-cell>
          <table:table-cell table:style-name="ce88"/>
          <table:table-cell table:style-name="ce82"/>
          <table:table-cell table:style-name="ce119" office:value-type="string" calcext:value-type="string">
            <text:p>gigawatt hour</text:p>
          </table:table-cell>
          <table:table-cell/>
          <table:table-cell table:style-name="ce35"/>
          <table:table-cell table:style-name="ce40"/>
          <table:table-cell table:style-name="ce147" office:value-type="string" calcext:value-type="string">
            <text:p>gigawatt hour</text:p>
          </table:table-cell>
          <table:table-cell office:value-type="string" calcext:value-type="string">
            <text:p>\GWh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3]=&quot;&quot;;&quot;&quot;;[.X33])" office:value-type="string" office:string-value="gravitational field strength" calcext:value-type="string">
            <text:p>gravitational field strength</text:p>
          </table:table-cell>
          <table:table-cell table:style-name="ce7" table:formula="of:=IF([.$X33]=&quot;&quot;;&quot;&quot;;CONCATENATE(&quot;$&quot;;[.$Y33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g$" calcext:value-type="string">
            <text:p>$g$</text:p>
          </table:table-cell>
          <table:table-cell table:style-name="ce8" table:formula="of:=IF([.$X33]=&quot;&quot;;&quot;&quot;;CONCATENATE(&quot;\SI{1}{&quot;;[.$AC33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X33]=&quot;&quot;;&quot;&quot;;CONCATENATE(&quot;\SI{1}{&quot;;[.$AC33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B33]=&quot;&quot;;&quot;&quot;;[.$AB33])">
            <text:p/>
          </table:table-cell>
          <table:table-cell table:style-name="ce8"/>
          <table:table-cell table:style-name="ce3" table:formula="of:=IF([.$X33]=&quot;&quot;;&quot;&quot;;[.$F33])" office:value-type="string" office:string-value="\SI{1}{\newton\per\kg}" calcext:value-type="string">
            <text:p>\SI{1}{\newton\per\kg}</text:p>
          </table:table-cell>
          <table:table-cell table:style-name="ce3" table:formula="of:=IF([.X33]=&quot;&quot;;&quot;&quot;;CONCATENATE(&quot;\SI{1}{&quot;;[.$AD33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W33]=&quot;&quot;;&quot;&quot;;&quot;$&quot; &amp; [.$W33] &amp; &quot;$&quot;)" office:value-type="string" office:string-value="$\frac{F}{m}$" calcext:value-type="string">
            <text:p>$\frac{F}{m}$</text:p>
          </table:table-cell>
          <table:table-cell table:style-name="ce8" table:formula="of:=IF([.W33]=&quot;&quot;;&quot;&quot;;&quot;$&quot; &amp;[.Y33] &amp; &quot;=&quot; &amp;[.W33] &amp; &quot;$&quot;)" office:value-type="string" office:string-value="$g=\frac{F}{m}$" calcext:value-type="string">
            <text:p>$g=\frac{F}{m}$</text:p>
          </table:table-cell>
          <table:table-cell table:style-name="ce8"/>
          <table:table-cell table:style-name="ce3" table:formula="of:=IF([.X33]=&quot;&quot;;&quot;&quot;;[.$AC33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g$" calcext:value-type="string">
            <text:p>$g$</text:p>
          </table:table-cell>
          <table:table-cell table:style-name="ce3" table:formula="of:=IF([.W33]=&quot;&quot;;&quot;&quot;;&quot;$&quot; &amp;[.Y33] &amp; &quot;=&quot; &amp;[.W33] &amp; &quot;$&quot;)" office:value-type="string" office:string-value="$g=\frac{F}{m}$" calcext:value-type="string">
            <text:p>$g=\frac{F}{m}$</text:p>
          </table:table-cell>
          <table:table-cell table:style-name="ce88"/>
          <table:table-cell table:style-name="ce82" office:value-type="string" calcext:value-type="string">
            <text:p>\frac{F}{m}</text:p>
          </table:table-cell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61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4]=&quot;&quot;;&quot;&quot;;[.X34])" office:value-type="string" office:string-value="induced e.m.f." calcext:value-type="string">
            <text:p>induced e.m.f.</text:p>
          </table:table-cell>
          <table:table-cell table:style-name="ce7" table:formula="of:=IF([.$X34]=&quot;&quot;;&quot;&quot;;CONCATENATE(&quot;$&quot;;[.$Y34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\mathcal{E}$" calcext:value-type="string">
            <text:p>$\mathcal{E}$</text:p>
          </table:table-cell>
          <table:table-cell table:style-name="ce8" table:formula="of:=IF([.$X34]=&quot;&quot;;&quot;&quot;;CONCATENATE(&quot;\SI{1}{&quot;;[.$AC34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34]=&quot;&quot;;&quot;&quot;;CONCATENATE(&quot;\SI{1}{&quot;;[.$AC34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34]=&quot;&quot;;&quot;&quot;;[.$F34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W34]=&quot;&quot;;&quot;&quot;;&quot;$&quot; &amp; [.$W34] &amp; &quot;$&quot;)" office:value-type="string" office:string-value="$-N\,\frac{\Delta \Phi}{\Delta t}$" calcext:value-type="string">
            <text:p>$-N\,\frac{\Delta \Phi}{\Delta t}$</text:p>
          </table:table-cell>
          <table:table-cell table:style-name="ce8" table:formula="of:=IF([.W34]=&quot;&quot;;&quot;&quot;;&quot;$&quot; &amp;[.Y34] &amp; &quot;=&quot; &amp;[.W34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"/>
          <table:table-cell table:style-name="ce3" table:formula="of:=IF([.X34]=&quot;&quot;;&quot;&quot;;[.$AC34])" office:value-type="string" office:string-value="\volt" calcext:value-type="string">
            <text:p>\volt</text:p>
          </table:table-cell>
          <table:table-cell table:style-name="ce7" table:formula="of:=IF([.X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\mathcal{E}$" calcext:value-type="string">
            <text:p>$\mathcal{E}$</text:p>
          </table:table-cell>
          <table:table-cell table:style-name="ce3" table:formula="of:=IF([.W34]=&quot;&quot;;&quot;&quot;;&quot;$&quot; &amp;[.Y34] &amp; &quot;=&quot; &amp;[.W34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8"/>
          <table:table-cell table:style-name="ce82" office:value-type="string" calcext:value-type="string">
            <text:p>-N\,\frac{\Delta \Phi}{\Delta t}</text:p>
          </table:table-cell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35]=&quot;&quot;;&quot;&quot;;[.X35])" office:value-type="string" office:string-value="inductance" calcext:value-type="string">
            <text:p>inductance</text:p>
          </table:table-cell>
          <table:table-cell table:style-name="ce7" table:formula="of:=IF([.$X35]=&quot;&quot;;&quot;&quot;;CONCATENATE(&quot;$&quot;;[.$Y3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L$" calcext:value-type="string">
            <text:p>$L$</text:p>
          </table:table-cell>
          <table:table-cell table:style-name="ce8" table:formula="of:=IF([.$X35]=&quot;&quot;;&quot;&quot;;CONCATENATE(&quot;\SI{1}{&quot;;[.$AC35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X35]=&quot;&quot;;&quot;&quot;;CONCATENATE(&quot;\SI{1}{&quot;;[.$AC35];&quot;}&quot;))" office:value-type="string" office:string-value="\SI{1}{\henry}" calcext:value-type="string">
            <text:p>\SI{1}{\henry}</text:p>
          </table:table-cell>
          <table:table-cell table:style-name="ce48" table:formula="of:=IF([.$AB35]=&quot;&quot;;&quot;&quot;;[.$AB35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X35]=&quot;&quot;;&quot;&quot;;[.$F35])" office:value-type="string" office:string-value="\SI{1}{\henry}" calcext:value-type="string">
            <text:p>\SI{1}{\henry}</text:p>
          </table:table-cell>
          <table:table-cell table:style-name="ce65"/>
          <table:table-cell table:style-name="ce3"/>
          <table:table-cell table:style-name="ce3" table:formula="of:=IF([.$W35]=&quot;&quot;;&quot;&quot;;&quot;$&quot; &amp; [.$W35] &amp; &quot;$&quot;)" office:value-type="string" office:string-value="$L \cdot \frac{\Delta I}{\Delta t}$" calcext:value-type="string">
            <text:p>$L \cdot \frac{\Delta I}{\Delta t}$</text:p>
          </table:table-cell>
          <table:table-cell table:style-name="ce9"/>
          <table:table-cell table:style-name="ce8"/>
          <table:table-cell table:style-name="ce3" table:formula="of:=IF([.X35]=&quot;&quot;;&quot;&quot;;[.$AC35])" office:value-type="string" office:string-value="\henry" calcext:value-type="string">
            <text:p>\henry</text:p>
          </table:table-cell>
          <table:table-cell table:style-name="ce7" table:formula="of:=IF([.X3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L$" calcext:value-type="string">
            <text:p>$L$</text:p>
          </table:table-cell>
          <table:table-cell table:style-name="ce3" table:formula="of:=IF([.W35]=&quot;&quot;;&quot;&quot;;&quot;$V_L&quot; &amp; &quot;=&quot; &amp;[.W35] &amp; &quot;$&quot;)" office:value-type="string" office:string-value="$V_L=L \cdot \frac{\Delta I}{\Delta t}$" calcext:value-type="string">
            <text:p>$V_L=L \cdot \frac{\Delta I}{\Delta t}$</text:p>
          </table:table-cell>
          <table:table-cell table:style-name="ce88"/>
          <table:table-cell table:style-name="ce108" office:value-type="string" calcext:value-type="string">
            <text:p>L \cdot \frac{\Delta I}{\Delta t}</text:p>
          </table:table-cell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V_L / (dI/dt) </text:p>
          </table:table-cell>
          <table:table-cell table:style-name="ce41" office:value-type="string" calcext:value-type="string">
            <text:p>H </text:p>
          </table:table-cell>
          <table:table-cell table:style-name="ce61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6]=&quot;&quot;;&quot;&quot;;[.X36])" office:value-type="string" office:string-value="intensity" calcext:value-type="string">
            <text:p>intensity</text:p>
          </table:table-cell>
          <table:table-cell table:style-name="ce7" table:formula="of:=IF([.$X36]=&quot;&quot;;&quot;&quot;;CONCATENATE(&quot;$&quot;;[.$Y36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I$" calcext:value-type="string">
            <text:p>$I$</text:p>
          </table:table-cell>
          <table:table-cell table:style-name="ce8" table:formula="of:=IF([.$X36]=&quot;&quot;;&quot;&quot;;CONCATENATE(&quot;\SI{1}{&quot;;[.$AC36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X36]=&quot;&quot;;&quot;&quot;;CONCATENATE(&quot;\SI{1}{&quot;;[.$AC36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B36]=&quot;&quot;;&quot;&quot;;[.$AB36])">
            <text:p/>
          </table:table-cell>
          <table:table-cell table:style-name="ce8"/>
          <table:table-cell table:style-name="ce3" table:formula="of:=IF([.$X36]=&quot;&quot;;&quot;&quot;;[.$F36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X36]=&quot;&quot;;&quot;&quot;;CONCATENATE(&quot;\SI{1}{&quot;;[.$AD36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W36]=&quot;&quot;;&quot;&quot;;&quot;$&quot; &amp; [.$W36] &amp; &quot;$&quot;)" office:value-type="string" office:string-value="$\frac{\Delta E}{A\,\Delta t}$" calcext:value-type="string">
            <text:p>$\frac{\Delta E}{A\,\Delta t}$</text:p>
          </table:table-cell>
          <table:table-cell table:style-name="ce8" table:formula="of:=IF([.W36]=&quot;&quot;;&quot;&quot;;&quot;$&quot; &amp;[.Y36] &amp; &quot;=&quot; &amp;[.W36] &amp; &quot;$&quot;)" office:value-type="string" office:string-value="$I=\frac{\Delta E}{A\,\Delta t}$" calcext:value-type="string">
            <text:p>$I=\frac{\Delta E}{A\,\Delta t}$</text:p>
          </table:table-cell>
          <table:table-cell table:style-name="ce8"/>
          <table:table-cell table:style-name="ce3" table:formula="of:=IF([.X36]=&quot;&quot;;&quot;&quot;;[.$AC36])" office:value-type="string" office:string-value="\watt\per\meter\squared" calcext:value-type="string">
            <text:p>\watt\per\meter\squared</text:p>
          </table:table-cell>
          <table:table-cell table:style-name="ce7" table:formula="of:=IF([.X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I$" calcext:value-type="string">
            <text:p>$I$</text:p>
          </table:table-cell>
          <table:table-cell table:style-name="ce3" table:formula="of:=IF([.W36]=&quot;&quot;;&quot;&quot;;&quot;$&quot; &amp;[.Y36] &amp; &quot;=&quot; &amp;[.W36] &amp; &quot;$&quot;)" office:value-type="string" office:string-value="$I=\frac{\Delta E}{A\,\Delta t}$" calcext:value-type="string">
            <text:p>$I=\frac{\Delta E}{A\,\Delta t}$</text:p>
          </table:table-cell>
          <table:table-cell table:style-name="ce88"/>
          <table:table-cell table:style-name="ce82" office:value-type="string" calcext:value-type="string">
            <text:p>\frac{\Delta E}{A\,\Delta t}</text:p>
          </table:table-cell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4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61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37]=&quot;&quot;;&quot;&quot;;CONCATENATE(&quot;\SI{1}{&quot;;[.$AC37];&quot;}&quot;))" office:value-type="string" office:string-value="\SI{1}{\kWh}" calcext:value-type="string">
            <text:p>\SI{1}{\kWh}</text:p>
          </table:table-cell>
          <table:table-cell table:style-name="ce48" table:formula="of:=IF([.$AB37]=&quot;&quot;;&quot;&quot;;[.$AB37])" office:value-type="string" office:string-value="kilowatt hour" calcext:value-type="string">
            <text:p>kilowatt hour</text:p>
          </table:table-cell>
          <table:table-cell table:style-name="ce8"/>
          <table:table-cell table:style-name="ce3" office:value-type="string" calcext:value-type="string">
            <text:p>\SI{<text:span text:style-name="T2">2</text:span>}{\kWh}</text:p>
          </table:table-cell>
          <table:table-cell table:style-name="ce67" office:value-type="string" calcext:value-type="string">
            <text:p>\SI{<text:span text:style-name="T2">7.2</text:span>e6}{\joule}</text:p>
          </table:table-cell>
          <table:table-cell table:style-name="ce3"/>
          <table:table-cell table:style-name="ce3" table:formula="of:=IF([.$W37]=&quot;&quot;;&quot;&quot;;&quot;$&quot; &amp; [.$W37] &amp; &quot;$&quot;)">
            <text:p/>
          </table:table-cell>
          <table:table-cell table:style-name="ce8" table:formula="of:=IF([.W37]=&quot;&quot;;&quot;&quot;;&quot;$&quot; &amp;[.Y37] &amp; &quot;=&quot; &amp;[.W37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37]=&quot;&quot;;&quot;&quot;;&quot;$&quot; &amp;[.Y37] &amp; &quot;=&quot; &amp;[.W37] &amp; &quot;$&quot;)">
            <text:p/>
          </table:table-cell>
          <table:table-cell table:style-name="ce88"/>
          <table:table-cell table:style-name="ce82"/>
          <table:table-cell table:style-name="ce119" office:value-type="string" calcext:value-type="string">
            <text:p>kilowatt hour</text:p>
          </table:table-cell>
          <table:table-cell/>
          <table:table-cell table:style-name="ce35"/>
          <table:table-cell table:style-name="ce40"/>
          <table:table-cell table:style-name="ce147" office:value-type="string" calcext:value-type="string">
            <text:p>kilowatt hour</text:p>
          </table:table-cell>
          <table:table-cell office:value-type="string" calcext:value-type="string">
            <text:p>\kWh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8]=&quot;&quot;;&quot;&quot;;[.X38])" office:value-type="string" office:string-value="magnetic field strength" calcext:value-type="string">
            <text:p>magnetic field strength</text:p>
          </table:table-cell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48" table:formula="of:=IF([.$AB38]=&quot;&quot;;&quot;&quot;;[.$AB38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X38]=&quot;&quot;;&quot;&quot;;[.$F38])" office:value-type="string" office:string-value="\SI{1}{\tesla}" calcext:value-type="string">
            <text:p>\SI{1}{\tesla}</text:p>
          </table:table-cell>
          <table:table-cell table:style-name="ce61"/>
          <table:table-cell table:style-name="ce3"/>
          <table:table-cell table:style-name="ce3" table:formula="of:=IF([.$W38]=&quot;&quot;;&quot;&quot;;&quot;$&quot; &amp; [.$W38] &amp; &quot;$&quot;)" office:value-type="string" office:string-value="$B\cdot I\cdot l$" calcext:value-type="string">
            <text:p>$B\cdot I\cdot l$</text:p>
          </table:table-cell>
          <table:table-cell table:style-name="ce9"/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X38]=&quot;&quot;;&quot;&quot;;[.$AC38])" office:value-type="string" office:string-value="\tesla" calcext:value-type="string">
            <text:p>\tesla</text:p>
          </table:table-cell>
          <table:table-cell table:style-name="ce7" table:formula="of:=IF([.X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3" table:formula="of:=IF([.W38]=&quot;&quot;;&quot;&quot;;&quot;$F&quot; &amp; &quot;=&quot; &amp;[.W38] &amp; &quot;$&quot;)" office:value-type="string" office:string-value="$F=B\cdot I\cdot l$" calcext:value-type="string">
            <text:p>$F=B\cdot I\cdot l$</text:p>
          </table:table-cell>
          <table:table-cell table:style-name="ce88"/>
          <table:table-cell table:style-name="ce82" office:value-type="string" calcext:value-type="string">
            <text:p>B\cdot I\cdot l</text:p>
          </table:table-cell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61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9]=&quot;&quot;;&quot;&quot;;[.X39])" office:value-type="string" office:string-value="magnetic flux" calcext:value-type="string">
            <text:p>magnetic flux</text:p>
          </table:table-cell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48" table:formula="of:=IF([.$AB39]=&quot;&quot;;&quot;&quot;;[.$AB39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X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X39]=&quot;&quot;;&quot;&quot;;CONCATENATE(&quot;\SI{1}{&quot;;[.$AD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W39]=&quot;&quot;;&quot;&quot;;&quot;$&quot; &amp; [.$W39] &amp; &quot;$&quot;)" office:value-type="string" office:string-value="$B\cdot A$" calcext:value-type="string">
            <text:p>$B\cdot A$</text:p>
          </table:table-cell>
          <table:table-cell table:style-name="ce8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X39]=&quot;&quot;;&quot;&quot;;[.$AC39])" office:value-type="string" office:string-value="\weber" calcext:value-type="string">
            <text:p>\weber</text:p>
          </table:table-cell>
          <table:table-cell table:style-name="ce7" table:formula="of:=IF([.X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3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88"/>
          <table:table-cell table:style-name="ce82" office:value-type="string" calcext:value-type="string">
            <text:p>B\cdot A</text:p>
          </table:table-cell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61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40]=&quot;&quot;;&quot;&quot;;[.X40])" office:value-type="string" office:string-value="mass" calcext:value-type="string">
            <text:p>mass</text:p>
          </table:table-cell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48" table:formula="of:=IF([.$AB40]=&quot;&quot;;&quot;&quot;;[.$AB40])" office:value-type="string" office:string-value="kilogram" calcext:value-type="string">
            <text:p>kilogram</text:p>
          </table:table-cell>
          <table:table-cell table:style-name="ce8"/>
          <table:table-cell table:style-name="ce3" office:value-type="string" calcext:value-type="string">
            <text:p>\SI{<text:span text:style-name="T2">150</text:span>}<text:span text:style-name="T3">{\gram}</text:span></text:p>
          </table:table-cell>
          <table:table-cell table:style-name="ce3" office:value-type="string" calcext:value-type="string">
            <text:p>\SI{<text:span text:style-name="T2">0.15</text:span>}{\kg}</text:p>
          </table:table-cell>
          <table:table-cell table:style-name="ce3"/>
          <table:table-cell table:style-name="ce3" table:formula="of:=IF([.$W40]=&quot;&quot;;&quot;&quot;;&quot;$&quot; &amp; [.$W40] &amp; &quot;$&quot;)">
            <text:p/>
          </table:table-cell>
          <table:table-cell table:style-name="ce8" table:formula="of:=IF([.W40]=&quot;&quot;;&quot;&quot;;&quot;$&quot; &amp;[.Y40] &amp; &quot;=&quot; &amp;[.W40] &amp; &quot;$&quot;)">
            <text:p/>
          </table:table-cell>
          <table:table-cell table:style-name="ce74"/>
          <table:table-cell table:style-name="ce3" table:formula="of:=IF([.X40]=&quot;&quot;;&quot;&quot;;[.$AC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3" table:formula="of:=IF([.W40]=&quot;&quot;;&quot;&quot;;&quot;$&quot; &amp;[.Y40] &amp; &quot;=&quot; &amp;[.W40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61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1]=&quot;&quot;;&quot;&quot;;[.X41])" office:value-type="string" office:string-value="moment of inertia" calcext:value-type="string">
            <text:p>moment of inertia</text:p>
          </table:table-cell>
          <table:table-cell table:style-name="ce7" table:formula="of:=IF([.$X41]=&quot;&quot;;&quot;&quot;;CONCATENATE(&quot;$&quot;;[.$Y41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J$" calcext:value-type="string">
            <text:p>$J$</text:p>
          </table:table-cell>
          <table:table-cell table:style-name="ce8" table:formula="of:=IF([.$X41]=&quot;&quot;;&quot;&quot;;CONCATENATE(&quot;\SI{1}{&quot;;[.$AC41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X41]=&quot;&quot;;&quot;&quot;;CONCATENATE(&quot;\SI{1}{&quot;;[.$AC41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B41]=&quot;&quot;;&quot;&quot;;[.$AB41])">
            <text:p/>
          </table:table-cell>
          <table:table-cell table:style-name="ce8"/>
          <table:table-cell table:style-name="ce3" table:formula="of:=IF([.$X41]=&quot;&quot;;&quot;&quot;;[.$F41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X41]=&quot;&quot;;&quot;&quot;;CONCATENATE(&quot;\SI{1}{&quot;;[.$AD41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W41]=&quot;&quot;;&quot;&quot;;&quot;$&quot; &amp; [.$W41] &amp; &quot;$&quot;)" office:value-type="string" office:string-value="$\frac{M}{\alpha}$" calcext:value-type="string">
            <text:p>$\frac{M}{\alpha}$</text:p>
          </table:table-cell>
          <table:table-cell table:style-name="ce8" table:formula="of:=IF([.W41]=&quot;&quot;;&quot;&quot;;&quot;$&quot; &amp;[.Y41] &amp; &quot;=&quot; &amp;[.W41] &amp; &quot;$&quot;)" office:value-type="string" office:string-value="$J=\frac{M}{\alpha}$" calcext:value-type="string">
            <text:p>$J=\frac{M}{\alpha}$</text:p>
          </table:table-cell>
          <table:table-cell table:style-name="ce8"/>
          <table:table-cell table:style-name="ce3" table:formula="of:=IF([.X41]=&quot;&quot;;&quot;&quot;;[.$AC41])" office:value-type="string" office:string-value="\newton\meter\second\squared" calcext:value-type="string">
            <text:p>\newton\meter\second\squared</text:p>
          </table:table-cell>
          <table:table-cell table:style-name="ce7" table:formula="of:=IF([.X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J$" calcext:value-type="string">
            <text:p>$J$</text:p>
          </table:table-cell>
          <table:table-cell table:style-name="ce3" table:formula="of:=IF([.W41]=&quot;&quot;;&quot;&quot;;&quot;$&quot; &amp;[.Y41] &amp; &quot;=&quot; &amp;[.W41] &amp; &quot;$&quot;)" office:value-type="string" office:string-value="$J=\frac{M}{\alpha}$" calcext:value-type="string">
            <text:p>$J=\frac{M}{\alpha}$</text:p>
          </table:table-cell>
          <table:table-cell table:style-name="ce88"/>
          <table:table-cell table:style-name="ce82" office:value-type="string" calcext:value-type="string">
            <text:p>\frac{M}{\alpha}</text:p>
          </table:table-cell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61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2]=&quot;&quot;;&quot;&quot;;[.X42])" office:value-type="string" office:string-value="momentum" calcext:value-type="string">
            <text:p>momentum</text:p>
          </table:table-cell>
          <table:table-cell table:style-name="ce7" table:formula="of:=IF([.$X42]=&quot;&quot;;&quot;&quot;;CONCATENATE(&quot;$&quot;;[.$Y4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42]=&quot;&quot;;&quot;&quot;;CONCATENATE(&quot;$&quot;;[.$Y42];&quot;$&quot;))" office:value-type="string" office:string-value="$p$" calcext:value-type="string">
            <text:p>$p$</text:p>
          </table:table-cell>
          <table:table-cell table:style-name="ce8" table:formula="of:=IF([.$X42]=&quot;&quot;;&quot;&quot;;CONCATENATE(&quot;\SI{1}{&quot;;[.$AC42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X42]=&quot;&quot;;&quot;&quot;;CONCATENATE(&quot;\SI{1}{&quot;;[.$AC42];&quot;}&quot;))" office:value-type="string" office:string-value="\SI{1}{\huygens}" calcext:value-type="string">
            <text:p>\SI{1}{\huygens}</text:p>
          </table:table-cell>
          <table:table-cell table:style-name="ce48" table:formula="of:=IF([.$AB42]=&quot;&quot;;&quot;&quot;;[.$AB42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X42]=&quot;&quot;;&quot;&quot;;[.$F42])" office:value-type="string" office:string-value="\SI{1}{\huygens}" calcext:value-type="string">
            <text:p>\SI{1}{\huygens}</text:p>
          </table:table-cell>
          <table:table-cell table:style-name="ce3" table:formula="of:=IF([.X42]=&quot;&quot;;&quot;&quot;;CONCATENATE(&quot;\SI{1}{&quot;;[.$AD42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W42]=&quot;&quot;;&quot;&quot;;&quot;$&quot; &amp; [.$W42] &amp; &quot;$&quot;)" office:value-type="string" office:string-value="$m \cdot v$" calcext:value-type="string">
            <text:p>$m \cdot v$</text:p>
          </table:table-cell>
          <table:table-cell table:style-name="ce8" table:formula="of:=IF([.W42]=&quot;&quot;;&quot;&quot;;&quot;$&quot; &amp;[.Y42] &amp; &quot;=&quot; &amp;[.W42] &amp; &quot;$&quot;)" office:value-type="string" office:string-value="$p=m \cdot v$" calcext:value-type="string">
            <text:p>$p=m \cdot v$</text:p>
          </table:table-cell>
          <table:table-cell table:style-name="ce8"/>
          <table:table-cell table:style-name="ce3" table:formula="of:=IF([.X42]=&quot;&quot;;&quot;&quot;;[.$AC42])" office:value-type="string" office:string-value="\huygens" calcext:value-type="string">
            <text:p>\huygens</text:p>
          </table:table-cell>
          <table:table-cell table:style-name="ce7" table:formula="of:=IF([.X4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2]=&quot;&quot;;&quot;&quot;;CONCATENATE(&quot;$&quot;;[.$Y42];&quot;$&quot;))" office:value-type="string" office:string-value="$p$" calcext:value-type="string">
            <text:p>$p$</text:p>
          </table:table-cell>
          <table:table-cell table:style-name="ce3" table:formula="of:=IF([.W42]=&quot;&quot;;&quot;&quot;;&quot;$&quot; &amp;[.Y42] &amp; &quot;=&quot; &amp;[.W42] &amp; &quot;$&quot;)" office:value-type="string" office:string-value="$p=m \cdot v$" calcext:value-type="string">
            <text:p>$p=m \cdot v$</text:p>
          </table:table-cell>
          <table:table-cell table:style-name="ce88"/>
          <table:table-cell table:style-name="ce82" office:value-type="string" calcext:value-type="string">
            <text:p>m \cdot v</text:p>
          </table:table-cell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61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3]=&quot;&quot;;&quot;&quot;;CONCATENATE(&quot;&quot;;[.X43]))" office:value-type="string" office:string-value="number" calcext:value-type="string">
            <text:p>number</text:p>
          </table:table-cell>
          <table:table-cell table:style-name="ce7" table:formula="of:=IF([.$X43]=&quot;&quot;;&quot;&quot;;CONCATENATE(&quot;$&quot;;[.$Y43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N$" calcext:value-type="string">
            <text:p>$N$</text:p>
          </table:table-cell>
          <table:table-cell table:style-name="ce8" table:formula="of:=IF([.$X43]=&quot;&quot;;&quot;&quot;;CONCATENATE(&quot;\SI{1}{&quot;;[.$AC43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X43]=&quot;&quot;;&quot;&quot;;CONCATENATE(&quot;\SI{1}{&quot;;[.$AC43];&quot;}&quot;))" office:value-type="string" office:string-value="\SI{1}{\noop}" calcext:value-type="string">
            <text:p>\SI{1}{\noop}</text:p>
          </table:table-cell>
          <table:table-cell table:style-name="ce48" table:formula="of:=IF([.$AB43]=&quot;&quot;;&quot;&quot;;[.$AB43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3" table:formula="of:=IF([.$W43]=&quot;&quot;;&quot;&quot;;&quot;$&quot; &amp; [.$W43] &amp; &quot;$&quot;)">
            <text:p/>
          </table:table-cell>
          <table:table-cell table:style-name="ce8" table:formula="of:=IF([.W43]=&quot;&quot;;&quot;&quot;;&quot;$&quot; &amp;[.Y43] &amp; &quot;=&quot; &amp;[.W43] &amp; &quot;$&quot;)">
            <text:p/>
          </table:table-cell>
          <table:table-cell table:style-name="ce8"/>
          <table:table-cell table:style-name="ce3" table:formula="of:=IF([.X43]=&quot;&quot;;&quot;&quot;;[.$AC43])" office:value-type="string" office:string-value="\noop" calcext:value-type="string">
            <text:p>\noop</text:p>
          </table:table-cell>
          <table:table-cell table:style-name="ce7" table:formula="of:=IF([.X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N$" calcext:value-type="string">
            <text:p>$N$</text:p>
          </table:table-cell>
          <table:table-cell table:style-name="ce3" table:formula="of:=IF([.W43]=&quot;&quot;;&quot;&quot;;&quot;$&quot; &amp;[.Y43] &amp; &quot;=&quot; &amp;[.W43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61"/>
          <table:table-cell office:value-type="string" calcext:value-type="string">
            <text:p>\noop</text:p>
          </table:table-cell>
          <table:table-cell table:number-columns-repeated="16331"/>
        </table:table-row>
        <table:table-row table:style-name="ro1">
          <table:table-cell/>
          <table:table-cell table:style-name="ce3" table:formula="of:=IF([.$X44]=&quot;&quot;;&quot;&quot;;[.X44])" office:value-type="string" office:string-value="percent" calcext:value-type="string">
            <text:p>percent</text:p>
          </table:table-cell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X44]=&quot;&quot;;&quot;&quot;;CONCATENATE(&quot;\SI{1}{&quot;;[.$AC44];&quot;}&quot;))" office:value-type="string" office:string-value="\SI{1}{\percent}" calcext:value-type="string">
            <text:p>\SI{1}{\percent}</text:p>
          </table:table-cell>
          <table:table-cell table:style-name="ce48" table:formula="of:=IF([.$AB44]=&quot;&quot;;&quot;&quot;;[.$AB44])" office:value-type="string" office:string-value="percent" calcext:value-type="string">
            <text:p>percent</text:p>
          </table:table-cell>
          <table:table-cell table:style-name="ce8"/>
          <table:table-cell table:style-name="ce61" office:value-type="string" calcext:value-type="string">
            <text:p>\SI{<text:span text:style-name="T4">2.5</text:span>}{\percent}</text:p>
          </table:table-cell>
          <table:table-cell table:style-name="ce61" office:value-type="string" calcext:value-type="string">
            <text:p>\num{<text:span text:style-name="T4">0.025</text:span>}</text:p>
          </table:table-cell>
          <table:table-cell table:style-name="ce61"/>
          <table:table-cell table:style-name="ce3" table:formula="of:=IF([.$W44]=&quot;&quot;;&quot;&quot;;&quot;$&quot; &amp; [.$W44] &amp; &quot;$&quot;)" office:value-type="string" office:string-value="$\frac{1}{100}$" calcext:value-type="string">
            <text:p>$\frac{1}{100}$</text:p>
          </table:table-cell>
          <table:table-cell table:style-name="ce9"/>
          <table:table-cell table:style-name="ce8"/>
          <table:table-cell table:style-name="ce3" table:formula="of:=IF([.X44]=&quot;&quot;;&quot;&quot;;[.$AC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3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8"/>
          <table:table-cell table:style-name="ce82" office:value-type="string" calcext:value-type="string">
            <text:p>\frac{1}{100}</text:p>
          </table:table-cell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5]=&quot;&quot;;&quot;&quot;;[.X45])" office:value-type="string" office:string-value="period" calcext:value-type="string">
            <text:p>period</text:p>
          </table:table-cell>
          <table:table-cell table:style-name="ce7" table:formula="of:=IF([.$X45]=&quot;&quot;;&quot;&quot;;CONCATENATE(&quot;$&quot;;[.$Y45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5]=&quot;&quot;;&quot;&quot;;CONCATENATE(&quot;$&quot;;[.$Y45];&quot;$&quot;))" office:value-type="string" office:string-value="$T$" calcext:value-type="string">
            <text:p>$T$</text:p>
          </table:table-cell>
          <table:table-cell table:style-name="ce8" table:formula="of:=IF([.$X45]=&quot;&quot;;&quot;&quot;;CONCATENATE(&quot;\SI{1}{&quot;;[.$AC45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X45]=&quot;&quot;;&quot;&quot;;CONCATENATE(&quot;\SI{1}{&quot;;[.$AC45];&quot;}&quot;))" office:value-type="string" office:string-value="\SI{1}{\s}" calcext:value-type="string">
            <text:p>\SI{1}{\s}</text:p>
          </table:table-cell>
          <table:table-cell table:style-name="ce48" table:formula="of:=IF([.$AB45]=&quot;&quot;;&quot;&quot;;[.$AB45])" office:value-type="string" office:string-value="second" calcext:value-type="string">
            <text:p>second</text:p>
          </table:table-cell>
          <table:table-cell table:style-name="ce8"/>
          <table:table-cell table:style-name="ce61" office:value-type="string" calcext:value-type="string">
            <text:p>\SI{<text:span text:style-name="T2">14</text:span>}{\minute}</text:p>
          </table:table-cell>
          <table:table-cell table:style-name="ce61" office:value-type="string" calcext:value-type="string">
            <text:p>\SI{<text:span text:style-name="T2">840</text:span>}{\s}</text:p>
          </table:table-cell>
          <table:table-cell table:style-name="ce3"/>
          <table:table-cell table:style-name="ce3" table:formula="of:=IF([.$W45]=&quot;&quot;;&quot;&quot;;&quot;$&quot; &amp; [.$W45] &amp; &quot;$&quot;)" office:value-type="string" office:string-value="$\frac{1}{f}$" calcext:value-type="string">
            <text:p>$\frac{1}{f}$</text:p>
          </table:table-cell>
          <table:table-cell table:style-name="ce8" table:formula="of:=IF([.W45]=&quot;&quot;;&quot;&quot;;&quot;$&quot; &amp;[.Y45] &amp; &quot;=&quot; &amp;[.W45] &amp; &quot;$&quot;)" office:value-type="string" office:string-value="$T=\frac{1}{f}$" calcext:value-type="string">
            <text:p>$T=\frac{1}{f}$</text:p>
          </table:table-cell>
          <table:table-cell table:style-name="ce8"/>
          <table:table-cell table:style-name="ce3" table:formula="of:=IF([.X45]=&quot;&quot;;&quot;&quot;;[.$AC45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X45]=&quot;&quot;;&quot;&quot;;CONCATENATE(&quot;$&quot;;[.$Y45];&quot;$&quot;))" office:value-type="string" office:string-value="$T$" calcext:value-type="string">
            <text:p>$T$</text:p>
          </table:table-cell>
          <table:table-cell table:style-name="ce3" table:formula="of:=IF([.W45]=&quot;&quot;;&quot;&quot;;&quot;$&quot; &amp;[.Y45] &amp; &quot;=&quot; &amp;[.W45] &amp; &quot;$&quot;)" office:value-type="string" office:string-value="$T=\frac{1}{f}$" calcext:value-type="string">
            <text:p>$T=\frac{1}{f}$</text:p>
          </table:table-cell>
          <table:table-cell table:style-name="ce88"/>
          <table:table-cell table:style-name="ce82" office:value-type="string" calcext:value-type="string">
            <text:p>\frac{1}{f}</text:p>
          </table:table-cell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61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6]=&quot;&quot;;&quot;&quot;;[.X46])" office:value-type="string" office:string-value="permille" calcext:value-type="string">
            <text:p>permille</text:p>
          </table:table-cell>
          <table:table-cell table:style-name="ce7" table:formula="of:=IF([.$X46]=&quot;&quot;;&quot;&quot;;CONCATENATE(&quot;$&quot;;[.$Y46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X46]=&quot;&quot;;&quot;&quot;;CONCATENATE(&quot;\SI{1}{&quot;;[.$AC46];&quot;}&quot;))" office:value-type="string" office:string-value="\SI{1}{\permille}" calcext:value-type="string">
            <text:p>\SI{1}{\permille}</text:p>
          </table:table-cell>
          <table:table-cell table:style-name="ce48" table:formula="of:=IF([.$AB46]=&quot;&quot;;&quot;&quot;;[.$AB46])" office:value-type="string" office:string-value="permille" calcext:value-type="string">
            <text:p>permille</text:p>
          </table:table-cell>
          <table:table-cell table:style-name="ce8"/>
          <table:table-cell table:style-name="ce61" office:value-type="string" calcext:value-type="string">
            <text:p>\SI{<text:span text:style-name="T4">45</text:span>}{\permille}</text:p>
          </table:table-cell>
          <table:table-cell table:style-name="ce61" office:value-type="string" calcext:value-type="string">
            <text:p>\num{<text:span text:style-name="T4">0.045</text:span>}</text:p>
          </table:table-cell>
          <table:table-cell table:style-name="ce61"/>
          <table:table-cell table:style-name="ce3" table:formula="of:=IF([.$W46]=&quot;&quot;;&quot;&quot;;&quot;$&quot; &amp; [.$W46] &amp; &quot;$&quot;)" office:value-type="string" office:string-value="$\frac{1}{1000}$" calcext:value-type="string">
            <text:p>$\frac{1}{1000}$</text:p>
          </table:table-cell>
          <table:table-cell table:style-name="ce8" table:formula="of:=IF([.W46]=&quot;&quot;;&quot;&quot;;&quot;$&quot; &amp;[.Y46] &amp; &quot;=&quot; &amp;[.W46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"/>
          <table:table-cell table:style-name="ce3" table:formula="of:=IF([.X46]=&quot;&quot;;&quot;&quot;;[.$AC46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X46]=&quot;&quot;;&quot;&quot;;CONCATENATE(&quot;$&quot;;[.$Y46];&quot;$&quot;))" office:value-type="string" office:string-value="$\SI{1}{\permille}$" calcext:value-type="string">
            <text:p>$\SI{1}{\permille}$</text:p>
          </table:table-cell>
          <table:table-cell table:style-name="ce3" table:formula="of:=IF([.W46]=&quot;&quot;;&quot;&quot;;&quot;$&quot; &amp;[.Y46] &amp; &quot;=&quot; &amp;[.W46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8"/>
          <table:table-cell table:style-name="ce82" office:value-type="string" calcext:value-type="string">
            <text:p>\frac{1}{1000}</text:p>
          </table:table-cell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61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7]=&quot;&quot;;&quot;&quot;;[.X47])" office:value-type="string" office:string-value="potential (electric)" calcext:value-type="string">
            <text:p>potential (electric)</text:p>
          </table:table-cell>
          <table:table-cell table:style-name="ce7" table:formula="of:=IF([.$X47]=&quot;&quot;;&quot;&quot;;CONCATENATE(&quot;$&quot;;[.$Y47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\varphi$" calcext:value-type="string">
            <text:p>$\varphi$</text:p>
          </table:table-cell>
          <table:table-cell table:style-name="ce8" table:formula="of:=IF([.$X47]=&quot;&quot;;&quot;&quot;;CONCATENATE(&quot;\SI{1}{&quot;;[.$AC47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7]=&quot;&quot;;&quot;&quot;;CONCATENATE(&quot;\SI{1}{&quot;;[.$AC47];&quot;}&quot;))" office:value-type="string" office:string-value="\SI{1}{\volt}" calcext:value-type="string">
            <text:p>\SI{1}{\volt}</text:p>
          </table:table-cell>
          <table:table-cell table:style-name="ce48" table:formula="of:=IF([.$AB47]=&quot;&quot;;&quot;&quot;;[.$AB47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X47]=&quot;&quot;;&quot;&quot;;[.$F47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7]=&quot;&quot;;&quot;&quot;;&quot;$&quot; &amp; [.$W47] &amp; &quot;$&quot;)" office:value-type="string" office:string-value="$\frac{E}{Q}$" calcext:value-type="string">
            <text:p>$\frac{E}{Q}$</text:p>
          </table:table-cell>
          <table:table-cell table:style-name="ce8" table:formula="of:=IF([.W47]=&quot;&quot;;&quot;&quot;;&quot;$&quot; &amp;[.Y47] &amp; &quot;=&quot; &amp;[.W47] &amp; &quot;$&quot;)" office:value-type="string" office:string-value="$\varphi=\frac{E}{Q}$" calcext:value-type="string">
            <text:p>$\varphi=\frac{E}{Q}$</text:p>
          </table:table-cell>
          <table:table-cell table:style-name="ce8"/>
          <table:table-cell table:style-name="ce3" table:formula="of:=IF([.X47]=&quot;&quot;;&quot;&quot;;[.$AC47])" office:value-type="string" office:string-value="\volt" calcext:value-type="string">
            <text:p>\volt</text:p>
          </table:table-cell>
          <table:table-cell table:style-name="ce7" table:formula="of:=IF([.X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\varphi$" calcext:value-type="string">
            <text:p>$\varphi$</text:p>
          </table:table-cell>
          <table:table-cell table:style-name="ce3" table:formula="of:=IF([.W47]=&quot;&quot;;&quot;&quot;;&quot;$&quot; &amp;[.Y47] &amp; &quot;=&quot; &amp;[.W47] &amp; &quot;$&quot;)" office:value-type="string" office:string-value="$\varphi=\frac{E}{Q}$" calcext:value-type="string">
            <text:p>$\varphi=\frac{E}{Q}$</text:p>
          </table:table-cell>
          <table:table-cell table:style-name="ce88"/>
          <table:table-cell table:style-name="ce82" office:value-type="string" calcext:value-type="string">
            <text:p>\frac{E}{Q}</text:p>
          </table:table-cell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48]=&quot;&quot;;&quot;&quot;;[.X48])" office:value-type="string" office:string-value="power" calcext:value-type="string">
            <text:p>power</text:p>
          </table:table-cell>
          <table:table-cell table:style-name="ce7" table:formula="of:=IF([.$X48]=&quot;&quot;;&quot;&quot;;CONCATENATE(&quot;$&quot;;[.$Y48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P$" calcext:value-type="string">
            <text:p>$P$</text:p>
          </table:table-cell>
          <table:table-cell table:style-name="ce8" table:formula="of:=IF([.$X48]=&quot;&quot;;&quot;&quot;;CONCATENATE(&quot;\SI{1}{&quot;;[.$AC48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48]=&quot;&quot;;&quot;&quot;;CONCATENATE(&quot;\SI{1}{&quot;;[.$AC48];&quot;}&quot;))" office:value-type="string" office:string-value="\SI{1}{\watt}" calcext:value-type="string">
            <text:p>\SI{1}{\watt}</text:p>
          </table:table-cell>
          <table:table-cell table:style-name="ce48" table:formula="of:=IF([.$AB48]=&quot;&quot;;&quot;&quot;;[.$AB48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X48]=&quot;&quot;;&quot;&quot;;[.$F48])" office:value-type="string" office:string-value="\SI{1}{\watt}" calcext:value-type="string">
            <text:p>\SI{1}{\watt}</text:p>
          </table:table-cell>
          <table:table-cell table:style-name="ce3" table:formula="of:=IF([.X48]=&quot;&quot;;&quot;&quot;;CONCATENATE(&quot;\SI{1}{&quot;;[.$AD48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W48]=&quot;&quot;;&quot;&quot;;&quot;$&quot; &amp; [.$W48] &amp; &quot;$&quot;)" office:value-type="string" office:string-value="$\frac{E}{t}$" calcext:value-type="string">
            <text:p>$\frac{E}{t}$</text:p>
          </table:table-cell>
          <table:table-cell table:style-name="ce8" table:formula="of:=IF([.W48]=&quot;&quot;;&quot;&quot;;&quot;$&quot; &amp;[.Y48] &amp; &quot;=&quot; &amp;[.W48] &amp; &quot;$&quot;)" office:value-type="string" office:string-value="$P=\frac{E}{t}$" calcext:value-type="string">
            <text:p>$P=\frac{E}{t}$</text:p>
          </table:table-cell>
          <table:table-cell table:style-name="ce8"/>
          <table:table-cell table:style-name="ce3" table:formula="of:=IF([.X48]=&quot;&quot;;&quot;&quot;;[.$AC48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48]=&quot;&quot;;&quot;&quot;;CONCATENATE(&quot;$&quot;;[.$Y48];&quot;$&quot;))" office:value-type="string" office:string-value="$P$" calcext:value-type="string">
            <text:p>$P$</text:p>
          </table:table-cell>
          <table:table-cell table:style-name="ce3" table:formula="of:=IF([.W48]=&quot;&quot;;&quot;&quot;;&quot;$&quot; &amp;[.Y48] &amp; &quot;=&quot; &amp;[.W48] &amp; &quot;$&quot;)" office:value-type="string" office:string-value="$P=\frac{E}{t}$" calcext:value-type="string">
            <text:p>$P=\frac{E}{t}$</text:p>
          </table:table-cell>
          <table:table-cell table:style-name="ce97"/>
          <table:table-cell table:style-name="ce55" office:value-type="string" calcext:value-type="string">
            <text:p>\frac{E}{t}</text:p>
          </table:table-cell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4">E</text:span> / t 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49]=&quot;&quot;;&quot;&quot;;[.X49])" office:value-type="string" office:string-value="power (electric)" calcext:value-type="string">
            <text:p>power (electric)</text:p>
          </table:table-cell>
          <table:table-cell table:style-name="ce7" table:formula="of:=IF([.$X49]=&quot;&quot;;&quot;&quot;;CONCATENATE(&quot;$&quot;;[.$Y4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49]=&quot;&quot;;&quot;&quot;;CONCATENATE(&quot;$&quot;;[.$Y49];&quot;$&quot;))" office:value-type="string" office:string-value="$P$" calcext:value-type="string">
            <text:p>$P$</text:p>
          </table:table-cell>
          <table:table-cell table:style-name="ce8" table:formula="of:=IF([.$X49]=&quot;&quot;;&quot;&quot;;CONCATENATE(&quot;\SI{1}{&quot;;[.$AC49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49]=&quot;&quot;;&quot;&quot;;CONCATENATE(&quot;\SI{1}{&quot;;[.$AC49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X49]=&quot;&quot;;&quot;&quot;;[.$F49])" office:value-type="string" office:string-value="\SI{1}{\watt}" calcext:value-type="string">
            <text:p>\SI{1}{\watt}</text:p>
          </table:table-cell>
          <table:table-cell table:style-name="ce3" table:formula="of:=IF([.X49]=&quot;&quot;;&quot;&quot;;CONCATENATE(&quot;\SI{1}{&quot;;[.$AD49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W49]=&quot;&quot;;&quot;&quot;;&quot;$&quot; &amp; [.$W49] &amp; &quot;$&quot;)" office:value-type="string" office:string-value="$V\cdot I$" calcext:value-type="string">
            <text:p>$V\cdot I$</text:p>
          </table:table-cell>
          <table:table-cell table:style-name="ce8" table:formula="of:=IF([.W49]=&quot;&quot;;&quot;&quot;;&quot;$&quot; &amp;[.Y49] &amp; &quot;=&quot; &amp;[.W49] &amp; &quot;$&quot;)" office:value-type="string" office:string-value="$P=V\cdot I$" calcext:value-type="string">
            <text:p>$P=V\cdot I$</text:p>
          </table:table-cell>
          <table:table-cell table:style-name="ce8"/>
          <table:table-cell table:style-name="ce3" table:formula="of:=IF([.X49]=&quot;&quot;;&quot;&quot;;[.$AC49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49]=&quot;&quot;;&quot;&quot;;CONCATENATE(&quot;$&quot;;[.$Y49];&quot;$&quot;))" office:value-type="string" office:string-value="$P$" calcext:value-type="string">
            <text:p>$P$</text:p>
          </table:table-cell>
          <table:table-cell table:style-name="ce3" table:formula="of:=IF([.W49]=&quot;&quot;;&quot;&quot;;&quot;$&quot; &amp;[.Y49] &amp; &quot;=&quot; &amp;[.W49] &amp; &quot;$&quot;)" office:value-type="string" office:string-value="$P=V\cdot I$" calcext:value-type="string">
            <text:p>$P=V\cdot I$</text:p>
          </table:table-cell>
          <table:table-cell table:style-name="ce88"/>
          <table:table-cell table:style-name="ce82" office:value-type="string" calcext:value-type="string">
            <text:p>V\cdot I</text:p>
          </table:table-cell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4">V</text:span> I </text:p>
          </table:table-cell>
          <table:table-cell table:style-name="ce40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0]=&quot;&quot;;&quot;&quot;;[.X50])" office:value-type="string" office:string-value="pressure" calcext:value-type="string">
            <text:p>pressure</text:p>
          </table:table-cell>
          <table:table-cell table:style-name="ce7" table:formula="of:=IF([.$X50]=&quot;&quot;;&quot;&quot;;CONCATENATE(&quot;$&quot;;[.$Y5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p$" calcext:value-type="string">
            <text:p>$p$</text:p>
          </table:table-cell>
          <table:table-cell table:style-name="ce8" table:formula="of:=IF([.$X50]=&quot;&quot;;&quot;&quot;;CONCATENATE(&quot;\SI{1}{&quot;;[.$AC50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X50]=&quot;&quot;;&quot;&quot;;CONCATENATE(&quot;\SI{1}{&quot;;[.$AC50];&quot;}&quot;))" office:value-type="string" office:string-value="\SI{1}{\pascal}" calcext:value-type="string">
            <text:p>\SI{1}{\pascal}</text:p>
          </table:table-cell>
          <table:table-cell table:style-name="ce48" table:formula="of:=IF([.$AB50]=&quot;&quot;;&quot;&quot;;[.$AB50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X50]=&quot;&quot;;&quot;&quot;;[.$F50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W50]=&quot;&quot;;&quot;&quot;;&quot;$&quot; &amp; [.$W50] &amp; &quot;$&quot;)" office:value-type="string" office:string-value="$\frac{F}{A}$" calcext:value-type="string">
            <text:p>$\frac{F}{A}$</text:p>
          </table:table-cell>
          <table:table-cell table:style-name="ce8" table:formula="of:=IF([.W50]=&quot;&quot;;&quot;&quot;;&quot;$&quot; &amp;[.Y50] &amp; &quot;=&quot; &amp;[.W50] &amp; &quot;$&quot;)" office:value-type="string" office:string-value="$p=\frac{F}{A}$" calcext:value-type="string">
            <text:p>$p=\frac{F}{A}$</text:p>
          </table:table-cell>
          <table:table-cell table:style-name="ce8"/>
          <table:table-cell table:style-name="ce3" table:formula="of:=IF([.X50]=&quot;&quot;;&quot;&quot;;[.$AC50])" office:value-type="string" office:string-value="\pascal" calcext:value-type="string">
            <text:p>\pascal</text:p>
          </table:table-cell>
          <table:table-cell table:style-name="ce7" table:formula="of:=IF([.X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p$" calcext:value-type="string">
            <text:p>$p$</text:p>
          </table:table-cell>
          <table:table-cell table:style-name="ce3" table:formula="of:=IF([.W50]=&quot;&quot;;&quot;&quot;;&quot;$&quot; &amp;[.Y50] &amp; &quot;=&quot; &amp;[.W50] &amp; &quot;$&quot;)" office:value-type="string" office:string-value="$p=\frac{F}{A}$" calcext:value-type="string">
            <text:p>$p=\frac{F}{A}$</text:p>
          </table:table-cell>
          <table:table-cell table:style-name="ce88"/>
          <table:table-cell table:style-name="ce82" office:value-type="string" calcext:value-type="string">
            <text:p>\frac{F}{A}</text:p>
          </table:table-cell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61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number-columns-repeated="16329"/>
        </table:table-row>
        <table:table-row table:style-name="ro1">
          <table:table-cell/>
          <table:table-cell table:style-name="ce3" table:formula="of:=IF([.$X51]=&quot;&quot;;&quot;&quot;;[.X51])" office:value-type="string" office:string-value="resistance" calcext:value-type="string">
            <text:p>resistance</text:p>
          </table:table-cell>
          <table:table-cell table:style-name="ce7" table:formula="of:=IF([.$X51]=&quot;&quot;;&quot;&quot;;CONCATENATE(&quot;$&quot;;[.$Y51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R$" calcext:value-type="string">
            <text:p>$R$</text:p>
          </table:table-cell>
          <table:table-cell table:style-name="ce8" table:formula="of:=IF([.$X51]=&quot;&quot;;&quot;&quot;;CONCATENATE(&quot;\SI{1}{&quot;;[.$AC51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X51]=&quot;&quot;;&quot;&quot;;CONCATENATE(&quot;\SI{1}{&quot;;[.$AC51];&quot;}&quot;))" office:value-type="string" office:string-value="\SI{1}{\ohm}" calcext:value-type="string">
            <text:p>\SI{1}{\ohm}</text:p>
          </table:table-cell>
          <table:table-cell table:style-name="ce48" table:formula="of:=IF([.$AB51]=&quot;&quot;;&quot;&quot;;[.$AB51])" office:value-type="string" office:string-value="ohm" calcext:value-type="string">
            <text:p>ohm</text:p>
          </table:table-cell>
          <table:table-cell table:style-name="ce8"/>
          <table:table-cell table:style-name="ce3" table:formula="of:=IF([.$X51]=&quot;&quot;;&quot;&quot;;[.$F51])" office:value-type="string" office:string-value="\SI{1}{\ohm}" calcext:value-type="string">
            <text:p>\SI{1}{\ohm}</text:p>
          </table:table-cell>
          <table:table-cell table:style-name="ce61"/>
          <table:table-cell table:style-name="ce3"/>
          <table:table-cell table:style-name="ce3" table:formula="of:=IF([.$W51]=&quot;&quot;;&quot;&quot;;&quot;$&quot; &amp; [.$W51] &amp; &quot;$&quot;)" office:value-type="string" office:string-value="$\frac{V}{I}$" calcext:value-type="string">
            <text:p>$\frac{V}{I}$</text:p>
          </table:table-cell>
          <table:table-cell table:style-name="ce8" table:formula="of:=IF([.W51]=&quot;&quot;;&quot;&quot;;&quot;$&quot; &amp;[.Y51] &amp; &quot;=&quot; &amp;[.W51] &amp; &quot;$&quot;)" office:value-type="string" office:string-value="$R=\frac{V}{I}$" calcext:value-type="string">
            <text:p>$R=\frac{V}{I}$</text:p>
          </table:table-cell>
          <table:table-cell table:style-name="ce3"/>
          <table:table-cell table:style-name="ce3" table:formula="of:=IF([.X51]=&quot;&quot;;&quot;&quot;;[.$AC51])" office:value-type="string" office:string-value="\ohm" calcext:value-type="string">
            <text:p>\ohm</text:p>
          </table:table-cell>
          <table:table-cell table:style-name="ce7" table:formula="of:=IF([.X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R$" calcext:value-type="string">
            <text:p>$R$</text:p>
          </table:table-cell>
          <table:table-cell table:style-name="ce3" table:formula="of:=IF([.W51]=&quot;&quot;;&quot;&quot;;&quot;$&quot; &amp;[.Y51] &amp; &quot;=&quot; &amp;[.W51] &amp; &quot;$&quot;)" office:value-type="string" office:string-value="$R=\frac{V}{I}$" calcext:value-type="string">
            <text:p>$R=\frac{V}{I}$</text:p>
          </table:table-cell>
          <table:table-cell table:style-name="ce98"/>
          <table:table-cell office:value-type="string" calcext:value-type="string">
            <text:p>\frac{V}{I}</text:p>
          </table:table-cell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4">V</text:span> / I </text:p>
          </table:table-cell>
          <table:table-cell table:style-name="ce40" office:value-type="string" calcext:value-type="string">
            <text:p>O</text:p>
          </table:table-cell>
          <table:table-cell table:style-name="ce61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52]=&quot;&quot;;&quot;&quot;;[.X52])" office:value-type="string" office:string-value="temperature" calcext:value-type="string">
            <text:p>temperature</text:p>
          </table:table-cell>
          <table:table-cell table:style-name="ce7" table:formula="of:=IF([.$X52]=&quot;&quot;;&quot;&quot;;CONCATENATE(&quot;$&quot;;[.$Y5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T$" calcext:value-type="string">
            <text:p>$T$</text:p>
          </table:table-cell>
          <table:table-cell table:style-name="ce50" table:formula="of:=IF([.$X52]=&quot;&quot;;&quot;&quot;;CONCATENATE(&quot;\SI{1}{&quot;;[.$AC52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X52]=&quot;&quot;;&quot;&quot;;CONCATENATE(&quot;\SI{1}{&quot;;[.$AC52];&quot;}&quot;))" office:value-type="string" office:string-value="\SI{1}{\kelvin}" calcext:value-type="string">
            <text:p>\SI{1}{\kelvin}</text:p>
          </table:table-cell>
          <table:table-cell table:style-name="ce48" table:formula="of:=IF([.$AB52]=&quot;&quot;;&quot;&quot;;[.$AB52])" office:value-type="string" office:string-value="kelvin" calcext:value-type="string">
            <text:p>kelvin</text:p>
          </table:table-cell>
          <table:table-cell table:style-name="ce8"/>
          <table:table-cell table:style-name="ce61" office:value-type="string" calcext:value-type="string">
            <text:p>\SI{<text:span text:style-name="T2">-73</text:span>}{\celsius}</text:p>
          </table:table-cell>
          <table:table-cell table:style-name="ce61" office:value-type="string" calcext:value-type="string">
            <text:p>\SI{<text:span text:style-name="T2">200</text:span>}{\kelvin}</text:p>
          </table:table-cell>
          <table:table-cell table:style-name="ce3"/>
          <table:table-cell table:style-name="ce3" table:formula="of:=IF([.$W52]=&quot;&quot;;&quot;&quot;;&quot;$&quot; &amp; [.$W52] &amp; &quot;$&quot;)">
            <text:p/>
          </table:table-cell>
          <table:table-cell table:style-name="ce8" table:formula="of:=IF([.W52]=&quot;&quot;;&quot;&quot;;&quot;$&quot; &amp;[.Y52] &amp; &quot;=&quot; &amp;[.W52] &amp; &quot;$&quot;)">
            <text:p/>
          </table:table-cell>
          <table:table-cell table:style-name="ce8"/>
          <table:table-cell table:style-name="ce3" table:formula="of:=IF([.X52]=&quot;&quot;;&quot;&quot;;[.$AC52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3" table:formula="of:=IF([.W52]=&quot;&quot;;&quot;&quot;;&quot;$&quot; &amp;[.Y52] &amp; &quot;=&quot; &amp;[.W52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61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 table:number-columns-repeated="16330"/>
        </table:table-row>
        <table:table-row table:style-name="ro2">
          <table:table-cell table:style-name="ce14" office:value-type="string" calcext:value-type="string">
            <text:p>#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ee period above</text:p>
          </table:table-cell>
          <table:table-cell table:style-name="ce3" table:number-columns-repeated="11"/>
          <table:table-cell table:style-name="ce7"/>
          <table:table-cell table:style-name="ce8"/>
          <table:table-cell table:style-name="ce3" table:number-columns-repeated="4"/>
          <table:table-cell table:style-name="ce93" table:number-columns-repeated="2"/>
          <table:table-cell table:style-name="ce111"/>
          <table:table-cell table:style-name="ce116"/>
          <table:table-cell table:style-name="ce129"/>
          <table:table-cell table:style-name="ce143"/>
          <table:table-cell table:style-name="ce93" table:number-columns-repeated="2"/>
          <table:table-cell table:style-name="ce111"/>
          <table:table-cell table:style-name="ce151"/>
          <table:table-cell table:style-name="ce3"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4]=&quot;&quot;;&quot;&quot;;[.X54])" office:value-type="string" office:string-value="torque" calcext:value-type="string">
            <text:p>torque</text:p>
          </table:table-cell>
          <table:table-cell table:style-name="ce7" table:formula="of:=IF([.$X54]=&quot;&quot;;&quot;&quot;;CONCATENATE(&quot;$&quot;;[.$Y54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M$" calcext:value-type="string">
            <text:p>$M$</text:p>
          </table:table-cell>
          <table:table-cell table:style-name="ce8" table:formula="of:=IF([.$X54]=&quot;&quot;;&quot;&quot;;CONCATENATE(&quot;\SI{1}{&quot;;[.$AC54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X54]=&quot;&quot;;&quot;&quot;;CONCATENATE(&quot;\SI{1}{&quot;;[.$AC54];&quot;}&quot;))" office:value-type="string" office:string-value="\SI{1}{\newton\meter}" calcext:value-type="string">
            <text:p>\SI{1}{\newton\meter}</text:p>
          </table:table-cell>
          <table:table-cell table:style-name="ce48" table:formula="of:=IF([.$AB54]=&quot;&quot;;&quot;&quot;;[.$AB54])">
            <text:p/>
          </table:table-cell>
          <table:table-cell table:style-name="ce8"/>
          <table:table-cell table:style-name="ce3" table:formula="of:=IF([.$X54]=&quot;&quot;;&quot;&quot;;[.$F54])" office:value-type="string" office:string-value="\SI{1}{\newton\meter}" calcext:value-type="string">
            <text:p>\SI{1}{\newton\meter}</text:p>
          </table:table-cell>
          <table:table-cell table:style-name="ce3" table:formula="of:=IF([.X54]=&quot;&quot;;&quot;&quot;;CONCATENATE(&quot;\SI{1}{&quot;;[.$AD54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W54]=&quot;&quot;;&quot;&quot;;&quot;$&quot; &amp; [.$W54] &amp; &quot;$&quot;)" office:value-type="string" office:string-value="$r\cdot F$" calcext:value-type="string">
            <text:p>$r\cdot F$</text:p>
          </table:table-cell>
          <table:table-cell table:style-name="ce8" table:formula="of:=IF([.W54]=&quot;&quot;;&quot;&quot;;&quot;$&quot; &amp;[.Y54] &amp; &quot;=&quot; &amp;[.W54] &amp; &quot;$&quot;)" office:value-type="string" office:string-value="$M=r\cdot F$" calcext:value-type="string">
            <text:p>$M=r\cdot F$</text:p>
          </table:table-cell>
          <table:table-cell table:style-name="ce8"/>
          <table:table-cell table:style-name="ce3" table:formula="of:=IF([.X54]=&quot;&quot;;&quot;&quot;;[.$AC54])" office:value-type="string" office:string-value="\newton\meter" calcext:value-type="string">
            <text:p>\newton\meter</text:p>
          </table:table-cell>
          <table:table-cell table:style-name="ce7" table:formula="of:=IF([.X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M$" calcext:value-type="string">
            <text:p>$M$</text:p>
          </table:table-cell>
          <table:table-cell table:style-name="ce3" table:formula="of:=IF([.W54]=&quot;&quot;;&quot;&quot;;&quot;$&quot; &amp;[.Y54] &amp; &quot;=&quot; &amp;[.W54] &amp; &quot;$&quot;)" office:value-type="string" office:string-value="$M=r\cdot F$" calcext:value-type="string">
            <text:p>$M=r\cdot F$</text:p>
          </table:table-cell>
          <table:table-cell table:style-name="ce88"/>
          <table:table-cell table:style-name="ce82" office:value-type="string" calcext:value-type="string">
            <text:p>r\cdot F</text:p>
          </table:table-cell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61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55]=&quot;&quot;;&quot;&quot;;[.X55])" office:value-type="string" office:string-value="velocity" calcext:value-type="string">
            <text:p>velocity</text:p>
          </table:table-cell>
          <table:table-cell table:style-name="ce7" table:formula="of:=IF([.$X55]=&quot;&quot;;&quot;&quot;;CONCATENATE(&quot;$&quot;;[.$Y5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v$" calcext:value-type="string">
            <text:p>$v$</text:p>
          </table:table-cell>
          <table:table-cell table:style-name="ce8" table:formula="of:=IF([.$X55]=&quot;&quot;;&quot;&quot;;CONCATENATE(&quot;\SI{1}{&quot;;[.$AC55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X55]=&quot;&quot;;&quot;&quot;;CONCATENATE(&quot;\SI{1}{&quot;;[.$AC55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B55]=&quot;&quot;;&quot;&quot;;[.$AB55])">
            <text:p/>
          </table:table-cell>
          <table:table-cell table:style-name="ce8"/>
          <table:table-cell table:style-name="ce61" office:value-type="string" calcext:value-type="string">
            <text:p>\SI{<text:span text:style-name="T2">54</text:span>}{\km\per\hour}</text:p>
          </table:table-cell>
          <table:table-cell table:style-name="ce3" office:value-type="string" calcext:value-type="string">
            <text:p>\SI{<text:span text:style-name="T2">15</text:span>}{\m\per\s}</text:p>
          </table:table-cell>
          <table:table-cell table:style-name="ce3"/>
          <table:table-cell table:style-name="ce3" table:formula="of:=IF([.$W55]=&quot;&quot;;&quot;&quot;;&quot;$&quot; &amp; [.$W55] &amp; &quot;$&quot;)" office:value-type="string" office:string-value="$\frac{\Delta s}{\Delta t}$" calcext:value-type="string">
            <text:p>$\frac{\Delta s}{\Delta t}$</text:p>
          </table:table-cell>
          <table:table-cell table:style-name="ce8" table:formula="of:=IF([.W55]=&quot;&quot;;&quot;&quot;;&quot;$&quot; &amp;[.Y55] &amp; &quot;=&quot; &amp;[.W55] &amp; &quot;$&quot;)" office:value-type="string" office:string-value="$v=\frac{\Delta s}{\Delta t}$" calcext:value-type="string">
            <text:p>$v=\frac{\Delta s}{\Delta t}$</text:p>
          </table:table-cell>
          <table:table-cell table:style-name="ce8"/>
          <table:table-cell table:style-name="ce3" table:formula="of:=IF([.X55]=&quot;&quot;;&quot;&quot;;[.$AC55])" office:value-type="string" office:string-value="\meter\per\second" calcext:value-type="string">
            <text:p>\meter\per\second</text:p>
          </table:table-cell>
          <table:table-cell table:style-name="ce7" table:formula="of:=IF([.X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v$" calcext:value-type="string">
            <text:p>$v$</text:p>
          </table:table-cell>
          <table:table-cell table:style-name="ce3" table:formula="of:=IF([.W55]=&quot;&quot;;&quot;&quot;;&quot;$&quot; &amp;[.Y55] &amp; &quot;=&quot; &amp;[.W55] &amp; &quot;$&quot;)" office:value-type="string" office:string-value="$v=\frac{\Delta s}{\Delta t}$" calcext:value-type="string">
            <text:p>$v=\frac{\Delta s}{\Delta t}$</text:p>
          </table:table-cell>
          <table:table-cell table:style-name="ce88"/>
          <table:table-cell table:style-name="ce82" office:value-type="string" calcext:value-type="string">
            <text:p>\frac{\Delta s}{\Delta t}</text:p>
          </table:table-cell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61"/>
          <table:table-cell table:number-columns-repeated="2" office:value-type="string" calcext:value-type="string">
            <text:p>\meter\per\second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56]=&quot;&quot;;&quot;&quot;;[.X56])" office:value-type="string" office:string-value="voltage" calcext:value-type="string">
            <text:p>voltage</text:p>
          </table:table-cell>
          <table:table-cell table:style-name="ce7" table:formula="of:=IF([.$X56]=&quot;&quot;;&quot;&quot;;CONCATENATE(&quot;$&quot;;[.$Y5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V$" calcext:value-type="string">
            <text:p>$V$</text:p>
          </table:table-cell>
          <table:table-cell table:style-name="ce8" table:formula="of:=IF([.$X56]=&quot;&quot;;&quot;&quot;;CONCATENATE(&quot;\SI{1}{&quot;;[.$AC5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56]=&quot;&quot;;&quot;&quot;;CONCATENATE(&quot;\SI{1}{&quot;;[.$AC56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56]=&quot;&quot;;&quot;&quot;;[.$F56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56]=&quot;&quot;;&quot;&quot;;&quot;$&quot; &amp; [.$W56] &amp; &quot;$&quot;)" office:value-type="string" office:string-value="$\Delta\varphi$" calcext:value-type="string">
            <text:p>$\Delta\varphi$</text:p>
          </table:table-cell>
          <table:table-cell table:style-name="ce8" table:formula="of:=IF([.W56]=&quot;&quot;;&quot;&quot;;&quot;$&quot; &amp;[.Y56] &amp; &quot;=&quot; &amp;[.W56] &amp; &quot;$&quot;)" office:value-type="string" office:string-value="$V=\Delta\varphi$" calcext:value-type="string">
            <text:p>$V=\Delta\varphi$</text:p>
          </table:table-cell>
          <table:table-cell table:style-name="ce8"/>
          <table:table-cell table:style-name="ce3" table:formula="of:=IF([.X56]=&quot;&quot;;&quot;&quot;;[.$AC56])" office:value-type="string" office:string-value="\volt" calcext:value-type="string">
            <text:p>\volt</text:p>
          </table:table-cell>
          <table:table-cell table:style-name="ce7" table:formula="of:=IF([.X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V$" calcext:value-type="string">
            <text:p>$V$</text:p>
          </table:table-cell>
          <table:table-cell table:style-name="ce3" table:formula="of:=IF([.W56]=&quot;&quot;;&quot;&quot;;&quot;$&quot; &amp;[.Y56] &amp; &quot;=&quot; &amp;[.W56] &amp; &quot;$&quot;)" office:value-type="string" office:string-value="$V=\Delta\varphi$" calcext:value-type="string">
            <text:p>$V=\Delta\varphi$</text:p>
          </table:table-cell>
          <table:table-cell table:style-name="ce98"/>
          <table:table-cell office:value-type="string" calcext:value-type="string">
            <text:p>\Delta\varphi</text:p>
          </table:table-cell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6330"/>
        </table:table-row>
        <table:table-row table:style-name="ro1">
          <table:table-cell/>
          <table:table-cell table:style-name="ce3" table:formula="of:=IF([.$X57]=&quot;&quot;;&quot;&quot;;[.X57])" office:value-type="string" office:string-value="volume" calcext:value-type="string">
            <text:p>volume</text:p>
          </table:table-cell>
          <table:table-cell table:style-name="ce7" table:formula="of:=IF([.$X57]=&quot;&quot;;&quot;&quot;;CONCATENATE(&quot;$&quot;;[.$Y5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57]=&quot;&quot;;&quot;&quot;;CONCATENATE(&quot;$&quot;;[.$Y57];&quot;$&quot;))" office:value-type="string" office:string-value="$V$" calcext:value-type="string">
            <text:p>$V$</text:p>
          </table:table-cell>
          <table:table-cell table:style-name="ce8" table:formula="of:=IF([.$X57]=&quot;&quot;;&quot;&quot;;CONCATENATE(&quot;\SI{1}{&quot;;[.$AC57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X57]=&quot;&quot;;&quot;&quot;;CONCATENATE(&quot;\SI{1}{&quot;;[.$AC57];&quot;}&quot;))" office:value-type="string" office:string-value="\SI{1}{\meter\cubed}" calcext:value-type="string">
            <text:p>\SI{1}{\meter\cubed}</text:p>
          </table:table-cell>
          <table:table-cell table:style-name="ce48" table:formula="of:=IF([.$AB57]=&quot;&quot;;&quot;&quot;;[.$AB57])" office:value-type="string" office:string-value="cubic metre" calcext:value-type="string">
            <text:p>cubic metre</text:p>
          </table:table-cell>
          <table:table-cell table:style-name="ce8"/>
          <table:table-cell table:style-name="ce61" office:value-type="string" calcext:value-type="string">
            <text:p>\SI{<text:span text:style-name="T2">550</text:span>}{\litre}</text:p>
          </table:table-cell>
          <table:table-cell table:style-name="ce61" office:value-type="string" calcext:value-type="string">
            <text:p>\SI{<text:span text:style-name="T4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57]=&quot;&quot;;&quot;&quot;;&quot;$&quot; &amp; [.$W57] &amp; &quot;$&quot;)" office:value-type="string" office:string-value="$l \cdot w \cdot h$" calcext:value-type="string">
            <text:p>$l \cdot w \cdot h$</text:p>
          </table:table-cell>
          <table:table-cell table:style-name="ce8" table:formula="of:=IF([.W57]=&quot;&quot;;&quot;&quot;;&quot;$&quot; &amp;[.Y57] &amp; &quot;=&quot; &amp;[.W57] &amp; &quot;$&quot;)" office:value-type="string" office:string-value="$V=l \cdot w \cdot h$" calcext:value-type="string">
            <text:p>$V=l \cdot w \cdot h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X57]=&quot;&quot;;&quot;&quot;;[.$AC57])" office:value-type="string" office:string-value="\meter\cubed" calcext:value-type="string">
            <text:p>\meter\cubed</text:p>
          </table:table-cell>
          <table:table-cell table:style-name="ce7" table:formula="of:=IF([.X5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7]=&quot;&quot;;&quot;&quot;;CONCATENATE(&quot;$&quot;;[.$Y57];&quot;$&quot;))" office:value-type="string" office:string-value="$V$" calcext:value-type="string">
            <text:p>$V$</text:p>
          </table:table-cell>
          <table:table-cell table:style-name="ce3" table:formula="of:=IF([.W57]=&quot;&quot;;&quot;&quot;;&quot;$&quot; &amp;[.Y57] &amp; &quot;=&quot; &amp;[.W57] &amp; &quot;$&quot;)" office:value-type="string" office:string-value="$V=l \cdot w \cdot h$" calcext:value-type="string">
            <text:p>$V=l \cdot w \cdot h$</text:p>
          </table:table-cell>
          <table:table-cell table:style-name="ce88"/>
          <table:table-cell table:style-name="ce82" office:value-type="string" calcext:value-type="string">
            <text:p>l \cdot w \cdot h</text:p>
          </table:table-cell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61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8]=&quot;&quot;;&quot;&quot;;[.X58])" office:value-type="string" office:string-value="wavelength" calcext:value-type="string">
            <text:p>wavelength</text:p>
          </table:table-cell>
          <table:table-cell table:style-name="ce7" table:formula="of:=IF([.$X58]=&quot;&quot;;&quot;&quot;;CONCATENATE(&quot;$&quot;;[.$Y58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\lambda$" calcext:value-type="string">
            <text:p>$\lambda$</text:p>
          </table:table-cell>
          <table:table-cell table:style-name="ce8" table:formula="of:=IF([.$X58]=&quot;&quot;;&quot;&quot;;CONCATENATE(&quot;\SI{1}{&quot;;[.$AC58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X58]=&quot;&quot;;&quot;&quot;;CONCATENATE(&quot;\SI{1}{&quot;;[.$AC58];&quot;}&quot;))" office:value-type="string" office:string-value="\SI{1}{\meter}" calcext:value-type="string">
            <text:p>\SI{1}{\meter}</text:p>
          </table:table-cell>
          <table:table-cell table:style-name="ce48" table:formula="of:=IF([.$AB58]=&quot;&quot;;&quot;&quot;;[.$AB58])">
            <text:p/>
          </table:table-cell>
          <table:table-cell table:style-name="ce8"/>
          <table:table-cell table:style-name="ce3" table:formula="of:=IF([.$X58]=&quot;&quot;;&quot;&quot;;[.$F58])" office:value-type="string" office:string-value="\SI{1}{\meter}" calcext:value-type="string">
            <text:p>\SI{1}{\meter}</text:p>
          </table:table-cell>
          <table:table-cell table:style-name="ce61"/>
          <table:table-cell table:style-name="ce3"/>
          <table:table-cell table:style-name="ce3" table:formula="of:=IF([.$W58]=&quot;&quot;;&quot;&quot;;&quot;$&quot; &amp; [.$W58] &amp; &quot;$&quot;)" office:value-type="string" office:string-value="$\frac{c}{f}$" calcext:value-type="string">
            <text:p>$\frac{c}{f}$</text:p>
          </table:table-cell>
          <table:table-cell table:style-name="ce8" table:formula="of:=IF([.W58]=&quot;&quot;;&quot;&quot;;&quot;$&quot; &amp;[.Y58] &amp; &quot;=&quot; &amp;[.W58] &amp; &quot;$&quot;)" office:value-type="string" office:string-value="$\lambda=\frac{c}{f}$" calcext:value-type="string">
            <text:p>$\lambda=\frac{c}{f}$</text:p>
          </table:table-cell>
          <table:table-cell table:style-name="ce3"/>
          <table:table-cell table:style-name="ce3" table:formula="of:=IF([.X58]=&quot;&quot;;&quot;&quot;;[.$AC58])" office:value-type="string" office:string-value="\meter" calcext:value-type="string">
            <text:p>\meter</text:p>
          </table:table-cell>
          <table:table-cell table:style-name="ce7" table:formula="of:=IF([.X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\lambda$" calcext:value-type="string">
            <text:p>$\lambda$</text:p>
          </table:table-cell>
          <table:table-cell table:style-name="ce3" table:formula="of:=IF([.W58]=&quot;&quot;;&quot;&quot;;&quot;$&quot; &amp;[.Y58] &amp; &quot;=&quot; &amp;[.W58] &amp; &quot;$&quot;)" office:value-type="string" office:string-value="$\lambda=\frac{c}{f}$" calcext:value-type="string">
            <text:p>$\lambda=\frac{c}{f}$</text:p>
          </table:table-cell>
          <table:table-cell table:style-name="ce88"/>
          <table:table-cell table:style-name="ce82" office:value-type="string" calcext:value-type="string">
            <text:p>\frac{c}{f}</text:p>
          </table:table-cell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61"/>
          <table:table-cell office:value-type="string" calcext:value-type="string">
            <text:p>\meter</text:p>
          </table:table-cell>
          <table:table-cell table:style-name="ce44"/>
          <table:table-cell table:number-columns-repeated="16330"/>
        </table:table-row>
        <table:table-row table:style-name="ro1">
          <table:table-cell/>
          <table:table-cell table:style-name="ce3" table:formula="of:=IF([.$X59]=&quot;&quot;;&quot;&quot;;[.X59])" office:value-type="string" office:string-value="weight" calcext:value-type="string">
            <text:p>weight</text:p>
          </table:table-cell>
          <table:table-cell table:style-name="ce7" table:formula="of:=IF([.$X59]=&quot;&quot;;&quot;&quot;;CONCATENATE(&quot;$&quot;;[.$Y59];&quot;$&quot;))" office:value-type="string" office:string-value="$F_W$" calcext:value-type="string">
            <text:p>$F_W$</text:p>
          </table:table-cell>
          <table:table-cell table:style-name="ce7"/>
          <table:table-cell table:style-name="ce7" table:formula="of:=IF([.$X59]=&quot;&quot;;&quot;&quot;;CONCATENATE(&quot;$&quot;;[.$Y59];&quot;$&quot;))" office:value-type="string" office:string-value="$F_W$" calcext:value-type="string">
            <text:p>$F_W$</text:p>
          </table:table-cell>
          <table:table-cell table:style-name="ce9"/>
          <table:table-cell table:style-name="ce8"/>
          <table:table-cell table:style-name="ce48" table:formula="of:=IF([.$X59]=&quot;&quot;;&quot;&quot;;CONCATENATE(&quot;\SI{1}{&quot;;[.$AC59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61" table:number-columns-repeated="3"/>
          <table:table-cell table:style-name="ce3" table:formula="of:=IF([.$W59]=&quot;&quot;;&quot;&quot;;&quot;$&quot; &amp; [.$W59] &amp; &quot;$&quot;)" office:value-type="string" office:string-value="$m\cdot g$" calcext:value-type="string">
            <text:p>$m\cdot g$</text:p>
          </table:table-cell>
          <table:table-cell table:style-name="ce8" table:formula="of:=IF([.W59]=&quot;&quot;;&quot;&quot;;&quot;$&quot; &amp;[.Y59] &amp; &quot;=&quot; &amp;[.W59] &amp; &quot;$&quot;)" office:value-type="string" office:string-value="$F_W=m\cdot g$" calcext:value-type="string">
            <text:p>$F_W=m\cdot g$</text:p>
          </table:table-cell>
          <table:table-cell table:style-name="ce8"/>
          <table:table-cell table:style-name="ce3" table:formula="of:=IF([.X59]=&quot;&quot;;&quot;&quot;;[.$AC59])" office:value-type="string" office:string-value="\newton" calcext:value-type="string">
            <text:p>\newton</text:p>
          </table:table-cell>
          <table:table-cell table:style-name="ce7" table:formula="of:=IF([.X5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9]=&quot;&quot;;&quot;&quot;;CONCATENATE(&quot;$&quot;;[.$Y59];&quot;$&quot;))" office:value-type="string" office:string-value="$F_W$" calcext:value-type="string">
            <text:p>$F_W$</text:p>
          </table:table-cell>
          <table:table-cell table:style-name="ce3" table:formula="of:=IF([.W59]=&quot;&quot;;&quot;&quot;;&quot;$&quot; &amp;[.Y59] &amp; &quot;=&quot; &amp;[.W59] &amp; &quot;$&quot;)" office:value-type="string" office:string-value="$F_W=m\cdot g$" calcext:value-type="string">
            <text:p>$F_W=m\cdot g$</text:p>
          </table:table-cell>
          <table:table-cell table:style-name="ce98"/>
          <table:table-cell office:value-type="string" calcext:value-type="string">
            <text:p>m\cdot g</text:p>
          </table:table-cell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F_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 table:number-columns-repeated="1633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3"/>
          <table:table-cell table:style-name="ce7"/>
          <table:table-cell table:style-name="ce8"/>
          <table:table-cell table:style-name="ce3" table:number-columns-repeated="4"/>
          <table:table-cell table:style-name="ce93" table:number-columns-repeated="2"/>
          <table:table-cell table:style-name="ce111"/>
          <table:table-cell table:style-name="ce116"/>
          <table:table-cell table:style-name="ce129"/>
          <table:table-cell table:style-name="ce143"/>
          <table:table-cell table:style-name="ce93" table:number-columns-repeated="2"/>
          <table:table-cell table:style-name="ce111"/>
          <table:table-cell table:style-name="ce151"/>
          <table:table-cell table:style-name="ce3" table:number-columns-repeated="16330"/>
        </table:table-row>
        <table:table-row table:style-name="ro1">
          <table:table-cell table:style-name="ce3" office:value-type="string" calcext:value-type="string">
            <text:p># <text:span text:style-name="T1">German</text:span></text:p>
          </table:table-cell>
          <table:table-cell table:style-name="ce3" table:number-columns-repeated="13"/>
          <table:table-cell table:style-name="ce7"/>
          <table:table-cell table:style-name="ce8"/>
          <table:table-cell table:style-name="ce3" table:number-columns-repeated="4"/>
          <table:table-cell table:style-name="ce93" table:number-columns-repeated="2"/>
          <table:table-cell table:style-name="ce111"/>
          <table:table-cell table:style-name="ce116"/>
          <table:table-cell table:style-name="ce129"/>
          <table:table-cell table:style-name="ce143"/>
          <table:table-cell table:style-name="ce93" table:number-columns-repeated="2"/>
          <table:table-cell table:style-name="ce111"/>
          <table:table-cell table:style-name="ce151"/>
          <table:table-cell table:style-name="ce3" table:number-columns-repeated="16330"/>
        </table:table-row>
        <table:table-row table:style-name="ro5">
          <table:table-cell table:style-name="ce19" office:value-type="string" calcext:value-type="string">
            <text:p>#</text:p>
          </table:table-cell>
          <table:table-cell table:style-name="ce28" office:value-type="string" calcext:value-type="string">
            <text:p>Nenne das Formelzeichen für</text:p>
          </table:table-cell>
          <table:table-cell table:style-name="ce28" office:value-type="string" calcext:value-type="string">
            <text:p>LSG.NAME</text:p>
          </table:table-cell>
          <table:table-cell table:style-name="ce28"/>
          <table:table-cell table:style-name="ce28" office:value-type="string" calcext:value-type="string">
            <text:p>Gib die Maßeinheit an für das Formelzeichen</text:p>
          </table:table-cell>
          <table:table-cell table:style-name="ce28" office:value-type="string" calcext:value-type="string">
            <text:p>LSG.ZEICHEN</text:p>
          </table:table-cell>
          <table:table-cell table:style-name="ce28"/>
          <table:table-cell table:style-name="ce28" office:value-type="string" calcext:value-type="string">
            <text:p>Benenne die Einheit (wie man spricht)</text:p>
          </table:table-cell>
          <table:table-cell table:style-name="ce28" table:number-columns-repeated="2"/>
          <table:table-cell table:style-name="ce28" office:value-type="string" calcext:value-type="string">
            <text:p>Rechne in andere (SI-)Einheiten um</text:p>
          </table:table-cell>
          <table:table-cell table:style-name="ce28" office:value-type="string" calcext:value-type="string">
            <text:p>LSG.EINHEIT</text:p>
          </table:table-cell>
          <table:table-cell table:style-name="ce28"/>
          <table:table-cell table:style-name="ce28" office:value-type="string" calcext:value-type="string">
            <text:p>Gib an, welche Größe wie folgt definiert wird</text:p>
          </table:table-cell>
          <table:table-cell table:style-name="ce81" office:value-type="string" calcext:value-type="string">
            <text:p>LSG.DEFINITION</text:p>
          </table:table-cell>
          <table:table-cell table:style-name="ce86"/>
          <table:table-cell table:style-name="ce28" office:value-type="string" calcext:value-type="string">
            <text:p>Gib in wissenschaftl. Schreibweise an</text:p>
          </table:table-cell>
          <table:table-cell table:style-name="ce28" office:value-type="string" calcext:value-type="string">
            <text:p>keine Lösung, wird von R berechnet.</text:p>
          </table:table-cell>
          <table:table-cell table:style-name="ce28"/>
          <table:table-cell table:style-name="ce28" office:value-type="string" calcext:value-type="string">
            <text:p>Gib die definierende Formel an für</text:p>
          </table:table-cell>
          <table:table-cell table:style-name="ce94" office:value-type="string" calcext:value-type="string">
            <text:p>Tabelle der Einheiten, die abgefragt werden. Die weißen Felder müssen manuell ausgefüllt werden.</text:p>
          </table:table-cell>
          <table:table-cell table:style-name="ce94" table:number-columns-repeated="2"/>
          <table:table-cell table:style-name="ce117"/>
          <table:table-cell table:style-name="ce130"/>
          <table:table-cell table:style-name="ce144"/>
          <table:table-cell table:style-name="ce148" table:number-columns-repeated="2"/>
          <table:table-cell table:style-name="ce149"/>
          <table:table-cell table:style-name="ce152"/>
          <table:table-cell table:style-name="ce28"/>
          <table:table-cell table:style-name="ce19" table:number-columns-repeated="16329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976"/>
          <table:table-cell table:number-columns-repeated="15354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64]=&quot;&quot;;&quot;&quot;;[.X64])" office:value-type="string" office:string-value="Aktivität" calcext:value-type="string">
            <text:p>Aktivität</text:p>
          </table:table-cell>
          <table:table-cell table:style-name="ce7" table:formula="of:=IF([.$X64]=&quot;&quot;;&quot;&quot;;CONCATENATE(&quot;$&quot;;[.$Y64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64]=&quot;&quot;;&quot;&quot;;CONCATENATE(&quot;$&quot;;[.$Y64];&quot;$&quot;))" office:value-type="string" office:string-value="$A$" calcext:value-type="string">
            <text:p>$A$</text:p>
          </table:table-cell>
          <table:table-cell table:style-name="ce8" table:formula="of:=IF([.$X64]=&quot;&quot;;&quot;&quot;;CONCATENATE(&quot;\SI{1}{&quot;;[.$AC64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48" table:formula="of:=IF([.$X64]=&quot;&quot;;&quot;&quot;;CONCATENATE(&quot;\SI{1}{&quot;;[.$AC64];&quot;}&quot;))" office:value-type="string" office:string-value="\SI{1}{\becquerel}" calcext:value-type="string">
            <text:p>\SI{1}{\becquerel}</text:p>
          </table:table-cell>
          <table:table-cell table:style-name="ce48" table:formula="of:=IF([.$AB64]=&quot;&quot;;&quot;&quot;;[.$AB64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X64]=&quot;&quot;;&quot;&quot;;[.$F64])" office:value-type="string" office:string-value="\SI{1}{\becquerel}" calcext:value-type="string">
            <text:p>\SI{1}{\becquerel}</text:p>
          </table:table-cell>
          <table:table-cell table:style-name="ce61" table:formula="of:=IF([.X64]=&quot;&quot;;&quot;&quot;;CONCATENATE(&quot;\si{&quot;;[.$AD64];&quot;}&quot;))" office:value-type="string" office:string-value="\si{\per\second}" calcext:value-type="string">
            <text:p>\si{\per\second}</text:p>
          </table:table-cell>
          <table:table-cell table:style-name="ce61"/>
          <table:table-cell table:style-name="ce3" table:formula="of:=IF([.$W64]=&quot;&quot;;&quot;&quot;;&quot;$&quot; &amp; [.$W64] &amp; &quot;$&quot;)" office:value-type="string" office:string-value="$-\frac{\Delta N}{\Delta t}$" calcext:value-type="string">
            <text:p>$-\frac{\Delta N}{\Delta t}$</text:p>
          </table:table-cell>
          <table:table-cell table:style-name="ce8" table:formula="of:=IF([.W64]=&quot;&quot;;&quot;&quot;;&quot;$&quot; &amp;[.Y64] &amp; &quot;=&quot; &amp;[.W64] &amp; &quot;$&quot;)" office:value-type="string" office:string-value="$A=-\frac{\Delta N}{\Delta t}$" calcext:value-type="string">
            <text:p>$A=-\frac{\Delta N}{\Delta t}$</text:p>
          </table:table-cell>
          <table:table-cell table:style-name="ce8"/>
          <table:table-cell table:style-name="ce3" table:formula="of:=IF([.X64]=&quot;&quot;;&quot;&quot;;[.$AC64])" office:value-type="string" office:string-value="\becquerel" calcext:value-type="string">
            <text:p>\becquerel</text:p>
          </table:table-cell>
          <table:table-cell table:style-name="ce7" table:formula="of:=IF([.X6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64]=&quot;&quot;;&quot;&quot;;CONCATENATE(&quot;$&quot;;[.$Y64];&quot;$&quot;))" office:value-type="string" office:string-value="$A$" calcext:value-type="string">
            <text:p>$A$</text:p>
          </table:table-cell>
          <table:table-cell table:style-name="ce3" table:formula="of:=IF([.W64]=&quot;&quot;;&quot;&quot;;&quot;$&quot; &amp;[.Y64] &amp; &quot;=&quot; &amp;[.W64] &amp; &quot;$&quot;)" office:value-type="string" office:string-value="$A=-\frac{\Delta N}{\Delta t}$" calcext:value-type="string">
            <text:p>$A=-\frac{\Delta N}{\Delta t}$</text:p>
          </table:table-cell>
          <table:table-cell table:style-name="ce88"/>
          <table:table-cell table:style-name="ce82" office:value-type="string" calcext:value-type="string">
            <text:p>-\frac{\Delta N}{\Delta t}</text:p>
          </table:table-cell>
          <table:table-cell table:style-name="ce25" office:value-type="string" calcext:value-type="string">
            <text:p>Aktivität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4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65]=&quot;&quot;;&quot;&quot;;CONCATENATE(&quot;&quot;;[.X65]))" office:value-type="string" office:string-value="Anzahl" calcext:value-type="string">
            <text:p>Anzahl</text:p>
          </table:table-cell>
          <table:table-cell table:style-name="ce7" table:formula="of:=IF([.$X65]=&quot;&quot;;&quot;&quot;;CONCATENATE(&quot;$&quot;;[.$Y65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X65]=&quot;&quot;;&quot;&quot;;CONCATENATE(&quot;$&quot;;[.$Y65];&quot;$&quot;))" office:value-type="string" office:string-value="$N$" calcext:value-type="string">
            <text:p>$N$</text:p>
          </table:table-cell>
          <table:table-cell table:style-name="ce8" table:formula="of:=IF([.$X65]=&quot;&quot;;&quot;&quot;;CONCATENATE(&quot;\SI{1}{&quot;;[.$AC65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X65]=&quot;&quot;;&quot;&quot;;CONCATENATE(&quot;\SI{1}{&quot;;[.$AC65];&quot;}&quot;))" office:value-type="string" office:string-value="\SI{1}{\noop}" calcext:value-type="string">
            <text:p>\SI{1}{\noop}</text:p>
          </table:table-cell>
          <table:table-cell table:style-name="ce48" table:formula="of:=IF([.$AB65]=&quot;&quot;;&quot;&quot;;[.$AB65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3" table:formula="of:=IF([.$W65]=&quot;&quot;;&quot;&quot;;&quot;$&quot; &amp; [.$W65] &amp; &quot;$&quot;)">
            <text:p/>
          </table:table-cell>
          <table:table-cell table:style-name="ce8" table:formula="of:=IF([.W65]=&quot;&quot;;&quot;&quot;;&quot;$&quot; &amp;[.Y65] &amp; &quot;=&quot; &amp;[.W65] &amp; &quot;$&quot;)">
            <text:p/>
          </table:table-cell>
          <table:table-cell table:style-name="ce8"/>
          <table:table-cell table:style-name="ce3" table:formula="of:=IF([.X65]=&quot;&quot;;&quot;&quot;;[.$AC65])" office:value-type="string" office:string-value="\noop" calcext:value-type="string">
            <text:p>\noop</text:p>
          </table:table-cell>
          <table:table-cell table:style-name="ce7" table:formula="of:=IF([.X6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65]=&quot;&quot;;&quot;&quot;;CONCATENATE(&quot;$&quot;;[.$Y65];&quot;$&quot;))" office:value-type="string" office:string-value="$N$" calcext:value-type="string">
            <text:p>$N$</text:p>
          </table:table-cell>
          <table:table-cell table:style-name="ce3" table:formula="of:=IF([.W65]=&quot;&quot;;&quot;&quot;;&quot;$&quot; &amp;[.Y65] &amp; &quot;=&quot; &amp;[.W65] &amp; &quot;$&quot;)">
            <text:p/>
          </table:table-cell>
          <table:table-cell table:style-name="ce88"/>
          <table:table-cell table:style-name="ce82"/>
          <table:table-cell table:style-name="ce25" office:value-type="string" calcext:value-type="string">
            <text:p>Anzahl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40"/>
          <table:table-cell office:value-type="string" calcext:value-type="string">
            <text:p>\noop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66]=&quot;&quot;;&quot;&quot;;CONCATENATE(&quot;&quot;;[.X66]))" office:value-type="string" office:string-value="Äquivalentdosis" calcext:value-type="string">
            <text:p>Äquivalentdosis</text:p>
          </table:table-cell>
          <table:table-cell table:style-name="ce7" table:formula="of:=IF([.$X66]=&quot;&quot;;&quot;&quot;;CONCATENATE(&quot;$&quot;;[.$Y66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X66]=&quot;&quot;;&quot;&quot;;CONCATENATE(&quot;$&quot;;[.$Y66];&quot;$&quot;))" office:value-type="string" office:string-value="$H$" calcext:value-type="string">
            <text:p>$H$</text:p>
          </table:table-cell>
          <table:table-cell table:style-name="ce8" table:formula="of:=IF([.$X66]=&quot;&quot;;&quot;&quot;;CONCATENATE(&quot;\SI{1}{&quot;;[.$AC66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X66]=&quot;&quot;;&quot;&quot;;CONCATENATE(&quot;\SI{1}{&quot;;[.$AC66];&quot;}&quot;))" office:value-type="string" office:string-value="\SI{1}{\sievert}" calcext:value-type="string">
            <text:p>\SI{1}{\sievert}</text:p>
          </table:table-cell>
          <table:table-cell table:style-name="ce48" table:formula="of:=IF([.$AB66]=&quot;&quot;;&quot;&quot;;[.$AB66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X66]=&quot;&quot;;&quot;&quot;;[.$F66])" office:value-type="string" office:string-value="\SI{1}{\sievert}" calcext:value-type="string">
            <text:p>\SI{1}{\sievert}</text:p>
          </table:table-cell>
          <table:table-cell table:style-name="ce3" table:formula="of:=IF([.X66]=&quot;&quot;;&quot;&quot;;CONCATENATE(&quot;\SI{1}{&quot;;[.$AD66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W66]=&quot;&quot;;&quot;&quot;;&quot;$&quot; &amp; [.$W66] &amp; &quot;$&quot;)" office:value-type="string" office:string-value="$q \cdot D$" calcext:value-type="string">
            <text:p>$q \cdot D$</text:p>
          </table:table-cell>
          <table:table-cell table:style-name="ce8" table:formula="of:=IF([.W66]=&quot;&quot;;&quot;&quot;;&quot;$&quot; &amp;[.Y66] &amp; &quot;=&quot; &amp;[.W66] &amp; &quot;$&quot;)" office:value-type="string" office:string-value="$H=q \cdot D$" calcext:value-type="string">
            <text:p>$H=q \cdot D$</text:p>
          </table:table-cell>
          <table:table-cell table:style-name="ce8"/>
          <table:table-cell table:style-name="ce3" table:formula="of:=IF([.X66]=&quot;&quot;;&quot;&quot;;[.$AC66])" office:value-type="string" office:string-value="\sievert" calcext:value-type="string">
            <text:p>\sievert</text:p>
          </table:table-cell>
          <table:table-cell table:style-name="ce7" table:formula="of:=IF([.X6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66]=&quot;&quot;;&quot;&quot;;CONCATENATE(&quot;$&quot;;[.$Y66];&quot;$&quot;))" office:value-type="string" office:string-value="$H$" calcext:value-type="string">
            <text:p>$H$</text:p>
          </table:table-cell>
          <table:table-cell table:style-name="ce3" table:formula="of:=IF([.W66]=&quot;&quot;;&quot;&quot;;&quot;$&quot; &amp;[.Y66] &amp; &quot;=&quot; &amp;[.W66] &amp; &quot;$&quot;)" office:value-type="string" office:string-value="$H=q \cdot D$" calcext:value-type="string">
            <text:p>$H=q \cdot D$</text:p>
          </table:table-cell>
          <table:table-cell table:style-name="ce88"/>
          <table:table-cell table:style-name="ce82" office:value-type="string" calcext:value-type="string">
            <text:p>q \cdot D</text:p>
          </table:table-cell>
          <table:table-cell table:style-name="ce25" office:value-type="string" calcext:value-type="string">
            <text:p>Äquivalentdosis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67]=&quot;&quot;;&quot;&quot;;[.X67])" office:value-type="string" office:string-value="Beschleunigung" calcext:value-type="string">
            <text:p>Beschleunigung</text:p>
          </table:table-cell>
          <table:table-cell table:style-name="ce7" table:formula="of:=IF([.$X67]=&quot;&quot;;&quot;&quot;;CONCATENATE(&quot;$&quot;;[.$Y67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67]=&quot;&quot;;&quot;&quot;;CONCATENATE(&quot;$&quot;;[.$Y67];&quot;$&quot;))" office:value-type="string" office:string-value="$a$" calcext:value-type="string">
            <text:p>$a$</text:p>
          </table:table-cell>
          <table:table-cell table:style-name="ce8" table:formula="of:=IF([.$X67]=&quot;&quot;;&quot;&quot;;CONCATENATE(&quot;\SI{1}{&quot;;[.$AC67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X67]=&quot;&quot;;&quot;&quot;;CONCATENATE(&quot;\SI{1}{&quot;;[.$AC67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B67]=&quot;&quot;;&quot;&quot;;[.$AB67])">
            <text:p/>
          </table:table-cell>
          <table:table-cell table:style-name="ce8"/>
          <table:table-cell table:style-name="ce3" table:formula="of:=IF([.$X67]=&quot;&quot;;&quot;&quot;;[.$F67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W67]=&quot;&quot;;&quot;&quot;;&quot;$&quot; &amp; [.$W67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67]=&quot;&quot;;&quot;&quot;;&quot;$&quot; &amp;[.Y67] &amp; &quot;=&quot; &amp;[.W67] &amp; &quot;$&quot;)" office:value-type="string" office:string-value="$a=\frac{\Delta v}{\Delta t}$" calcext:value-type="string">
            <text:p>$a=\frac{\Delta v}{\Delta t}$</text:p>
          </table:table-cell>
          <table:table-cell table:style-name="ce8"/>
          <table:table-cell table:style-name="ce3" table:formula="of:=IF([.X67]=&quot;&quot;;&quot;&quot;;[.$AC67])" office:value-type="string" office:string-value="\meter\per\second\squared" calcext:value-type="string">
            <text:p>\meter\per\second\squared</text:p>
          </table:table-cell>
          <table:table-cell table:style-name="ce7" table:formula="of:=IF([.X6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67]=&quot;&quot;;&quot;&quot;;CONCATENATE(&quot;$&quot;;[.$Y67];&quot;$&quot;))" office:value-type="string" office:string-value="$a$" calcext:value-type="string">
            <text:p>$a$</text:p>
          </table:table-cell>
          <table:table-cell table:style-name="ce3" table:formula="of:=IF([.W67]=&quot;&quot;;&quot;&quot;;&quot;$&quot; &amp;[.Y67] &amp; &quot;=&quot; &amp;[.W67] &amp; &quot;$&quot;)" office:value-type="string" office:string-value="$a=\frac{\Delta v}{\Delta t}$" calcext:value-type="string">
            <text:p>$a=\frac{\Delta v}{\Delta t}$</text:p>
          </table:table-cell>
          <table:table-cell table:style-name="ce88"/>
          <table:table-cell table:style-name="ce82" office:value-type="string" calcext:value-type="string">
            <text:p>\frac{\Delta v}{\Delta t}</text:p>
          </table:table-cell>
          <table:table-cell table:style-name="ce25" office:value-type="string" calcext:value-type="string">
            <text:p>Beschleunigung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40"/>
          <table:table-cell table:number-columns-repeated="2" office:value-type="string" calcext:value-type="string">
            <text:p>\meter\per\second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68]=&quot;&quot;;&quot;&quot;;[.X68])" office:value-type="string" office:string-value="Dichte" calcext:value-type="string">
            <text:p>Dichte</text:p>
          </table:table-cell>
          <table:table-cell table:style-name="ce7" table:formula="of:=IF([.$X68]=&quot;&quot;;&quot;&quot;;CONCATENATE(&quot;$&quot;;[.$Y68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X68]=&quot;&quot;;&quot;&quot;;CONCATENATE(&quot;$&quot;;[.$Y68];&quot;$&quot;))" office:value-type="string" office:string-value="$\rho$" calcext:value-type="string">
            <text:p>$\rho$</text:p>
          </table:table-cell>
          <table:table-cell table:style-name="ce8" table:formula="of:=IF([.$X68]=&quot;&quot;;&quot;&quot;;CONCATENATE(&quot;\SI{1}{&quot;;[.$AC68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X68]=&quot;&quot;;&quot;&quot;;CONCATENATE(&quot;\SI{1}{&quot;;[.$AC68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B68]=&quot;&quot;;&quot;&quot;;[.$AB68])">
            <text:p/>
          </table:table-cell>
          <table:table-cell table:style-name="ce8"/>
          <table:table-cell table:style-name="ce61" office:value-type="string" calcext:value-type="string">
            <text:p>\SI{<text:span text:style-name="T2">19.3</text:span>}{\g\per\cm\cubed}</text:p>
          </table:table-cell>
          <table:table-cell table:style-name="ce61" office:value-type="string" calcext:value-type="string">
            <text:p>\SI{<text:span text:style-name="T2">19300</text:span>}{\kg\per\m\cubed}</text:p>
          </table:table-cell>
          <table:table-cell table:style-name="ce3"/>
          <table:table-cell table:style-name="ce3" table:formula="of:=IF([.$W68]=&quot;&quot;;&quot;&quot;;&quot;$&quot; &amp; [.$W68] &amp; &quot;$&quot;)" office:value-type="string" office:string-value="$\frac{m}{V}$" calcext:value-type="string">
            <text:p>$\frac{m}{V}$</text:p>
          </table:table-cell>
          <table:table-cell table:style-name="ce8" table:formula="of:=IF([.W68]=&quot;&quot;;&quot;&quot;;&quot;$&quot; &amp;[.Y68] &amp; &quot;=&quot; &amp;[.W68] &amp; &quot;$&quot;)" office:value-type="string" office:string-value="$\rho=\frac{m}{V}$" calcext:value-type="string">
            <text:p>$\rho=\frac{m}{V}$</text:p>
          </table:table-cell>
          <table:table-cell table:style-name="ce8"/>
          <table:table-cell table:style-name="ce3" table:formula="of:=IF([.X68]=&quot;&quot;;&quot;&quot;;[.$AC68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68]=&quot;&quot;;&quot;&quot;;CONCATENATE(&quot;$&quot;;[.$Y68];&quot;$&quot;))" office:value-type="string" office:string-value="$\rho$" calcext:value-type="string">
            <text:p>$\rho$</text:p>
          </table:table-cell>
          <table:table-cell table:style-name="ce3" table:formula="of:=IF([.W68]=&quot;&quot;;&quot;&quot;;&quot;$&quot; &amp;[.Y68] &amp; &quot;=&quot; &amp;[.W68] &amp; &quot;$&quot;)" office:value-type="string" office:string-value="$\rho=\frac{m}{V}$" calcext:value-type="string">
            <text:p>$\rho=\frac{m}{V}$</text:p>
          </table:table-cell>
          <table:table-cell table:style-name="ce88"/>
          <table:table-cell table:style-name="ce82" office:value-type="string" calcext:value-type="string">
            <text:p>\frac{m}{V}</text:p>
          </table:table-cell>
          <table:table-cell table:style-name="ce25" office:value-type="string" calcext:value-type="string">
            <text:p>Dichte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40"/>
          <table:table-cell office:value-type="string" calcext:value-type="string">
            <text:p>\kg\per\m\cubed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69]=&quot;&quot;;&quot;&quot;;[.X69])" office:value-type="string" office:string-value="Drehimpuls" calcext:value-type="string">
            <text:p>Drehimpuls</text:p>
          </table:table-cell>
          <table:table-cell table:style-name="ce7" table:formula="of:=IF([.$X69]=&quot;&quot;;&quot;&quot;;CONCATENATE(&quot;$&quot;;[.$Y69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69]=&quot;&quot;;&quot;&quot;;CONCATENATE(&quot;$&quot;;[.$Y69];&quot;$&quot;))" office:value-type="string" office:string-value="$L$" calcext:value-type="string">
            <text:p>$L$</text:p>
          </table:table-cell>
          <table:table-cell table:style-name="ce8" table:formula="of:=IF([.$X69]=&quot;&quot;;&quot;&quot;;CONCATENATE(&quot;\SI{1}{&quot;;[.$AC69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X69]=&quot;&quot;;&quot;&quot;;CONCATENATE(&quot;\SI{1}{&quot;;[.$AC69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B69]=&quot;&quot;;&quot;&quot;;[.$AB69])">
            <text:p/>
          </table:table-cell>
          <table:table-cell table:style-name="ce8"/>
          <table:table-cell table:style-name="ce3" table:formula="of:=IF([.$X69]=&quot;&quot;;&quot;&quot;;[.$F69])" office:value-type="string" office:string-value="\SI{1}{\newton\meter\second}" calcext:value-type="string">
            <text:p>\SI{1}{\newton\meter\second}</text:p>
          </table:table-cell>
          <table:table-cell table:style-name="ce3" table:formula="of:=IF([.X69]=&quot;&quot;;&quot;&quot;;CONCATENATE(&quot;\SI{1}{&quot;;[.$AD69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W69]=&quot;&quot;;&quot;&quot;;&quot;$&quot; &amp; [.$W69] &amp; &quot;$&quot;)" office:value-type="string" office:string-value="$J\cdot\omega$" calcext:value-type="string">
            <text:p>$J\cdot\omega$</text:p>
          </table:table-cell>
          <table:table-cell table:style-name="ce8" table:formula="of:=IF([.W69]=&quot;&quot;;&quot;&quot;;&quot;$&quot; &amp;[.Y69] &amp; &quot;=&quot; &amp;[.W69] &amp; &quot;$&quot;)" office:value-type="string" office:string-value="$L=J\cdot\omega$" calcext:value-type="string">
            <text:p>$L=J\cdot\omega$</text:p>
          </table:table-cell>
          <table:table-cell table:style-name="ce8"/>
          <table:table-cell table:style-name="ce3" table:formula="of:=IF([.X69]=&quot;&quot;;&quot;&quot;;[.$AC69])" office:value-type="string" office:string-value="\newton\meter\second" calcext:value-type="string">
            <text:p>\newton\meter\second</text:p>
          </table:table-cell>
          <table:table-cell table:style-name="ce7" table:formula="of:=IF([.X6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69]=&quot;&quot;;&quot;&quot;;CONCATENATE(&quot;$&quot;;[.$Y69];&quot;$&quot;))" office:value-type="string" office:string-value="$L$" calcext:value-type="string">
            <text:p>$L$</text:p>
          </table:table-cell>
          <table:table-cell table:style-name="ce3" table:formula="of:=IF([.W69]=&quot;&quot;;&quot;&quot;;&quot;$&quot; &amp;[.Y69] &amp; &quot;=&quot; &amp;[.W69] &amp; &quot;$&quot;)" office:value-type="string" office:string-value="$L=J\cdot\omega$" calcext:value-type="string">
            <text:p>$L=J\cdot\omega$</text:p>
          </table:table-cell>
          <table:table-cell table:style-name="ce88"/>
          <table:table-cell table:style-name="ce82" office:value-type="string" calcext:value-type="string">
            <text:p>J\cdot\omega</text:p>
          </table:table-cell>
          <table:table-cell table:style-name="ce25" office:value-type="string" calcext:value-type="string">
            <text:p>Drehimpuls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4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0]=&quot;&quot;;&quot;&quot;;[.X70])" office:value-type="string" office:string-value="Drehmoment" calcext:value-type="string">
            <text:p>Drehmoment</text:p>
          </table:table-cell>
          <table:table-cell table:style-name="ce7" table:formula="of:=IF([.$X70]=&quot;&quot;;&quot;&quot;;CONCATENATE(&quot;$&quot;;[.$Y7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70]=&quot;&quot;;&quot;&quot;;CONCATENATE(&quot;$&quot;;[.$Y70];&quot;$&quot;))" office:value-type="string" office:string-value="$M$" calcext:value-type="string">
            <text:p>$M$</text:p>
          </table:table-cell>
          <table:table-cell table:style-name="ce8" table:formula="of:=IF([.$X70]=&quot;&quot;;&quot;&quot;;CONCATENATE(&quot;\SI{1}{&quot;;[.$AC70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X70]=&quot;&quot;;&quot;&quot;;CONCATENATE(&quot;\SI{1}{&quot;;[.$AC70];&quot;}&quot;))" office:value-type="string" office:string-value="\SI{1}{\newton\meter}" calcext:value-type="string">
            <text:p>\SI{1}{\newton\meter}</text:p>
          </table:table-cell>
          <table:table-cell table:style-name="ce48" table:formula="of:=IF([.$AB70]=&quot;&quot;;&quot;&quot;;[.$AB70])">
            <text:p/>
          </table:table-cell>
          <table:table-cell table:style-name="ce8"/>
          <table:table-cell table:style-name="ce3" table:formula="of:=IF([.$X70]=&quot;&quot;;&quot;&quot;;[.$F70])" office:value-type="string" office:string-value="\SI{1}{\newton\meter}" calcext:value-type="string">
            <text:p>\SI{1}{\newton\meter}</text:p>
          </table:table-cell>
          <table:table-cell table:style-name="ce3" table:formula="of:=IF([.X70]=&quot;&quot;;&quot;&quot;;CONCATENATE(&quot;\SI{1}{&quot;;[.$AD70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W70]=&quot;&quot;;&quot;&quot;;&quot;$&quot; &amp; [.$W70] &amp; &quot;$&quot;)" office:value-type="string" office:string-value="$r\cdot F$" calcext:value-type="string">
            <text:p>$r\cdot F$</text:p>
          </table:table-cell>
          <table:table-cell table:style-name="ce8" table:formula="of:=IF([.W70]=&quot;&quot;;&quot;&quot;;&quot;$&quot; &amp;[.Y70] &amp; &quot;=&quot; &amp;[.W70] &amp; &quot;$&quot;)" office:value-type="string" office:string-value="$M=r\cdot F$" calcext:value-type="string">
            <text:p>$M=r\cdot F$</text:p>
          </table:table-cell>
          <table:table-cell table:style-name="ce8"/>
          <table:table-cell table:style-name="ce3" table:formula="of:=IF([.X70]=&quot;&quot;;&quot;&quot;;[.$AC70])" office:value-type="string" office:string-value="\newton\meter" calcext:value-type="string">
            <text:p>\newton\meter</text:p>
          </table:table-cell>
          <table:table-cell table:style-name="ce7" table:formula="of:=IF([.X7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70]=&quot;&quot;;&quot;&quot;;CONCATENATE(&quot;$&quot;;[.$Y70];&quot;$&quot;))" office:value-type="string" office:string-value="$M$" calcext:value-type="string">
            <text:p>$M$</text:p>
          </table:table-cell>
          <table:table-cell table:style-name="ce3" table:formula="of:=IF([.W70]=&quot;&quot;;&quot;&quot;;&quot;$&quot; &amp;[.Y70] &amp; &quot;=&quot; &amp;[.W70] &amp; &quot;$&quot;)" office:value-type="string" office:string-value="$M=r\cdot F$" calcext:value-type="string">
            <text:p>$M=r\cdot F$</text:p>
          </table:table-cell>
          <table:table-cell table:style-name="ce88"/>
          <table:table-cell table:style-name="ce82" office:value-type="string" calcext:value-type="string">
            <text:p>r\cdot F</text:p>
          </table:table-cell>
          <table:table-cell table:style-name="ce25" office:value-type="string" calcext:value-type="string">
            <text:p>Drehmoment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4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1]=&quot;&quot;;&quot;&quot;;[.X71])" office:value-type="string" office:string-value="Druck" calcext:value-type="string">
            <text:p>Druck</text:p>
          </table:table-cell>
          <table:table-cell table:style-name="ce7" table:formula="of:=IF([.$X71]=&quot;&quot;;&quot;&quot;;CONCATENATE(&quot;$&quot;;[.$Y71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71]=&quot;&quot;;&quot;&quot;;CONCATENATE(&quot;$&quot;;[.$Y71];&quot;$&quot;))" office:value-type="string" office:string-value="$p$" calcext:value-type="string">
            <text:p>$p$</text:p>
          </table:table-cell>
          <table:table-cell table:style-name="ce8" table:formula="of:=IF([.$X71]=&quot;&quot;;&quot;&quot;;CONCATENATE(&quot;\SI{1}{&quot;;[.$AC71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X71]=&quot;&quot;;&quot;&quot;;CONCATENATE(&quot;\SI{1}{&quot;;[.$AC71];&quot;}&quot;))" office:value-type="string" office:string-value="\SI{1}{\pascal}" calcext:value-type="string">
            <text:p>\SI{1}{\pascal}</text:p>
          </table:table-cell>
          <table:table-cell table:style-name="ce48" table:formula="of:=IF([.$AB71]=&quot;&quot;;&quot;&quot;;[.$AB71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X71]=&quot;&quot;;&quot;&quot;;[.$F71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W71]=&quot;&quot;;&quot;&quot;;&quot;$&quot; &amp; [.$W71] &amp; &quot;$&quot;)" office:value-type="string" office:string-value="$\frac{F}{A}$" calcext:value-type="string">
            <text:p>$\frac{F}{A}$</text:p>
          </table:table-cell>
          <table:table-cell table:style-name="ce8" table:formula="of:=IF([.W71]=&quot;&quot;;&quot;&quot;;&quot;$&quot; &amp;[.Y71] &amp; &quot;=&quot; &amp;[.W71] &amp; &quot;$&quot;)" office:value-type="string" office:string-value="$p=\frac{F}{A}$" calcext:value-type="string">
            <text:p>$p=\frac{F}{A}$</text:p>
          </table:table-cell>
          <table:table-cell table:style-name="ce8"/>
          <table:table-cell table:style-name="ce3" table:formula="of:=IF([.X71]=&quot;&quot;;&quot;&quot;;[.$AC71])" office:value-type="string" office:string-value="\pascal" calcext:value-type="string">
            <text:p>\pascal</text:p>
          </table:table-cell>
          <table:table-cell table:style-name="ce7" table:formula="of:=IF([.X7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71]=&quot;&quot;;&quot;&quot;;CONCATENATE(&quot;$&quot;;[.$Y71];&quot;$&quot;))" office:value-type="string" office:string-value="$p$" calcext:value-type="string">
            <text:p>$p$</text:p>
          </table:table-cell>
          <table:table-cell table:style-name="ce3" table:formula="of:=IF([.W71]=&quot;&quot;;&quot;&quot;;&quot;$&quot; &amp;[.Y71] &amp; &quot;=&quot; &amp;[.W71] &amp; &quot;$&quot;)" office:value-type="string" office:string-value="$p=\frac{F}{A}$" calcext:value-type="string">
            <text:p>$p=\frac{F}{A}$</text:p>
          </table:table-cell>
          <table:table-cell table:style-name="ce88"/>
          <table:table-cell table:style-name="ce82" office:value-type="string" calcext:value-type="string">
            <text:p>\frac{F}{A}</text:p>
          </table:table-cell>
          <table:table-cell table:style-name="ce25" office:value-type="string" calcext:value-type="string">
            <text:p>Druck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4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number-columns-repeated="16329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2]=&quot;&quot;;&quot;&quot;;[.X72])" office:value-type="string" office:string-value="Elektrische Feldstärke" calcext:value-type="string">
            <text:p>Elektrische Feldstärke</text:p>
          </table:table-cell>
          <table:table-cell table:style-name="ce7" table:formula="of:=IF([.$X72]=&quot;&quot;;&quot;&quot;;CONCATENATE(&quot;$&quot;;[.$Y72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X72]=&quot;&quot;;&quot;&quot;;CONCATENATE(&quot;$&quot;;[.$Y72];&quot;$&quot;))" office:value-type="string" office:string-value="$E$" calcext:value-type="string">
            <text:p>$E$</text:p>
          </table:table-cell>
          <table:table-cell table:style-name="ce8" table:formula="of:=IF([.$X72]=&quot;&quot;;&quot;&quot;;CONCATENATE(&quot;\SI{1}{&quot;;[.$AC72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48" table:formula="of:=IF([.$X72]=&quot;&quot;;&quot;&quot;;CONCATENATE(&quot;\SI{1}{&quot;;[.$AC72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B72]=&quot;&quot;;&quot;&quot;;[.$AB72])">
            <text:p/>
          </table:table-cell>
          <table:table-cell table:style-name="ce59"/>
          <table:table-cell table:style-name="ce3" table:formula="of:=IF([.$X72]=&quot;&quot;;&quot;&quot;;[.$F72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W72]=&quot;&quot;;&quot;&quot;;&quot;$&quot; &amp; [.$W72] &amp; &quot;$&quot;)" office:value-type="string" office:string-value="$\frac{F}{Q}$" calcext:value-type="string">
            <text:p>$\frac{F}{Q}$</text:p>
          </table:table-cell>
          <table:table-cell table:style-name="ce8" table:formula="of:=IF([.W72]=&quot;&quot;;&quot;&quot;;&quot;$&quot; &amp;[.Y72] &amp; &quot;=&quot; &amp;[.W72] &amp; &quot;$&quot;)" office:value-type="string" office:string-value="$E=\frac{F}{Q}$" calcext:value-type="string">
            <text:p>$E=\frac{F}{Q}$</text:p>
          </table:table-cell>
          <table:table-cell table:style-name="ce8"/>
          <table:table-cell table:style-name="ce3" table:formula="of:=IF([.X72]=&quot;&quot;;&quot;&quot;;[.$AC72])" office:value-type="string" office:string-value="\volt\per\meter" calcext:value-type="string">
            <text:p>\volt\per\meter</text:p>
          </table:table-cell>
          <table:table-cell table:style-name="ce7" table:formula="of:=IF([.X7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72]=&quot;&quot;;&quot;&quot;;CONCATENATE(&quot;$&quot;;[.$Y72];&quot;$&quot;))" office:value-type="string" office:string-value="$E$" calcext:value-type="string">
            <text:p>$E$</text:p>
          </table:table-cell>
          <table:table-cell table:style-name="ce3" table:formula="of:=IF([.W72]=&quot;&quot;;&quot;&quot;;&quot;$&quot; &amp;[.Y72] &amp; &quot;=&quot; &amp;[.W72] &amp; &quot;$&quot;)" office:value-type="string" office:string-value="$E=\frac{F}{Q}$" calcext:value-type="string">
            <text:p>$E=\frac{F}{Q}$</text:p>
          </table:table-cell>
          <table:table-cell table:style-name="ce88"/>
          <table:table-cell table:style-name="ce82" office:value-type="string" calcext:value-type="string">
            <text:p>\frac{F}{Q}</text:p>
          </table:table-cell>
          <table:table-cell table:style-name="ce25" office:value-type="string" calcext:value-type="string">
            <text:p>Elektrische Feldstärke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4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3]=&quot;&quot;;&quot;&quot;;[.X73])" office:value-type="string" office:string-value="Energie (elektr.)" calcext:value-type="string">
            <text:p>Energie (elektr.)</text:p>
          </table:table-cell>
          <table:table-cell table:style-name="ce7" table:formula="of:=IF([.$X73]=&quot;&quot;;&quot;&quot;;CONCATENATE(&quot;$&quot;;[.$Y73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X73]=&quot;&quot;;&quot;&quot;;CONCATENATE(&quot;$&quot;;[.$Y73];&quot;$&quot;))" office:value-type="string" office:string-value="$E_{\text{el.}}$" calcext:value-type="string">
            <text:p>$E_{\text{el.}}$</text:p>
          </table:table-cell>
          <table:table-cell table:style-name="ce8" table:formula="of:=IF([.$X73]=&quot;&quot;;&quot;&quot;;CONCATENATE(&quot;\SI{1}{&quot;;[.$AC73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73]=&quot;&quot;;&quot;&quot;;CONCATENATE(&quot;\SI{1}{&quot;;[.$AC73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X73]=&quot;&quot;;&quot;&quot;;[.$F73])" office:value-type="string" office:string-value="\SI{1}{\joule}" calcext:value-type="string">
            <text:p>\SI{1}{\joule}</text:p>
          </table:table-cell>
          <table:table-cell table:style-name="ce3" table:formula="of:=IF([.X73]=&quot;&quot;;&quot;&quot;;CONCATENATE(&quot;\SI{1}{&quot;;[.$AD73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W73]=&quot;&quot;;&quot;&quot;;&quot;$&quot; &amp; [.$W73] &amp; &quot;$&quot;)" office:value-type="string" office:string-value="$Q \cdot U$" calcext:value-type="string">
            <text:p>$Q \cdot U$</text:p>
          </table:table-cell>
          <table:table-cell table:style-name="ce8" table:formula="of:=IF([.W73]=&quot;&quot;;&quot;&quot;;&quot;$&quot; &amp;[.Y73] &amp; &quot;=&quot; &amp;[.W73] &amp; &quot;$&quot;)" office:value-type="string" office:string-value="$E_{\text{el.}}=Q \cdot U$" calcext:value-type="string">
            <text:p>$E_{\text{el.}}=Q \cdot U$</text:p>
          </table:table-cell>
          <table:table-cell table:style-name="ce8"/>
          <table:table-cell table:style-name="ce3" table:formula="of:=IF([.X73]=&quot;&quot;;&quot;&quot;;[.$AC73])" office:value-type="string" office:string-value="\joule" calcext:value-type="string">
            <text:p>\joule</text:p>
          </table:table-cell>
          <table:table-cell table:style-name="ce7" table:formula="of:=IF([.X7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73]=&quot;&quot;;&quot;&quot;;CONCATENATE(&quot;$&quot;;[.$Y73];&quot;$&quot;))" office:value-type="string" office:string-value="$E_{\text{el.}}$" calcext:value-type="string">
            <text:p>$E_{\text{el.}}$</text:p>
          </table:table-cell>
          <table:table-cell table:style-name="ce3" table:formula="of:=IF([.W73]=&quot;&quot;;&quot;&quot;;&quot;$&quot; &amp;[.Y73] &amp; &quot;=&quot; &amp;[.W73] &amp; &quot;$&quot;)" office:value-type="string" office:string-value="$E_{\text{el.}}=Q \cdot U$" calcext:value-type="string">
            <text:p>$E_{\text{el.}}=Q \cdot U$</text:p>
          </table:table-cell>
          <table:table-cell table:style-name="ce88"/>
          <table:table-cell table:style-name="ce82" office:value-type="string" calcext:value-type="string">
            <text:p>Q \cdot U</text:p>
          </table:table-cell>
          <table:table-cell table:style-name="ce25" office:value-type="string" calcext:value-type="string">
            <text:p>Energie (elektr.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U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4]=&quot;&quot;;&quot;&quot;;[.X74])" office:value-type="string" office:string-value="Kilowattstunde" calcext:value-type="string">
            <text:p>Kilowattstunde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74]=&quot;&quot;;&quot;&quot;;CONCATENATE(&quot;\SI{1}{&quot;;[.$AC74];&quot;}&quot;))" office:value-type="string" office:string-value="\SI{1}{\kWh}" calcext:value-type="string">
            <text:p>\SI{1}{\kWh}</text:p>
          </table:table-cell>
          <table:table-cell table:style-name="ce48" table:formula="of:=IF([.$AB74]=&quot;&quot;;&quot;&quot;;[.$AB74])" office:value-type="string" office:string-value="Kilowattstunde" calcext:value-type="string">
            <text:p>Kilowattstunde</text:p>
          </table:table-cell>
          <table:table-cell table:style-name="ce8"/>
          <table:table-cell table:style-name="ce3" office:value-type="string" calcext:value-type="string">
            <text:p>\SI{<text:span text:style-name="T2">2</text:span>}{\kWh}</text:p>
          </table:table-cell>
          <table:table-cell table:style-name="ce67" office:value-type="string" calcext:value-type="string">
            <text:p>\SI{<text:span text:style-name="T2">7.2</text:span>e6}{\joule}</text:p>
          </table:table-cell>
          <table:table-cell table:style-name="ce3"/>
          <table:table-cell table:style-name="ce3" table:formula="of:=IF([.$W74]=&quot;&quot;;&quot;&quot;;&quot;$&quot; &amp; [.$W74] &amp; &quot;$&quot;)">
            <text:p/>
          </table:table-cell>
          <table:table-cell table:style-name="ce8" table:formula="of:=IF([.W74]=&quot;&quot;;&quot;&quot;;&quot;$&quot; &amp;[.Y74] &amp; &quot;=&quot; &amp;[.W74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74]=&quot;&quot;;&quot;&quot;;&quot;$&quot; &amp;[.Y74] &amp; &quot;=&quot; &amp;[.W74] &amp; &quot;$&quot;)">
            <text:p/>
          </table:table-cell>
          <table:table-cell table:style-name="ce88"/>
          <table:table-cell table:style-name="ce82"/>
          <table:table-cell table:style-name="ce25" office:value-type="string" calcext:value-type="string">
            <text:p>Kilowattstunde</text:p>
          </table:table-cell>
          <table:table-cell/>
          <table:table-cell table:style-name="ce35"/>
          <table:table-cell table:style-name="ce40"/>
          <table:table-cell table:style-name="ce40" office:value-type="string" calcext:value-type="string">
            <text:p>Kilowattstunde</text:p>
          </table:table-cell>
          <table:table-cell office:value-type="string" calcext:value-type="string">
            <text:p>\kWh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5]=&quot;&quot;;&quot;&quot;;[.X75])" office:value-type="string" office:string-value="Gigawattstunde" calcext:value-type="string">
            <text:p>Gigawattstunde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75]=&quot;&quot;;&quot;&quot;;CONCATENATE(&quot;\SI{1}{&quot;;[.$AC75];&quot;}&quot;))" office:value-type="string" office:string-value="\SI{1}{\GWh}" calcext:value-type="string">
            <text:p>\SI{1}{\GWh}</text:p>
          </table:table-cell>
          <table:table-cell table:style-name="ce48" table:formula="of:=IF([.$AB75]=&quot;&quot;;&quot;&quot;;[.$AB75])" office:value-type="string" office:string-value="Gigawattstunde" calcext:value-type="string">
            <text:p>Gigawattstunde</text:p>
          </table:table-cell>
          <table:table-cell table:style-name="ce8"/>
          <table:table-cell table:style-name="ce3" office:value-type="string" calcext:value-type="string">
            <text:p>\SI{<text:span text:style-name="T2">4</text:span>}{\GWh}</text:p>
          </table:table-cell>
          <table:table-cell table:style-name="ce67" office:value-type="string" calcext:value-type="string">
            <text:p>\SI{<text:span text:style-name="T2">1.44</text:span>e13}{\joule}</text:p>
          </table:table-cell>
          <table:table-cell table:style-name="ce3"/>
          <table:table-cell table:style-name="ce3" table:formula="of:=IF([.$W75]=&quot;&quot;;&quot;&quot;;&quot;$&quot; &amp; [.$W75] &amp; &quot;$&quot;)">
            <text:p/>
          </table:table-cell>
          <table:table-cell table:style-name="ce8" table:formula="of:=IF([.W75]=&quot;&quot;;&quot;&quot;;&quot;$&quot; &amp;[.Y75] &amp; &quot;=&quot; &amp;[.W75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75]=&quot;&quot;;&quot;&quot;;&quot;$&quot; &amp;[.Y75] &amp; &quot;=&quot; &amp;[.W75] &amp; &quot;$&quot;)">
            <text:p/>
          </table:table-cell>
          <table:table-cell table:style-name="ce88"/>
          <table:table-cell table:style-name="ce82"/>
          <table:table-cell table:style-name="ce25" office:value-type="string" calcext:value-type="string">
            <text:p>Gigawattstunde</text:p>
          </table:table-cell>
          <table:table-cell/>
          <table:table-cell table:style-name="ce35"/>
          <table:table-cell table:style-name="ce40"/>
          <table:table-cell table:style-name="ce40" office:value-type="string" calcext:value-type="string">
            <text:p>Gigawattstunde</text:p>
          </table:table-cell>
          <table:table-cell office:value-type="string" calcext:value-type="string">
            <text:p>\GWh</text:p>
          </table:table-cell>
          <table:table-cell table:number-columns-repeated="16331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6]=&quot;&quot;;&quot;&quot;;[.X76])" office:value-type="string" office:string-value="Leistung (elektr.)" calcext:value-type="string">
            <text:p>Leistung (elektr.)</text:p>
          </table:table-cell>
          <table:table-cell table:style-name="ce7" table:formula="of:=IF([.$X76]=&quot;&quot;;&quot;&quot;;CONCATENATE(&quot;$&quot;;[.$Y76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76]=&quot;&quot;;&quot;&quot;;CONCATENATE(&quot;$&quot;;[.$Y76];&quot;$&quot;))" office:value-type="string" office:string-value="$P$" calcext:value-type="string">
            <text:p>$P$</text:p>
          </table:table-cell>
          <table:table-cell table:style-name="ce8" table:formula="of:=IF([.$X76]=&quot;&quot;;&quot;&quot;;CONCATENATE(&quot;\SI{1}{&quot;;[.$AC76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76]=&quot;&quot;;&quot;&quot;;CONCATENATE(&quot;\SI{1}{&quot;;[.$AC76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X76]=&quot;&quot;;&quot;&quot;;[.$F76])" office:value-type="string" office:string-value="\SI{1}{\watt}" calcext:value-type="string">
            <text:p>\SI{1}{\watt}</text:p>
          </table:table-cell>
          <table:table-cell table:style-name="ce3" table:formula="of:=IF([.X76]=&quot;&quot;;&quot;&quot;;CONCATENATE(&quot;\SI{1}{&quot;;[.$AD76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W76]=&quot;&quot;;&quot;&quot;;&quot;$&quot; &amp; [.$W76] &amp; &quot;$&quot;)" office:value-type="string" office:string-value="$U\cdot I$" calcext:value-type="string">
            <text:p>$U\cdot I$</text:p>
          </table:table-cell>
          <table:table-cell table:style-name="ce8" table:formula="of:=IF([.W76]=&quot;&quot;;&quot;&quot;;&quot;$&quot; &amp;[.Y76] &amp; &quot;=&quot; &amp;[.W76] &amp; &quot;$&quot;)" office:value-type="string" office:string-value="$P=U\cdot I$" calcext:value-type="string">
            <text:p>$P=U\cdot I$</text:p>
          </table:table-cell>
          <table:table-cell table:style-name="ce8"/>
          <table:table-cell table:style-name="ce3" table:formula="of:=IF([.X76]=&quot;&quot;;&quot;&quot;;[.$AC76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76]=&quot;&quot;;&quot;&quot;;CONCATENATE(&quot;$&quot;;[.$Y76];&quot;$&quot;))" office:value-type="string" office:string-value="$P$" calcext:value-type="string">
            <text:p>$P$</text:p>
          </table:table-cell>
          <table:table-cell table:style-name="ce3" table:formula="of:=IF([.W76]=&quot;&quot;;&quot;&quot;;&quot;$&quot; &amp;[.Y76] &amp; &quot;=&quot; &amp;[.W76] &amp; &quot;$&quot;)" office:value-type="string" office:string-value="$P=U\cdot I$" calcext:value-type="string">
            <text:p>$P=U\cdot I$</text:p>
          </table:table-cell>
          <table:table-cell table:style-name="ce88"/>
          <table:table-cell table:style-name="ce82" office:value-type="string" calcext:value-type="string">
            <text:p>U\cdot I</text:p>
          </table:table-cell>
          <table:table-cell table:style-name="ce25" office:value-type="string" calcext:value-type="string">
            <text:p>Leistung (elektr.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U I 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7]=&quot;&quot;;&quot;&quot;;[.X77])" office:value-type="string" office:string-value="Fläche" calcext:value-type="string">
            <text:p>Fläche</text:p>
          </table:table-cell>
          <table:table-cell table:style-name="ce7" table:formula="of:=IF([.$X77]=&quot;&quot;;&quot;&quot;;CONCATENATE(&quot;$&quot;;[.$Y77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77]=&quot;&quot;;&quot;&quot;;CONCATENATE(&quot;$&quot;;[.$Y77];&quot;$&quot;))" office:value-type="string" office:string-value="$A$" calcext:value-type="string">
            <text:p>$A$</text:p>
          </table:table-cell>
          <table:table-cell table:style-name="ce8" table:formula="of:=IF([.$X77]=&quot;&quot;;&quot;&quot;;CONCATENATE(&quot;\SI{1}{&quot;;[.$AC77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X77]=&quot;&quot;;&quot;&quot;;CONCATENATE(&quot;\SI{1}{&quot;;[.$AC77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B77]=&quot;&quot;;&quot;&quot;;[.$AB77])" office:value-type="string" office:string-value="Quadratmeter" calcext:value-type="string">
            <text:p>Quadratmeter</text:p>
          </table:table-cell>
          <table:table-cell table:style-name="ce8"/>
          <table:table-cell table:style-name="ce61" office:value-type="string" calcext:value-type="string">
            <text:p>\SI{<text:span text:style-name="T2">6.5</text:span>}{\deci\m\squared}</text:p>
          </table:table-cell>
          <table:table-cell table:style-name="ce61" office:value-type="string" calcext:value-type="string">
            <text:p>\SI{<text:span text:style-name="T2">0.065</text:span>}{\m\squared}</text:p>
          </table:table-cell>
          <table:table-cell table:style-name="ce3"/>
          <table:table-cell table:style-name="ce3" table:formula="of:=IF([.$W77]=&quot;&quot;;&quot;&quot;;&quot;$&quot; &amp; [.$W77] &amp; &quot;$&quot;)" office:value-type="string" office:string-value="$l\cdot w$" calcext:value-type="string">
            <text:p>$l\cdot w$</text:p>
          </table:table-cell>
          <table:table-cell table:style-name="ce8" table:formula="of:=IF([.W77]=&quot;&quot;;&quot;&quot;;&quot;$&quot; &amp;[.Y77] &amp; &quot;=&quot; &amp;[.W77] &amp; &quot;$&quot;)" office:value-type="string" office:string-value="$A=l\cdot w$" calcext:value-type="string">
            <text:p>$A=l\cdot w$</text:p>
          </table:table-cell>
          <table:table-cell table:style-name="ce8"/>
          <table:table-cell table:style-name="ce3" table:formula="of:=IF([.X77]=&quot;&quot;;&quot;&quot;;[.$AC77])" office:value-type="string" office:string-value="\meter\squared" calcext:value-type="string">
            <text:p>\meter\squared</text:p>
          </table:table-cell>
          <table:table-cell table:style-name="ce7" table:formula="of:=IF([.X7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77]=&quot;&quot;;&quot;&quot;;CONCATENATE(&quot;$&quot;;[.$Y77];&quot;$&quot;))" office:value-type="string" office:string-value="$A$" calcext:value-type="string">
            <text:p>$A$</text:p>
          </table:table-cell>
          <table:table-cell table:style-name="ce3" table:formula="of:=IF([.W77]=&quot;&quot;;&quot;&quot;;&quot;$&quot; &amp;[.Y77] &amp; &quot;=&quot; &amp;[.W77] &amp; &quot;$&quot;)" office:value-type="string" office:string-value="$A=l\cdot w$" calcext:value-type="string">
            <text:p>$A=l\cdot w$</text:p>
          </table:table-cell>
          <table:table-cell table:style-name="ce88"/>
          <table:table-cell table:style-name="ce82" office:value-type="string" calcext:value-type="string">
            <text:p>l\cdot w</text:p>
          </table:table-cell>
          <table:table-cell table:style-name="ce25" office:value-type="string" calcext:value-type="string">
            <text:p>Fläche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8]=&quot;&quot;;&quot;&quot;;[.X78])" office:value-type="string" office:string-value="Fläche in Ar" calcext:value-type="string">
            <text:p>Fläche in Ar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78]=&quot;&quot;;&quot;&quot;;CONCATENATE(&quot;\SI{1}{&quot;;[.$AC78];&quot;}&quot;))" office:value-type="string" office:string-value="\SI{1}{are}" calcext:value-type="string">
            <text:p>\SI{1}{are}</text:p>
          </table:table-cell>
          <table:table-cell table:style-name="ce48" table:formula="of:=IF([.$AB78]=&quot;&quot;;&quot;&quot;;[.$AB78])">
            <text:p/>
          </table:table-cell>
          <table:table-cell table:style-name="ce9"/>
          <table:table-cell table:style-name="ce61" office:value-type="string" calcext:value-type="string">
            <text:p>\SI{<text:span text:style-name="T2">0.65</text:span>}{a}</text:p>
          </table:table-cell>
          <table:table-cell table:style-name="ce61" office:value-type="string" calcext:value-type="string">
            <text:p>\SI{<text:span text:style-name="T2">65</text:span>}{\m\squared}</text:p>
          </table:table-cell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3" table:formula="of:=IF([.$W78]=&quot;&quot;;&quot;&quot;;&quot;$&quot; &amp; [.$W78] &amp; &quot;$&quot;)" office:value-type="string" office:string-value="$\SI{100}{\m\squared}$" calcext:value-type="string">
            <text:p>$\SI{100}{\m\squared}$</text:p>
          </table:table-cell>
          <table:table-cell table:style-name="ce8" table:formula="of:=IF([.W78]=&quot;&quot;;&quot;&quot;;&quot;$&quot; &amp;[.Y78] &amp; &quot;=&quot; &amp;[.W78] &amp; &quot;$&quot;)" office:value-type="string" office:string-value="$\SI{1}{a}=\SI{100}{\m\squared}$" calcext:value-type="string">
            <text:p>$\SI{1}{a}=\SI{100}{\m\squared}$</text:p>
          </table:table-cell>
          <table:table-cell table:style-name="ce8"/>
          <table:table-cell table:style-name="ce3" table:formula="of:=IF([.X78]=&quot;&quot;;&quot;&quot;;[.$AC78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3" table:formula="of:=IF([.W78]=&quot;&quot;;&quot;&quot;;&quot;$&quot; &amp;[.Y78] &amp; &quot;=&quot; &amp;[.W78] &amp; &quot;$&quot;)" office:value-type="string" office:string-value="$\SI{1}{a}=\SI{100}{\m\squared}$" calcext:value-type="string">
            <text:p>$\SI{1}{a}=\SI{100}{\m\squared}$</text:p>
          </table:table-cell>
          <table:table-cell table:style-name="ce88"/>
          <table:table-cell table:style-name="ce82" office:value-type="string" calcext:value-type="string">
            <text:p>\SI{100}{\m\squared}</text:p>
          </table:table-cell>
          <table:table-cell table:style-name="ce25" office:value-type="string" calcext:value-type="string">
            <text:p>Fläche in Ar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40"/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79]=&quot;&quot;;&quot;&quot;;[.X79])" office:value-type="string" office:string-value="Fläche in Hektar" calcext:value-type="string">
            <text:p>Fläche in Hektar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79]=&quot;&quot;;&quot;&quot;;CONCATENATE(&quot;\SI{1}{&quot;;[.$AC79];&quot;}&quot;))" office:value-type="string" office:string-value="\SI{1}{\hectare}" calcext:value-type="string">
            <text:p>\SI{1}{\hectare}</text:p>
          </table:table-cell>
          <table:table-cell table:style-name="ce48" table:formula="of:=IF([.$AB79]=&quot;&quot;;&quot;&quot;;[.$AB79])" office:value-type="string" office:string-value="Ar" calcext:value-type="string">
            <text:p>Ar</text:p>
          </table:table-cell>
          <table:table-cell table:style-name="ce9"/>
          <table:table-cell table:style-name="ce61" office:value-type="string" calcext:value-type="string">
            <text:p>\SI{<text:span text:style-name="T2">0.35</text:span>}{\hectare}</text:p>
          </table:table-cell>
          <table:table-cell table:style-name="ce61" office:value-type="string" calcext:value-type="string">
            <text:p>\SI{<text:span text:style-name="T2">3500</text:span>}{\m\squared}</text:p>
          </table:table-cell>
          <table:table-cell table:style-name="ce3"/>
          <table:table-cell table:style-name="ce3" table:formula="of:=IF([.$W79]=&quot;&quot;;&quot;&quot;;&quot;$&quot; &amp; [.$W79] &amp; &quot;$&quot;)" office:value-type="string" office:string-value="$\SI{10000}{\m\squared}$" calcext:value-type="string">
            <text:p>$\SI{10000}{\m\squared}$</text:p>
          </table:table-cell>
          <table:table-cell table:style-name="ce8" table:formula="of:=IF([.W79]=&quot;&quot;;&quot;&quot;;&quot;$&quot; &amp;[.Y79] &amp; &quot;=&quot; &amp;[.W79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"/>
          <table:table-cell table:style-name="ce3" table:formula="of:=IF([.X79]=&quot;&quot;;&quot;&quot;;[.$AC79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3" table:formula="of:=IF([.W79]=&quot;&quot;;&quot;&quot;;&quot;$&quot; &amp;[.Y79] &amp; &quot;=&quot; &amp;[.W79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8"/>
          <table:table-cell table:style-name="ce82" office:value-type="string" calcext:value-type="string">
            <text:p>\SI{10000}{\m\squared}</text:p>
          </table:table-cell>
          <table:table-cell table:style-name="ce25" office:value-type="string" calcext:value-type="string">
            <text:p>Fläche in Hektar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Ar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0]=&quot;&quot;;&quot;&quot;;[.X80])" office:value-type="string" office:string-value="Frequenz" calcext:value-type="string">
            <text:p>Frequenz</text:p>
          </table:table-cell>
          <table:table-cell table:style-name="ce7" table:formula="of:=IF([.$X80]=&quot;&quot;;&quot;&quot;;CONCATENATE(&quot;$&quot;;[.$Y80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80]=&quot;&quot;;&quot;&quot;;CONCATENATE(&quot;$&quot;;[.$Y80];&quot;$&quot;))" office:value-type="string" office:string-value="$f$" calcext:value-type="string">
            <text:p>$f$</text:p>
          </table:table-cell>
          <table:table-cell table:style-name="ce8" table:formula="of:=IF([.$X80]=&quot;&quot;;&quot;&quot;;CONCATENATE(&quot;\SI{1}{&quot;;[.$AC80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X80]=&quot;&quot;;&quot;&quot;;CONCATENATE(&quot;\SI{1}{&quot;;[.$AC80];&quot;}&quot;))" office:value-type="string" office:string-value="\SI{1}{\hertz}" calcext:value-type="string">
            <text:p>\SI{1}{\hertz}</text:p>
          </table:table-cell>
          <table:table-cell table:style-name="ce48" table:formula="of:=IF([.$AB80]=&quot;&quot;;&quot;&quot;;[.$AB80])" office:value-type="string" office:string-value="Hertz" calcext:value-type="string">
            <text:p>Hertz</text:p>
          </table:table-cell>
          <table:table-cell table:style-name="ce8"/>
          <table:table-cell table:style-name="ce3" table:formula="of:=IF([.$X80]=&quot;&quot;;&quot;&quot;;[.$F80])" office:value-type="string" office:string-value="\SI{1}{\hertz}" calcext:value-type="string">
            <text:p>\SI{1}{\hertz}</text:p>
          </table:table-cell>
          <table:table-cell table:style-name="ce61" table:formula="of:=IF([.X80]=&quot;&quot;;&quot;&quot;;CONCATENATE(&quot;\si{&quot;;[.$AD80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W80]=&quot;&quot;;&quot;&quot;;&quot;$&quot; &amp; [.$W80] &amp; &quot;$&quot;)" office:value-type="string" office:string-value="$\frac{N}{t}$" calcext:value-type="string">
            <text:p>$\frac{N}{t}$</text:p>
          </table:table-cell>
          <table:table-cell table:style-name="ce8" table:formula="of:=IF([.W80]=&quot;&quot;;&quot;&quot;;&quot;$&quot; &amp;[.Y80] &amp; &quot;=&quot; &amp;[.W80] &amp; &quot;$&quot;)" office:value-type="string" office:string-value="$f=\frac{N}{t}$" calcext:value-type="string">
            <text:p>$f=\frac{N}{t}$</text:p>
          </table:table-cell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3" table:formula="of:=IF([.X80]=&quot;&quot;;&quot;&quot;;[.$AC80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X80]=&quot;&quot;;&quot;&quot;;CONCATENATE(&quot;$&quot;;[.$Y80];&quot;$&quot;))" office:value-type="string" office:string-value="$f$" calcext:value-type="string">
            <text:p>$f$</text:p>
          </table:table-cell>
          <table:table-cell table:style-name="ce3" table:formula="of:=IF([.W80]=&quot;&quot;;&quot;&quot;;&quot;$&quot; &amp;[.Y80] &amp; &quot;=&quot; &amp;[.W80] &amp; &quot;$&quot;)" office:value-type="string" office:string-value="$f=\frac{N}{t}$" calcext:value-type="string">
            <text:p>$f=\frac{N}{t}$</text:p>
          </table:table-cell>
          <table:table-cell table:style-name="ce88"/>
          <table:table-cell table:style-name="ce82" office:value-type="string" calcext:value-type="string">
            <text:p>\frac{N}{t}</text:p>
          </table:table-cell>
          <table:table-cell table:style-name="ce25" office:value-type="string" calcext:value-type="string">
            <text:p>Frequenz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40" office:value-type="string" calcext:value-type="string">
            <text:p>Hertz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1]=&quot;&quot;;&quot;&quot;;[.X81])" office:value-type="string" office:string-value="Geschwindigkeit" calcext:value-type="string">
            <text:p>Geschwindigkeit</text:p>
          </table:table-cell>
          <table:table-cell table:style-name="ce7" table:formula="of:=IF([.$X81]=&quot;&quot;;&quot;&quot;;CONCATENATE(&quot;$&quot;;[.$Y8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81]=&quot;&quot;;&quot;&quot;;CONCATENATE(&quot;$&quot;;[.$Y81];&quot;$&quot;))" office:value-type="string" office:string-value="$v$" calcext:value-type="string">
            <text:p>$v$</text:p>
          </table:table-cell>
          <table:table-cell table:style-name="ce8" table:formula="of:=IF([.$X81]=&quot;&quot;;&quot;&quot;;CONCATENATE(&quot;\SI{1}{&quot;;[.$AC81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X81]=&quot;&quot;;&quot;&quot;;CONCATENATE(&quot;\SI{1}{&quot;;[.$AC81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B81]=&quot;&quot;;&quot;&quot;;[.$AB81])">
            <text:p/>
          </table:table-cell>
          <table:table-cell table:style-name="ce8"/>
          <table:table-cell table:style-name="ce61" office:value-type="string" calcext:value-type="string">
            <text:p>\SI{<text:span text:style-name="T2">54</text:span>}{\km\per\hour}</text:p>
          </table:table-cell>
          <table:table-cell table:style-name="ce3" office:value-type="string" calcext:value-type="string">
            <text:p>\SI{<text:span text:style-name="T2">15</text:span>}{\m\per\s}</text:p>
          </table:table-cell>
          <table:table-cell table:style-name="ce3"/>
          <table:table-cell table:style-name="ce3" table:formula="of:=IF([.$W81]=&quot;&quot;;&quot;&quot;;&quot;$&quot; &amp; [.$W81] &amp; &quot;$&quot;)" office:value-type="string" office:string-value="$\frac{\Delta s}{\Delta t}$" calcext:value-type="string">
            <text:p>$\frac{\Delta s}{\Delta t}$</text:p>
          </table:table-cell>
          <table:table-cell table:style-name="ce8" table:formula="of:=IF([.W81]=&quot;&quot;;&quot;&quot;;&quot;$&quot; &amp;[.Y81] &amp; &quot;=&quot; &amp;[.W81] &amp; &quot;$&quot;)" office:value-type="string" office:string-value="$v=\frac{\Delta s}{\Delta t}$" calcext:value-type="string">
            <text:p>$v=\frac{\Delta s}{\Delta t}$</text:p>
          </table:table-cell>
          <table:table-cell table:style-name="ce8"/>
          <table:table-cell table:style-name="ce3" table:formula="of:=IF([.X81]=&quot;&quot;;&quot;&quot;;[.$AC81])" office:value-type="string" office:string-value="\meter\per\second" calcext:value-type="string">
            <text:p>\meter\per\second</text:p>
          </table:table-cell>
          <table:table-cell table:style-name="ce7" table:formula="of:=IF([.X8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81]=&quot;&quot;;&quot;&quot;;CONCATENATE(&quot;$&quot;;[.$Y81];&quot;$&quot;))" office:value-type="string" office:string-value="$v$" calcext:value-type="string">
            <text:p>$v$</text:p>
          </table:table-cell>
          <table:table-cell table:style-name="ce3" table:formula="of:=IF([.W81]=&quot;&quot;;&quot;&quot;;&quot;$&quot; &amp;[.Y81] &amp; &quot;=&quot; &amp;[.W81] &amp; &quot;$&quot;)" office:value-type="string" office:string-value="$v=\frac{\Delta s}{\Delta t}$" calcext:value-type="string">
            <text:p>$v=\frac{\Delta s}{\Delta t}$</text:p>
          </table:table-cell>
          <table:table-cell table:style-name="ce88"/>
          <table:table-cell table:style-name="ce82" office:value-type="string" calcext:value-type="string">
            <text:p>\frac{\Delta s}{\Delta t}</text:p>
          </table:table-cell>
          <table:table-cell table:style-name="ce25" office:value-type="string" calcext:value-type="string">
            <text:p>Geschwindigkeit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40"/>
          <table:table-cell table:number-columns-repeated="2" office:value-type="string" calcext:value-type="string">
            <text:p>\meter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2]=&quot;&quot;;&quot;&quot;;[.X82])" office:value-type="string" office:string-value="Gravitationsfeldstärke" calcext:value-type="string">
            <text:p>Gravitationsfeldstärke</text:p>
          </table:table-cell>
          <table:table-cell table:style-name="ce7" table:formula="of:=IF([.$X82]=&quot;&quot;;&quot;&quot;;CONCATENATE(&quot;$&quot;;[.$Y82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X82]=&quot;&quot;;&quot;&quot;;CONCATENATE(&quot;$&quot;;[.$Y82];&quot;$&quot;))" office:value-type="string" office:string-value="$g$" calcext:value-type="string">
            <text:p>$g$</text:p>
          </table:table-cell>
          <table:table-cell table:style-name="ce8" table:formula="of:=IF([.$X82]=&quot;&quot;;&quot;&quot;;CONCATENATE(&quot;\SI{1}{&quot;;[.$AC82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X82]=&quot;&quot;;&quot;&quot;;CONCATENATE(&quot;\SI{1}{&quot;;[.$AC82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B82]=&quot;&quot;;&quot;&quot;;[.$AB82])">
            <text:p/>
          </table:table-cell>
          <table:table-cell table:style-name="ce8"/>
          <table:table-cell table:style-name="ce3" table:formula="of:=IF([.$X82]=&quot;&quot;;&quot;&quot;;[.$F82])" office:value-type="string" office:string-value="\SI{1}{\newton\per\kg}" calcext:value-type="string">
            <text:p>\SI{1}{\newton\per\kg}</text:p>
          </table:table-cell>
          <table:table-cell table:style-name="ce3" table:formula="of:=IF([.X82]=&quot;&quot;;&quot;&quot;;CONCATENATE(&quot;\SI{1}{&quot;;[.$AD82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W82]=&quot;&quot;;&quot;&quot;;&quot;$&quot; &amp; [.$W82] &amp; &quot;$&quot;)" office:value-type="string" office:string-value="$\frac{F}{m}$" calcext:value-type="string">
            <text:p>$\frac{F}{m}$</text:p>
          </table:table-cell>
          <table:table-cell table:style-name="ce8" table:formula="of:=IF([.W82]=&quot;&quot;;&quot;&quot;;&quot;$&quot; &amp;[.Y82] &amp; &quot;=&quot; &amp;[.W82] &amp; &quot;$&quot;)" office:value-type="string" office:string-value="$g=\frac{F}{m}$" calcext:value-type="string">
            <text:p>$g=\frac{F}{m}$</text:p>
          </table:table-cell>
          <table:table-cell table:style-name="ce8"/>
          <table:table-cell table:style-name="ce3" table:formula="of:=IF([.X82]=&quot;&quot;;&quot;&quot;;[.$AC82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82]=&quot;&quot;;&quot;&quot;;CONCATENATE(&quot;$&quot;;[.$Y82];&quot;$&quot;))" office:value-type="string" office:string-value="$g$" calcext:value-type="string">
            <text:p>$g$</text:p>
          </table:table-cell>
          <table:table-cell table:style-name="ce3" table:formula="of:=IF([.W82]=&quot;&quot;;&quot;&quot;;&quot;$&quot; &amp;[.Y82] &amp; &quot;=&quot; &amp;[.W82] &amp; &quot;$&quot;)" office:value-type="string" office:string-value="$g=\frac{F}{m}$" calcext:value-type="string">
            <text:p>$g=\frac{F}{m}$</text:p>
          </table:table-cell>
          <table:table-cell table:style-name="ce88"/>
          <table:table-cell table:style-name="ce82" office:value-type="string" calcext:value-type="string">
            <text:p>\frac{F}{m}</text:p>
          </table:table-cell>
          <table:table-cell table:style-name="ce25" office:value-type="string" calcext:value-type="string">
            <text:p>Gravitationsfeldstärke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4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3]=&quot;&quot;;&quot;&quot;;[.X83])" office:value-type="string" office:string-value="Impuls" calcext:value-type="string">
            <text:p>Impuls</text:p>
          </table:table-cell>
          <table:table-cell table:style-name="ce7" table:formula="of:=IF([.$X83]=&quot;&quot;;&quot;&quot;;CONCATENATE(&quot;$&quot;;[.$Y83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83]=&quot;&quot;;&quot;&quot;;CONCATENATE(&quot;$&quot;;[.$Y83];&quot;$&quot;))" office:value-type="string" office:string-value="$p$" calcext:value-type="string">
            <text:p>$p$</text:p>
          </table:table-cell>
          <table:table-cell table:style-name="ce8" table:formula="of:=IF([.$X83]=&quot;&quot;;&quot;&quot;;CONCATENATE(&quot;\SI{1}{&quot;;[.$AC83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X83]=&quot;&quot;;&quot;&quot;;CONCATENATE(&quot;\SI{1}{&quot;;[.$AC83];&quot;}&quot;))" office:value-type="string" office:string-value="\SI{1}{\huygens}" calcext:value-type="string">
            <text:p>\SI{1}{\huygens}</text:p>
          </table:table-cell>
          <table:table-cell table:style-name="ce48" table:formula="of:=IF([.$AB83]=&quot;&quot;;&quot;&quot;;[.$AB83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X83]=&quot;&quot;;&quot;&quot;;[.$F83])" office:value-type="string" office:string-value="\SI{1}{\huygens}" calcext:value-type="string">
            <text:p>\SI{1}{\huygens}</text:p>
          </table:table-cell>
          <table:table-cell table:style-name="ce3" table:formula="of:=IF([.X83]=&quot;&quot;;&quot;&quot;;CONCATENATE(&quot;\SI{1}{&quot;;[.$AD83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W83]=&quot;&quot;;&quot;&quot;;&quot;$&quot; &amp; [.$W83] &amp; &quot;$&quot;)" office:value-type="string" office:string-value="$m \cdot v$" calcext:value-type="string">
            <text:p>$m \cdot v$</text:p>
          </table:table-cell>
          <table:table-cell table:style-name="ce8" table:formula="of:=IF([.W83]=&quot;&quot;;&quot;&quot;;&quot;$&quot; &amp;[.Y83] &amp; &quot;=&quot; &amp;[.W83] &amp; &quot;$&quot;)" office:value-type="string" office:string-value="$p=m \cdot v$" calcext:value-type="string">
            <text:p>$p=m \cdot v$</text:p>
          </table:table-cell>
          <table:table-cell table:style-name="ce8"/>
          <table:table-cell table:style-name="ce3" table:formula="of:=IF([.X83]=&quot;&quot;;&quot;&quot;;[.$AC83])" office:value-type="string" office:string-value="\huygens" calcext:value-type="string">
            <text:p>\huygens</text:p>
          </table:table-cell>
          <table:table-cell table:style-name="ce7" table:formula="of:=IF([.X8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83]=&quot;&quot;;&quot;&quot;;CONCATENATE(&quot;$&quot;;[.$Y83];&quot;$&quot;))" office:value-type="string" office:string-value="$p$" calcext:value-type="string">
            <text:p>$p$</text:p>
          </table:table-cell>
          <table:table-cell table:style-name="ce3" table:formula="of:=IF([.W83]=&quot;&quot;;&quot;&quot;;&quot;$&quot; &amp;[.Y83] &amp; &quot;=&quot; &amp;[.W83] &amp; &quot;$&quot;)" office:value-type="string" office:string-value="$p=m \cdot v$" calcext:value-type="string">
            <text:p>$p=m \cdot v$</text:p>
          </table:table-cell>
          <table:table-cell table:style-name="ce88"/>
          <table:table-cell table:style-name="ce82" office:value-type="string" calcext:value-type="string">
            <text:p>m \cdot v</text:p>
          </table:table-cell>
          <table:table-cell table:style-name="ce25" office:value-type="string" calcext:value-type="string">
            <text:p>Impuls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4]=&quot;&quot;;&quot;&quot;;[.X84])">
            <text:p/>
          </table:table-cell>
          <table:table-cell table:style-name="ce7" table:formula="of:=IF([.$X84]=&quot;&quot;;&quot;&quot;;CONCATENATE(&quot;$&quot;;[.$Y84];&quot;$&quot;))">
            <text:p/>
          </table:table-cell>
          <table:table-cell table:style-name="ce7"/>
          <table:table-cell table:style-name="ce7" table:formula="of:=IF([.$X84]=&quot;&quot;;&quot;&quot;;CONCATENATE(&quot;$&quot;;[.$Y84];&quot;$&quot;))">
            <text:p/>
          </table:table-cell>
          <table:table-cell table:style-name="ce8" table:formula="of:=IF([.$X84]=&quot;&quot;;&quot;&quot;;CONCATENATE(&quot;\SI{1}{&quot;;[.$AC84];&quot;}&quot;))">
            <text:p/>
          </table:table-cell>
          <table:table-cell table:style-name="ce8"/>
          <table:table-cell table:style-name="ce48" table:formula="of:=IF([.$X84]=&quot;&quot;;&quot;&quot;;CONCATENATE(&quot;\SI{1}{&quot;;[.$AC84];&quot;}&quot;))">
            <text:p/>
          </table:table-cell>
          <table:table-cell table:style-name="ce51"/>
          <table:table-cell table:style-name="ce8"/>
          <table:table-cell table:style-name="ce3" table:formula="of:=IF([.$X84]=&quot;&quot;;&quot;&quot;;[.$F84])">
            <text:p/>
          </table:table-cell>
          <table:table-cell table:style-name="ce65"/>
          <table:table-cell table:style-name="ce3"/>
          <table:table-cell table:style-name="ce3" table:formula="of:=IF([.$W84]=&quot;&quot;;&quot;&quot;;&quot;$&quot; &amp; [.$W84] &amp; &quot;$&quot;)" office:value-type="string" office:string-value="$-N\,\frac{\Delta \Phi}{\Delta t}$" calcext:value-type="string">
            <text:p>$-N\,\frac{\Delta \Phi}{\Delta t}$</text:p>
          </table:table-cell>
          <table:table-cell table:style-name="ce8" table:formula="of:=IF([.W84]=&quot;&quot;;&quot;&quot;;&quot;$&quot; &amp;[.Y84] &amp; &quot;=&quot; &amp;[.W84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"/>
          <table:table-cell table:style-name="ce3" table:formula="of:=IF([.X84]=&quot;&quot;;&quot;&quot;;[.$AC84])">
            <text:p/>
          </table:table-cell>
          <table:table-cell table:style-name="ce7" table:formula="of:=IF([.X84]=&quot;&quot;;&quot;&quot;;&quot;xxx&quot;)">
            <text:p/>
          </table:table-cell>
          <table:table-cell table:style-name="ce7"/>
          <table:table-cell table:style-name="ce7" table:formula="of:=IF([.$X84]=&quot;&quot;;&quot;&quot;;CONCATENATE(&quot;$&quot;;[.$Y84];&quot;$&quot;))">
            <text:p/>
          </table:table-cell>
          <table:table-cell table:style-name="ce3" table:formula="of:=IF([.W84]=&quot;&quot;;&quot;&quot;;&quot;$&quot; &amp;[.Y84] &amp; &quot;=&quot; &amp;[.W84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8"/>
          <table:table-cell table:style-name="ce82" office:value-type="string" calcext:value-type="string">
            <text:p>-N\,\frac{\Delta \Phi}{\Delta t}</text:p>
          </table:table-cell>
          <table:table-cell table:style-name="ce25"/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5]=&quot;&quot;;&quot;&quot;;[.X85])" office:value-type="string" office:string-value="Induktivität" calcext:value-type="string">
            <text:p>Induktivität</text:p>
          </table:table-cell>
          <table:table-cell table:style-name="ce7" table:formula="of:=IF([.$X85]=&quot;&quot;;&quot;&quot;;CONCATENATE(&quot;$&quot;;[.$Y8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85]=&quot;&quot;;&quot;&quot;;CONCATENATE(&quot;$&quot;;[.$Y85];&quot;$&quot;))" office:value-type="string" office:string-value="$L$" calcext:value-type="string">
            <text:p>$L$</text:p>
          </table:table-cell>
          <table:table-cell table:style-name="ce8" table:formula="of:=IF([.$X85]=&quot;&quot;;&quot;&quot;;CONCATENATE(&quot;\SI{1}{&quot;;[.$AC85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X85]=&quot;&quot;;&quot;&quot;;CONCATENATE(&quot;\SI{1}{&quot;;[.$AC85];&quot;}&quot;))" office:value-type="string" office:string-value="\SI{1}{\henry}" calcext:value-type="string">
            <text:p>\SI{1}{\henry}</text:p>
          </table:table-cell>
          <table:table-cell table:style-name="ce48" table:formula="of:=IF([.$AB85]=&quot;&quot;;&quot;&quot;;[.$AB85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X85]=&quot;&quot;;&quot;&quot;;[.$F85])" office:value-type="string" office:string-value="\SI{1}{\henry}" calcext:value-type="string">
            <text:p>\SI{1}{\henry}</text:p>
          </table:table-cell>
          <table:table-cell table:style-name="ce65"/>
          <table:table-cell table:style-name="ce3"/>
          <table:table-cell table:style-name="ce3" table:formula="of:=IF([.$W85]=&quot;&quot;;&quot;&quot;;&quot;$&quot; &amp; [.$W85] &amp; &quot;$&quot;)" office:value-type="string" office:string-value="$L \cdot \frac{\Delta I}{\Delta t}$" calcext:value-type="string">
            <text:p>$L \cdot \frac{\Delta I}{\Delta t}$</text:p>
          </table:table-cell>
          <table:table-cell table:style-name="ce9"/>
          <table:table-cell table:style-name="ce8"/>
          <table:table-cell table:style-name="ce3" table:formula="of:=IF([.X85]=&quot;&quot;;&quot;&quot;;[.$AC85])" office:value-type="string" office:string-value="\henry" calcext:value-type="string">
            <text:p>\henry</text:p>
          </table:table-cell>
          <table:table-cell table:style-name="ce7" table:formula="of:=IF([.X8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85]=&quot;&quot;;&quot;&quot;;CONCATENATE(&quot;$&quot;;[.$Y85];&quot;$&quot;))" office:value-type="string" office:string-value="$L$" calcext:value-type="string">
            <text:p>$L$</text:p>
          </table:table-cell>
          <table:table-cell table:style-name="ce3" table:formula="of:=IF([.W85]=&quot;&quot;;&quot;&quot;;&quot;$V_L&quot; &amp; &quot;=&quot; &amp;[.W85] &amp; &quot;$&quot;)" office:value-type="string" office:string-value="$V_L=L \cdot \frac{\Delta I}{\Delta t}$" calcext:value-type="string">
            <text:p>$V_L=L \cdot \frac{\Delta I}{\Delta t}$</text:p>
          </table:table-cell>
          <table:table-cell table:style-name="ce88"/>
          <table:table-cell table:style-name="ce108" office:value-type="string" calcext:value-type="string">
            <text:p>L \cdot \frac{\Delta I}{\Delta t}</text:p>
          </table:table-cell>
          <table:table-cell table:style-name="ce25" office:value-type="string" calcext:value-type="string">
            <text:p>Induktivität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V_L / (dI/dt) </text:p>
          </table:table-cell>
          <table:table-cell table:style-name="ce41" office:value-type="string" calcext:value-type="string">
            <text:p>H </text:p>
          </table:table-cell>
          <table:table-cell table:style-name="ce41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6]=&quot;&quot;;&quot;&quot;;[.X86])" office:value-type="string" office:string-value="Intensität" calcext:value-type="string">
            <text:p>Intensität</text:p>
          </table:table-cell>
          <table:table-cell table:style-name="ce7" table:formula="of:=IF([.$X86]=&quot;&quot;;&quot;&quot;;CONCATENATE(&quot;$&quot;;[.$Y86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86]=&quot;&quot;;&quot;&quot;;CONCATENATE(&quot;$&quot;;[.$Y86];&quot;$&quot;))" office:value-type="string" office:string-value="$I$" calcext:value-type="string">
            <text:p>$I$</text:p>
          </table:table-cell>
          <table:table-cell table:style-name="ce8" table:formula="of:=IF([.$X86]=&quot;&quot;;&quot;&quot;;CONCATENATE(&quot;\SI{1}{&quot;;[.$AC86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X86]=&quot;&quot;;&quot;&quot;;CONCATENATE(&quot;\SI{1}{&quot;;[.$AC86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B86]=&quot;&quot;;&quot;&quot;;[.$AB86])">
            <text:p/>
          </table:table-cell>
          <table:table-cell table:style-name="ce8"/>
          <table:table-cell table:style-name="ce3" table:formula="of:=IF([.$X86]=&quot;&quot;;&quot;&quot;;[.$F86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X86]=&quot;&quot;;&quot;&quot;;CONCATENATE(&quot;\SI{1}{&quot;;[.$AD86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W86]=&quot;&quot;;&quot;&quot;;&quot;$&quot; &amp; [.$W86] &amp; &quot;$&quot;)" office:value-type="string" office:string-value="$\frac{\Delta E}{A\,\Delta t}$" calcext:value-type="string">
            <text:p>$\frac{\Delta E}{A\,\Delta t}$</text:p>
          </table:table-cell>
          <table:table-cell table:style-name="ce8" table:formula="of:=IF([.W86]=&quot;&quot;;&quot;&quot;;&quot;$&quot; &amp;[.Y86] &amp; &quot;=&quot; &amp;[.W86] &amp; &quot;$&quot;)" office:value-type="string" office:string-value="$I=\frac{\Delta E}{A\,\Delta t}$" calcext:value-type="string">
            <text:p>$I=\frac{\Delta E}{A\,\Delta t}$</text:p>
          </table:table-cell>
          <table:table-cell table:style-name="ce8"/>
          <table:table-cell table:style-name="ce3" table:formula="of:=IF([.X86]=&quot;&quot;;&quot;&quot;;[.$AC86])" office:value-type="string" office:string-value="\watt\per\meter\squared" calcext:value-type="string">
            <text:p>\watt\per\meter\squared</text:p>
          </table:table-cell>
          <table:table-cell table:style-name="ce7" table:formula="of:=IF([.X8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86]=&quot;&quot;;&quot;&quot;;CONCATENATE(&quot;$&quot;;[.$Y86];&quot;$&quot;))" office:value-type="string" office:string-value="$I$" calcext:value-type="string">
            <text:p>$I$</text:p>
          </table:table-cell>
          <table:table-cell table:style-name="ce3" table:formula="of:=IF([.W86]=&quot;&quot;;&quot;&quot;;&quot;$&quot; &amp;[.Y86] &amp; &quot;=&quot; &amp;[.W86] &amp; &quot;$&quot;)" office:value-type="string" office:string-value="$I=\frac{\Delta E}{A\,\Delta t}$" calcext:value-type="string">
            <text:p>$I=\frac{\Delta E}{A\,\Delta t}$</text:p>
          </table:table-cell>
          <table:table-cell table:style-name="ce88"/>
          <table:table-cell table:style-name="ce82" office:value-type="string" calcext:value-type="string">
            <text:p>\frac{\Delta E}{A\,\Delta t}</text:p>
          </table:table-cell>
          <table:table-cell table:style-name="ce25" office:value-type="string" calcext:value-type="string">
            <text:p>Intensitä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4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41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87]=&quot;&quot;;&quot;&quot;;[.X87])" office:value-type="string" office:string-value="Kapazität" calcext:value-type="string">
            <text:p>Kapazität</text:p>
          </table:table-cell>
          <table:table-cell table:style-name="ce7" table:formula="of:=IF([.$X87]=&quot;&quot;;&quot;&quot;;CONCATENATE(&quot;$&quot;;[.$Y87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X87]=&quot;&quot;;&quot;&quot;;CONCATENATE(&quot;$&quot;;[.$Y87];&quot;$&quot;))" office:value-type="string" office:string-value="$C$" calcext:value-type="string">
            <text:p>$C$</text:p>
          </table:table-cell>
          <table:table-cell table:style-name="ce8" table:formula="of:=IF([.$X87]=&quot;&quot;;&quot;&quot;;CONCATENATE(&quot;\SI{1}{&quot;;[.$AC87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X87]=&quot;&quot;;&quot;&quot;;CONCATENATE(&quot;\SI{1}{&quot;;[.$AC87];&quot;}&quot;))" office:value-type="string" office:string-value="\SI{1}{\farad}" calcext:value-type="string">
            <text:p>\SI{1}{\farad}</text:p>
          </table:table-cell>
          <table:table-cell table:style-name="ce48" table:formula="of:=IF([.$AB87]=&quot;&quot;;&quot;&quot;;[.$AB87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X87]=&quot;&quot;;&quot;&quot;;[.$F87])" office:value-type="string" office:string-value="\SI{1}{\farad}" calcext:value-type="string">
            <text:p>\SI{1}{\farad}</text:p>
          </table:table-cell>
          <table:table-cell table:style-name="ce3" table:formula="of:=IF([.X87]=&quot;&quot;;&quot;&quot;;CONCATENATE(&quot;\SI{1}{&quot;;[.$AD87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W87]=&quot;&quot;;&quot;&quot;;&quot;$&quot; &amp; [.$W87] &amp; &quot;$&quot;)" office:value-type="string" office:string-value="$CU$" calcext:value-type="string">
            <text:p>$CU$</text:p>
          </table:table-cell>
          <table:table-cell table:style-name="ce9"/>
          <table:table-cell table:style-name="ce8"/>
          <table:table-cell table:style-name="ce3" table:formula="of:=IF([.X87]=&quot;&quot;;&quot;&quot;;[.$AC87])" office:value-type="string" office:string-value="\farad" calcext:value-type="string">
            <text:p>\farad</text:p>
          </table:table-cell>
          <table:table-cell table:style-name="ce7" table:formula="of:=IF([.X8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87]=&quot;&quot;;&quot;&quot;;CONCATENATE(&quot;$&quot;;[.$Y87];&quot;$&quot;))" office:value-type="string" office:string-value="$C$" calcext:value-type="string">
            <text:p>$C$</text:p>
          </table:table-cell>
          <table:table-cell table:style-name="ce61" table:formula="of:=IF([.W87]=&quot;&quot;;&quot;&quot;;&quot;$Q&quot;  &amp; &quot;=&quot; &amp;[.W87] &amp; &quot;$&quot;)" office:value-type="string" office:string-value="$Q=CU$" calcext:value-type="string">
            <text:p>$Q=CU$</text:p>
          </table:table-cell>
          <table:table-cell table:style-name="ce88"/>
          <table:table-cell table:style-name="ce82" office:value-type="string" calcext:value-type="string">
            <text:p>CU</text:p>
          </table:table-cell>
          <table:table-cell table:style-name="ce25" office:value-type="string" calcext:value-type="string">
            <text:p>Kapazität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U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88]=&quot;&quot;;&quot;&quot;;[.X88])" office:value-type="string" office:string-value="Kraft" calcext:value-type="string">
            <text:p>Kraft</text:p>
          </table:table-cell>
          <table:table-cell table:style-name="ce7" table:formula="of:=IF([.$X88]=&quot;&quot;;&quot;&quot;;CONCATENATE(&quot;$&quot;;[.$Y88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88]=&quot;&quot;;&quot;&quot;;CONCATENATE(&quot;$&quot;;[.$Y88];&quot;$&quot;))" office:value-type="string" office:string-value="$F$" calcext:value-type="string">
            <text:p>$F$</text:p>
          </table:table-cell>
          <table:table-cell table:style-name="ce8" table:formula="of:=IF([.$X88]=&quot;&quot;;&quot;&quot;;CONCATENATE(&quot;\SI{1}{&quot;;[.$AC88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X88]=&quot;&quot;;&quot;&quot;;CONCATENATE(&quot;\SI{1}{&quot;;[.$AC88];&quot;}&quot;))" office:value-type="string" office:string-value="\SI{1}{\newton}" calcext:value-type="string">
            <text:p>\SI{1}{\newton}</text:p>
          </table:table-cell>
          <table:table-cell table:style-name="ce48" table:formula="of:=IF([.$AB88]=&quot;&quot;;&quot;&quot;;[.$AB88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X88]=&quot;&quot;;&quot;&quot;;[.$F88])" office:value-type="string" office:string-value="\SI{1}{\newton}" calcext:value-type="string">
            <text:p>\SI{1}{\newton}</text:p>
          </table:table-cell>
          <table:table-cell table:style-name="ce3" table:formula="of:=IF([.X88]=&quot;&quot;;&quot;&quot;;CONCATENATE(&quot;\SI{1}{&quot;;[.$AD88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W88]=&quot;&quot;;&quot;&quot;;&quot;$&quot; &amp; [.$W88] &amp; &quot;$&quot;)" office:value-type="string" office:string-value="$m\cdot a$" calcext:value-type="string">
            <text:p>$m\cdot a$</text:p>
          </table:table-cell>
          <table:table-cell table:style-name="ce8" table:formula="of:=IF([.W88]=&quot;&quot;;&quot;&quot;;&quot;$&quot; &amp;[.Y88] &amp; &quot;=&quot; &amp;[.W88] &amp; &quot;$&quot;)" office:value-type="string" office:string-value="$F=m\cdot a$" calcext:value-type="string">
            <text:p>$F=m\cdot a$</text:p>
          </table:table-cell>
          <table:table-cell table:style-name="ce8"/>
          <table:table-cell table:style-name="ce3" table:formula="of:=IF([.X88]=&quot;&quot;;&quot;&quot;;[.$AC88])" office:value-type="string" office:string-value="\newton" calcext:value-type="string">
            <text:p>\newton</text:p>
          </table:table-cell>
          <table:table-cell table:style-name="ce7" table:formula="of:=IF([.X8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88]=&quot;&quot;;&quot;&quot;;CONCATENATE(&quot;$&quot;;[.$Y88];&quot;$&quot;))" office:value-type="string" office:string-value="$F$" calcext:value-type="string">
            <text:p>$F$</text:p>
          </table:table-cell>
          <table:table-cell table:style-name="ce3" table:formula="of:=IF([.W88]=&quot;&quot;;&quot;&quot;;&quot;$&quot; &amp;[.Y88] &amp; &quot;=&quot; &amp;[.W88] &amp; &quot;$&quot;)" office:value-type="string" office:string-value="$F=m\cdot a$" calcext:value-type="string">
            <text:p>$F=m\cdot a$</text:p>
          </table:table-cell>
          <table:table-cell table:style-name="ce88"/>
          <table:table-cell table:style-name="ce82" office:value-type="string" calcext:value-type="string">
            <text:p>m\cdot a</text:p>
          </table:table-cell>
          <table:table-cell table:style-name="ce25" office:value-type="string" calcext:value-type="string">
            <text:p>Kraft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89]=&quot;&quot;;&quot;&quot;;[.X89])" office:value-type="string" office:string-value="Kreisfrequenz" calcext:value-type="string">
            <text:p>Kreisfrequenz</text:p>
          </table:table-cell>
          <table:table-cell table:style-name="ce7" table:formula="of:=IF([.$X89]=&quot;&quot;;&quot;&quot;;CONCATENATE(&quot;$&quot;;[.$Y89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89]=&quot;&quot;;&quot;&quot;;CONCATENATE(&quot;$&quot;;[.$Y89];&quot;$&quot;))" office:value-type="string" office:string-value="$\omega$" calcext:value-type="string">
            <text:p>$\omega$</text:p>
          </table:table-cell>
          <table:table-cell table:style-name="ce9" table:formula="of:=IF([.$X89]=&quot;&quot;;&quot;&quot;;CONCATENATE(&quot;\si{&quot;;[.$AC89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X89]=&quot;&quot;;&quot;&quot;;CONCATENATE(&quot;\SI{1}{&quot;;[.$AC89];&quot;}&quot;))" office:value-type="string" office:string-value="\SI{1}{\per\s}" calcext:value-type="string">
            <text:p>\SI{1}{\per\s}</text:p>
          </table:table-cell>
          <table:table-cell table:style-name="ce48" table:formula="of:=IF([.$AB89]=&quot;&quot;;&quot;&quot;;[.$AB89])">
            <text:p/>
          </table:table-cell>
          <table:table-cell table:style-name="ce8"/>
          <table:table-cell table:style-name="ce3" table:formula="of:=IF([.$X89]=&quot;&quot;;&quot;&quot;;[.$F89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W89]=&quot;&quot;;&quot;&quot;;&quot;$&quot; &amp; [.$W89] &amp; &quot;$&quot;)" office:value-type="string" office:string-value="$\frac{2\pi}{T}$" calcext:value-type="string">
            <text:p>$\frac{2\pi}{T}$</text:p>
          </table:table-cell>
          <table:table-cell table:style-name="ce8" table:formula="of:=IF([.W89]=&quot;&quot;;&quot;&quot;;&quot;$&quot; &amp;[.Y89] &amp; &quot;=&quot; &amp;[.W89] &amp; &quot;$&quot;)" office:value-type="string" office:string-value="$\omega=\frac{2\pi}{T}$" calcext:value-type="string">
            <text:p>$\omega=\frac{2\pi}{T}$</text:p>
          </table:table-cell>
          <table:table-cell table:style-name="ce8"/>
          <table:table-cell table:style-name="ce3" table:formula="of:=IF([.X89]=&quot;&quot;;&quot;&quot;;[.$AC89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89]=&quot;&quot;;&quot;&quot;;CONCATENATE(&quot;$&quot;;[.$Y89];&quot;$&quot;))" office:value-type="string" office:string-value="$\omega$" calcext:value-type="string">
            <text:p>$\omega$</text:p>
          </table:table-cell>
          <table:table-cell table:style-name="ce3" table:formula="of:=IF([.W89]=&quot;&quot;;&quot;&quot;;&quot;$&quot; &amp;[.Y89] &amp; &quot;=&quot; &amp;[.W89] &amp; &quot;$&quot;)" office:value-type="string" office:string-value="$\omega=\frac{2\pi}{T}$" calcext:value-type="string">
            <text:p>$\omega=\frac{2\pi}{T}$</text:p>
          </table:table-cell>
          <table:table-cell table:style-name="ce88"/>
          <table:table-cell table:style-name="ce82" office:value-type="string" calcext:value-type="string">
            <text:p>\frac{2\pi}{T}</text:p>
          </table:table-cell>
          <table:table-cell table:style-name="ce25" office:value-type="string" calcext:value-type="string">
            <text:p>Kreisfrequenz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40"/>
          <table:table-cell office:value-type="string" calcext:value-type="string">
            <text:p>\per\s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0]=&quot;&quot;;&quot;&quot;;[.X90])" office:value-type="string" office:string-value="Ladung" calcext:value-type="string">
            <text:p>Ladung</text:p>
          </table:table-cell>
          <table:table-cell table:style-name="ce7" table:formula="of:=IF([.$X90]=&quot;&quot;;&quot;&quot;;CONCATENATE(&quot;$&quot;;[.$Y90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X90]=&quot;&quot;;&quot;&quot;;CONCATENATE(&quot;$&quot;;[.$Y90];&quot;$&quot;))" office:value-type="string" office:string-value="$Q$" calcext:value-type="string">
            <text:p>$Q$</text:p>
          </table:table-cell>
          <table:table-cell table:style-name="ce8" table:formula="of:=IF([.$X90]=&quot;&quot;;&quot;&quot;;CONCATENATE(&quot;\SI{1}{&quot;;[.$AC90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X90]=&quot;&quot;;&quot;&quot;;CONCATENATE(&quot;\SI{1}{&quot;;[.$AC90];&quot;}&quot;))" office:value-type="string" office:string-value="\SI{1}{\coulomb}" calcext:value-type="string">
            <text:p>\SI{1}{\coulomb}</text:p>
          </table:table-cell>
          <table:table-cell table:style-name="ce48" table:formula="of:=IF([.$AB90]=&quot;&quot;;&quot;&quot;;[.$AB90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X90]=&quot;&quot;;&quot;&quot;;[.$F90])" office:value-type="string" office:string-value="\SI{1}{\coulomb}" calcext:value-type="string">
            <text:p>\SI{1}{\coulomb}</text:p>
          </table:table-cell>
          <table:table-cell table:style-name="ce3" table:formula="of:=IF([.X90]=&quot;&quot;;&quot;&quot;;CONCATENATE(&quot;\SI{1}{&quot;;[.$AD90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W90]=&quot;&quot;;&quot;&quot;;&quot;$&quot; &amp; [.$W90] &amp; &quot;$&quot;)" office:value-type="string" office:string-value="$I\cdot t$" calcext:value-type="string">
            <text:p>$I\cdot t$</text:p>
          </table:table-cell>
          <table:table-cell table:style-name="ce8" table:formula="of:=IF([.W90]=&quot;&quot;;&quot;&quot;;&quot;$&quot; &amp;[.Y90] &amp; &quot;=&quot; &amp;[.W90] &amp; &quot;$&quot;)" office:value-type="string" office:string-value="$Q=I\cdot t$" calcext:value-type="string">
            <text:p>$Q=I\cdot t$</text:p>
          </table:table-cell>
          <table:table-cell table:style-name="ce8"/>
          <table:table-cell table:style-name="ce3" table:formula="of:=IF([.X90]=&quot;&quot;;&quot;&quot;;[.$AC90])" office:value-type="string" office:string-value="\coulomb" calcext:value-type="string">
            <text:p>\coulomb</text:p>
          </table:table-cell>
          <table:table-cell table:style-name="ce7" table:formula="of:=IF([.X9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90]=&quot;&quot;;&quot;&quot;;CONCATENATE(&quot;$&quot;;[.$Y90];&quot;$&quot;))" office:value-type="string" office:string-value="$Q$" calcext:value-type="string">
            <text:p>$Q$</text:p>
          </table:table-cell>
          <table:table-cell table:style-name="ce3" table:formula="of:=IF([.W90]=&quot;&quot;;&quot;&quot;;&quot;$&quot; &amp;[.Y90] &amp; &quot;=&quot; &amp;[.W90] &amp; &quot;$&quot;)" office:value-type="string" office:string-value="$Q=I\cdot t$" calcext:value-type="string">
            <text:p>$Q=I\cdot t$</text:p>
          </table:table-cell>
          <table:table-cell table:style-name="ce88"/>
          <table:table-cell table:style-name="ce82" office:value-type="string" calcext:value-type="string">
            <text:p>I\cdot t</text:p>
          </table:table-cell>
          <table:table-cell table:style-name="ce25" office:value-type="string" calcext:value-type="string">
            <text:p>Ladung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91]=&quot;&quot;;&quot;&quot;;[.X91])" office:value-type="string" office:string-value="Leistung" calcext:value-type="string">
            <text:p>Leistung</text:p>
          </table:table-cell>
          <table:table-cell table:style-name="ce7" table:formula="of:=IF([.$X91]=&quot;&quot;;&quot;&quot;;CONCATENATE(&quot;$&quot;;[.$Y91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91]=&quot;&quot;;&quot;&quot;;CONCATENATE(&quot;$&quot;;[.$Y91];&quot;$&quot;))" office:value-type="string" office:string-value="$P$" calcext:value-type="string">
            <text:p>$P$</text:p>
          </table:table-cell>
          <table:table-cell table:style-name="ce8" table:formula="of:=IF([.$X91]=&quot;&quot;;&quot;&quot;;CONCATENATE(&quot;\SI{1}{&quot;;[.$AC91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91]=&quot;&quot;;&quot;&quot;;CONCATENATE(&quot;\SI{1}{&quot;;[.$AC91];&quot;}&quot;))" office:value-type="string" office:string-value="\SI{1}{\watt}" calcext:value-type="string">
            <text:p>\SI{1}{\watt}</text:p>
          </table:table-cell>
          <table:table-cell table:style-name="ce48" table:formula="of:=IF([.$AB91]=&quot;&quot;;&quot;&quot;;[.$AB91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X91]=&quot;&quot;;&quot;&quot;;[.$F91])" office:value-type="string" office:string-value="\SI{1}{\watt}" calcext:value-type="string">
            <text:p>\SI{1}{\watt}</text:p>
          </table:table-cell>
          <table:table-cell table:style-name="ce3" table:formula="of:=IF([.X91]=&quot;&quot;;&quot;&quot;;CONCATENATE(&quot;\SI{1}{&quot;;[.$AD91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W91]=&quot;&quot;;&quot;&quot;;&quot;$&quot; &amp; [.$W91] &amp; &quot;$&quot;)" office:value-type="string" office:string-value="$\frac{E}{t}$" calcext:value-type="string">
            <text:p>$\frac{E}{t}$</text:p>
          </table:table-cell>
          <table:table-cell table:style-name="ce8" table:formula="of:=IF([.W91]=&quot;&quot;;&quot;&quot;;&quot;$&quot; &amp;[.Y91] &amp; &quot;=&quot; &amp;[.W91] &amp; &quot;$&quot;)" office:value-type="string" office:string-value="$P=\frac{E}{t}$" calcext:value-type="string">
            <text:p>$P=\frac{E}{t}$</text:p>
          </table:table-cell>
          <table:table-cell table:style-name="ce8"/>
          <table:table-cell table:style-name="ce3" table:formula="of:=IF([.X91]=&quot;&quot;;&quot;&quot;;[.$AC91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91]=&quot;&quot;;&quot;&quot;;CONCATENATE(&quot;$&quot;;[.$Y91];&quot;$&quot;))" office:value-type="string" office:string-value="$P$" calcext:value-type="string">
            <text:p>$P$</text:p>
          </table:table-cell>
          <table:table-cell table:style-name="ce3" table:formula="of:=IF([.W91]=&quot;&quot;;&quot;&quot;;&quot;$&quot; &amp;[.Y91] &amp; &quot;=&quot; &amp;[.W91] &amp; &quot;$&quot;)" office:value-type="string" office:string-value="$P=\frac{E}{t}$" calcext:value-type="string">
            <text:p>$P=\frac{E}{t}$</text:p>
          </table:table-cell>
          <table:table-cell table:style-name="ce97"/>
          <table:table-cell table:style-name="ce55" office:value-type="string" calcext:value-type="string">
            <text:p>\frac{E}{t}</text:p>
          </table:table-cell>
          <table:table-cell table:style-name="ce26" office:value-type="string" calcext:value-type="string">
            <text:p>Leistung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4">E</text:span> / t </text:p>
          </table:table-cell>
          <table:table-cell table:style-name="ce61" office:value-type="string" calcext:value-type="string">
            <text:p>W</text:p>
          </table:table-cell>
          <table:table-cell table:style-name="ce41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2]=&quot;&quot;;&quot;&quot;;[.X92])" office:value-type="string" office:string-value="Magnetische Feldstärke" calcext:value-type="string">
            <text:p>Magnetische Feldstärke</text:p>
          </table:table-cell>
          <table:table-cell table:style-name="ce7" table:formula="of:=IF([.$X92]=&quot;&quot;;&quot;&quot;;CONCATENATE(&quot;$&quot;;[.$Y92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X92]=&quot;&quot;;&quot;&quot;;CONCATENATE(&quot;$&quot;;[.$Y92];&quot;$&quot;))" office:value-type="string" office:string-value="$B$" calcext:value-type="string">
            <text:p>$B$</text:p>
          </table:table-cell>
          <table:table-cell table:style-name="ce8" table:formula="of:=IF([.$X92]=&quot;&quot;;&quot;&quot;;CONCATENATE(&quot;\SI{1}{&quot;;[.$AC92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X92]=&quot;&quot;;&quot;&quot;;CONCATENATE(&quot;\SI{1}{&quot;;[.$AC92];&quot;}&quot;))" office:value-type="string" office:string-value="\SI{1}{\tesla}" calcext:value-type="string">
            <text:p>\SI{1}{\tesla}</text:p>
          </table:table-cell>
          <table:table-cell table:style-name="ce48" table:formula="of:=IF([.$AB92]=&quot;&quot;;&quot;&quot;;[.$AB92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X92]=&quot;&quot;;&quot;&quot;;[.$F92])" office:value-type="string" office:string-value="\SI{1}{\tesla}" calcext:value-type="string">
            <text:p>\SI{1}{\tesla}</text:p>
          </table:table-cell>
          <table:table-cell table:style-name="ce61"/>
          <table:table-cell table:style-name="ce3"/>
          <table:table-cell table:style-name="ce3" table:formula="of:=IF([.$W92]=&quot;&quot;;&quot;&quot;;&quot;$&quot; &amp; [.$W92] &amp; &quot;$&quot;)" office:value-type="string" office:string-value="$B\cdot I\cdot l$" calcext:value-type="string">
            <text:p>$B\cdot I\cdot l$</text:p>
          </table:table-cell>
          <table:table-cell table:style-name="ce9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3" table:formula="of:=IF([.X92]=&quot;&quot;;&quot;&quot;;[.$AC92])" office:value-type="string" office:string-value="\tesla" calcext:value-type="string">
            <text:p>\tesla</text:p>
          </table:table-cell>
          <table:table-cell table:style-name="ce7" table:formula="of:=IF([.X9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92]=&quot;&quot;;&quot;&quot;;CONCATENATE(&quot;$&quot;;[.$Y92];&quot;$&quot;))" office:value-type="string" office:string-value="$B$" calcext:value-type="string">
            <text:p>$B$</text:p>
          </table:table-cell>
          <table:table-cell table:style-name="ce3" table:formula="of:=IF([.W92]=&quot;&quot;;&quot;&quot;;&quot;$F&quot; &amp; &quot;=&quot; &amp;[.W92] &amp; &quot;$&quot;)" office:value-type="string" office:string-value="$F=B\cdot I\cdot l$" calcext:value-type="string">
            <text:p>$F=B\cdot I\cdot l$</text:p>
          </table:table-cell>
          <table:table-cell table:style-name="ce88"/>
          <table:table-cell table:style-name="ce82" office:value-type="string" calcext:value-type="string">
            <text:p>B\cdot I\cdot l</text:p>
          </table:table-cell>
          <table:table-cell table:style-name="ce25" office:value-type="string" calcext:value-type="string">
            <text:p>Magnetische Feldstärke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3]=&quot;&quot;;&quot;&quot;;[.X93])" office:value-type="string" office:string-value="Magnetischer Fluss" calcext:value-type="string">
            <text:p>Magnetischer Fluss</text:p>
          </table:table-cell>
          <table:table-cell table:style-name="ce7" table:formula="of:=IF([.$X93]=&quot;&quot;;&quot;&quot;;CONCATENATE(&quot;$&quot;;[.$Y93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X93]=&quot;&quot;;&quot;&quot;;CONCATENATE(&quot;$&quot;;[.$Y93];&quot;$&quot;))" office:value-type="string" office:string-value="$\Phi$" calcext:value-type="string">
            <text:p>$\Phi$</text:p>
          </table:table-cell>
          <table:table-cell table:style-name="ce8" table:formula="of:=IF([.$X93]=&quot;&quot;;&quot;&quot;;CONCATENATE(&quot;\SI{1}{&quot;;[.$AC93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X93]=&quot;&quot;;&quot;&quot;;CONCATENATE(&quot;\SI{1}{&quot;;[.$AC93];&quot;}&quot;))" office:value-type="string" office:string-value="\SI{1}{\weber}" calcext:value-type="string">
            <text:p>\SI{1}{\weber}</text:p>
          </table:table-cell>
          <table:table-cell table:style-name="ce48" table:formula="of:=IF([.$AB93]=&quot;&quot;;&quot;&quot;;[.$AB93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X93]=&quot;&quot;;&quot;&quot;;[.$F93])" office:value-type="string" office:string-value="\SI{1}{\weber}" calcext:value-type="string">
            <text:p>\SI{1}{\weber}</text:p>
          </table:table-cell>
          <table:table-cell table:style-name="ce3" table:formula="of:=IF([.X93]=&quot;&quot;;&quot;&quot;;CONCATENATE(&quot;\SI{1}{&quot;;[.$AD93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W93]=&quot;&quot;;&quot;&quot;;&quot;$&quot; &amp; [.$W93] &amp; &quot;$&quot;)" office:value-type="string" office:string-value="$B\cdot A$" calcext:value-type="string">
            <text:p>$B\cdot A$</text:p>
          </table:table-cell>
          <table:table-cell table:style-name="ce8" table:formula="of:=IF([.W93]=&quot;&quot;;&quot;&quot;;&quot;$&quot; &amp;[.Y93] &amp; &quot;=&quot; &amp;[.W93] &amp; &quot;$&quot;)" office:value-type="string" office:string-value="$\Phi=B\cdot A$" calcext:value-type="string">
            <text:p>$\Phi=B\cdot A$</text:p>
          </table:table-cell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3" table:formula="of:=IF([.X93]=&quot;&quot;;&quot;&quot;;[.$AC93])" office:value-type="string" office:string-value="\weber" calcext:value-type="string">
            <text:p>\weber</text:p>
          </table:table-cell>
          <table:table-cell table:style-name="ce7" table:formula="of:=IF([.X9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93]=&quot;&quot;;&quot;&quot;;CONCATENATE(&quot;$&quot;;[.$Y93];&quot;$&quot;))" office:value-type="string" office:string-value="$\Phi$" calcext:value-type="string">
            <text:p>$\Phi$</text:p>
          </table:table-cell>
          <table:table-cell table:style-name="ce3" table:formula="of:=IF([.W93]=&quot;&quot;;&quot;&quot;;&quot;$&quot; &amp;[.Y93] &amp; &quot;=&quot; &amp;[.W93] &amp; &quot;$&quot;)" office:value-type="string" office:string-value="$\Phi=B\cdot A$" calcext:value-type="string">
            <text:p>$\Phi=B\cdot A$</text:p>
          </table:table-cell>
          <table:table-cell table:style-name="ce88"/>
          <table:table-cell table:style-name="ce82" office:value-type="string" calcext:value-type="string">
            <text:p>B\cdot A</text:p>
          </table:table-cell>
          <table:table-cell table:style-name="ce25" office:value-type="string" calcext:value-type="string">
            <text:p>Magnetischer Fluss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4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4]=&quot;&quot;;&quot;&quot;;[.X94])" office:value-type="string" office:string-value="Masse" calcext:value-type="string">
            <text:p>Masse</text:p>
          </table:table-cell>
          <table:table-cell table:style-name="ce7" table:formula="of:=IF([.$X94]=&quot;&quot;;&quot;&quot;;CONCATENATE(&quot;$&quot;;[.$Y94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94]=&quot;&quot;;&quot;&quot;;CONCATENATE(&quot;$&quot;;[.$Y94];&quot;$&quot;))" office:value-type="string" office:string-value="$m$" calcext:value-type="string">
            <text:p>$m$</text:p>
          </table:table-cell>
          <table:table-cell table:style-name="ce8" table:formula="of:=IF([.$X94]=&quot;&quot;;&quot;&quot;;CONCATENATE(&quot;\SI{1}{&quot;;[.$AC94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X94]=&quot;&quot;;&quot;&quot;;CONCATENATE(&quot;\SI{1}{&quot;;[.$AC94];&quot;}&quot;))" office:value-type="string" office:string-value="\SI{1}{\kg}" calcext:value-type="string">
            <text:p>\SI{1}{\kg}</text:p>
          </table:table-cell>
          <table:table-cell table:style-name="ce48" table:formula="of:=IF([.$AB94]=&quot;&quot;;&quot;&quot;;[.$AB94])" office:value-type="string" office:string-value="Kilogramm" calcext:value-type="string">
            <text:p>Kilogramm</text:p>
          </table:table-cell>
          <table:table-cell table:style-name="ce8"/>
          <table:table-cell table:style-name="ce3" office:value-type="string" calcext:value-type="string">
            <text:p>\SI{<text:span text:style-name="T2">150</text:span>}<text:span text:style-name="T3">{\gram}</text:span></text:p>
          </table:table-cell>
          <table:table-cell table:style-name="ce3" office:value-type="string" calcext:value-type="string">
            <text:p>\SI{<text:span text:style-name="T2">0.15</text:span>}{\kg}</text:p>
          </table:table-cell>
          <table:table-cell table:style-name="ce3"/>
          <table:table-cell table:style-name="ce3" table:formula="of:=IF([.$W94]=&quot;&quot;;&quot;&quot;;&quot;$&quot; &amp; [.$W94] &amp; &quot;$&quot;)">
            <text:p/>
          </table:table-cell>
          <table:table-cell table:style-name="ce8" table:formula="of:=IF([.W94]=&quot;&quot;;&quot;&quot;;&quot;$&quot; &amp;[.Y94] &amp; &quot;=&quot; &amp;[.W94] &amp; &quot;$&quot;)">
            <text:p/>
          </table:table-cell>
          <table:table-cell table:style-name="ce74"/>
          <table:table-cell table:style-name="ce3" table:formula="of:=IF([.X94]=&quot;&quot;;&quot;&quot;;[.$AC94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94]=&quot;&quot;;&quot;&quot;;CONCATENATE(&quot;$&quot;;[.$Y94];&quot;$&quot;))" office:value-type="string" office:string-value="$m$" calcext:value-type="string">
            <text:p>$m$</text:p>
          </table:table-cell>
          <table:table-cell table:style-name="ce3" table:formula="of:=IF([.W94]=&quot;&quot;;&quot;&quot;;&quot;$&quot; &amp;[.Y94] &amp; &quot;=&quot; &amp;[.W94] &amp; &quot;$&quot;)">
            <text:p/>
          </table:table-cell>
          <table:table-cell table:style-name="ce88"/>
          <table:table-cell table:style-name="ce82"/>
          <table:table-cell table:style-name="ce25" office:value-type="string" calcext:value-type="string">
            <text:p>Masse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\kg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5]=&quot;&quot;;&quot;&quot;;[.X95])" office:value-type="string" office:string-value="Energie (mechanisch)" calcext:value-type="string">
            <text:p>Energie (mechanisch)</text:p>
          </table:table-cell>
          <table:table-cell table:style-name="ce7" table:formula="of:=IF([.$X95]=&quot;&quot;;&quot;&quot;;CONCATENATE(&quot;$&quot;;[.$Y95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X95]=&quot;&quot;;&quot;&quot;;CONCATENATE(&quot;$&quot;;[.$Y95];&quot;$&quot;))" office:value-type="string" office:string-value="$E_{\text{me.}}$" calcext:value-type="string">
            <text:p>$E_{\text{me.}}$</text:p>
          </table:table-cell>
          <table:table-cell table:style-name="ce8" table:formula="of:=IF([.$X95]=&quot;&quot;;&quot;&quot;;CONCATENATE(&quot;\SI{1}{&quot;;[.$AC95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95]=&quot;&quot;;&quot;&quot;;CONCATENATE(&quot;\SI{1}{&quot;;[.$AC95];&quot;}&quot;))" office:value-type="string" office:string-value="\SI{1}{\joule}" calcext:value-type="string">
            <text:p>\SI{1}{\joule}</text:p>
          </table:table-cell>
          <table:table-cell table:style-name="ce48" table:formula="of:=IF([.$AB95]=&quot;&quot;;&quot;&quot;;[.$AB95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X95]=&quot;&quot;;&quot;&quot;;[.$F95])" office:value-type="string" office:string-value="\SI{1}{\joule}" calcext:value-type="string">
            <text:p>\SI{1}{\joule}</text:p>
          </table:table-cell>
          <table:table-cell table:style-name="ce3" table:formula="of:=IF([.X95]=&quot;&quot;;&quot;&quot;;CONCATENATE(&quot;\SI{1}{&quot;;[.$AD95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W95]=&quot;&quot;;&quot;&quot;;&quot;$&quot; &amp; [.$W95] &amp; &quot;$&quot;)" office:value-type="string" office:string-value="$F \times s$" calcext:value-type="string">
            <text:p>$F \times s$</text:p>
          </table:table-cell>
          <table:table-cell table:style-name="ce8" table:formula="of:=IF([.W95]=&quot;&quot;;&quot;&quot;;&quot;$&quot; &amp;[.Y95] &amp; &quot;=&quot; &amp;[.W95] &amp; &quot;$&quot;)" office:value-type="string" office:string-value="$E_{\text{me.}}=F \times s$" calcext:value-type="string">
            <text:p>$E_{\text{me.}}=F \times s$</text:p>
          </table:table-cell>
          <table:table-cell table:style-name="ce8"/>
          <table:table-cell table:style-name="ce3" table:formula="of:=IF([.X95]=&quot;&quot;;&quot;&quot;;[.$AC95])" office:value-type="string" office:string-value="\joule" calcext:value-type="string">
            <text:p>\joule</text:p>
          </table:table-cell>
          <table:table-cell table:style-name="ce7" table:formula="of:=IF([.X9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95]=&quot;&quot;;&quot;&quot;;CONCATENATE(&quot;$&quot;;[.$Y95];&quot;$&quot;))" office:value-type="string" office:string-value="$E_{\text{me.}}$" calcext:value-type="string">
            <text:p>$E_{\text{me.}}$</text:p>
          </table:table-cell>
          <table:table-cell table:style-name="ce3" table:formula="of:=IF([.W95]=&quot;&quot;;&quot;&quot;;&quot;$&quot; &amp;[.Y95] &amp; &quot;=&quot; &amp;[.W95] &amp; &quot;$&quot;)" office:value-type="string" office:string-value="$E_{\text{me.}}=F \times s$" calcext:value-type="string">
            <text:p>$E_{\text{me.}}=F \times s$</text:p>
          </table:table-cell>
          <table:table-cell table:style-name="ce88"/>
          <table:table-cell table:style-name="ce82" office:value-type="string" calcext:value-type="string">
            <text:p>F \times s</text:p>
          </table:table-cell>
          <table:table-cell table:style-name="ce25" office:value-type="string" calcext:value-type="string">
            <text:p>Energie (mechanisch)</text:p>
          </table:table-cell>
          <table:table-cell office:value-type="string" calcext:value-type="string">
            <text:p><text:span text:style-name="T4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6]=&quot;&quot;;&quot;&quot;;[.X96])" office:value-type="string" office:string-value="Periodendauer" calcext:value-type="string">
            <text:p>Periodendauer</text:p>
          </table:table-cell>
          <table:table-cell table:style-name="ce7" table:formula="of:=IF([.$X96]=&quot;&quot;;&quot;&quot;;CONCATENATE(&quot;$&quot;;[.$Y96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96]=&quot;&quot;;&quot;&quot;;CONCATENATE(&quot;$&quot;;[.$Y96];&quot;$&quot;))" office:value-type="string" office:string-value="$T$" calcext:value-type="string">
            <text:p>$T$</text:p>
          </table:table-cell>
          <table:table-cell table:style-name="ce8" table:formula="of:=IF([.$X96]=&quot;&quot;;&quot;&quot;;CONCATENATE(&quot;\SI{1}{&quot;;[.$AC96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X96]=&quot;&quot;;&quot;&quot;;CONCATENATE(&quot;\SI{1}{&quot;;[.$AC96];&quot;}&quot;))" office:value-type="string" office:string-value="\SI{1}{\s}" calcext:value-type="string">
            <text:p>\SI{1}{\s}</text:p>
          </table:table-cell>
          <table:table-cell table:style-name="ce48" table:formula="of:=IF([.$AB96]=&quot;&quot;;&quot;&quot;;[.$AB96])" office:value-type="string" office:string-value="Sek" calcext:value-type="string">
            <text:p>Sek</text:p>
          </table:table-cell>
          <table:table-cell table:style-name="ce8"/>
          <table:table-cell table:style-name="ce61" office:value-type="string" calcext:value-type="string">
            <text:p>\SI{<text:span text:style-name="T2">14</text:span>}{\minute}</text:p>
          </table:table-cell>
          <table:table-cell table:style-name="ce61" office:value-type="string" calcext:value-type="string">
            <text:p>\SI{<text:span text:style-name="T2">840</text:span>}{\s}</text:p>
          </table:table-cell>
          <table:table-cell table:style-name="ce3"/>
          <table:table-cell table:style-name="ce3" table:formula="of:=IF([.$W96]=&quot;&quot;;&quot;&quot;;&quot;$&quot; &amp; [.$W96] &amp; &quot;$&quot;)" office:value-type="string" office:string-value="$\frac{1}{f}$" calcext:value-type="string">
            <text:p>$\frac{1}{f}$</text:p>
          </table:table-cell>
          <table:table-cell table:style-name="ce8" table:formula="of:=IF([.W96]=&quot;&quot;;&quot;&quot;;&quot;$&quot; &amp;[.Y96] &amp; &quot;=&quot; &amp;[.W96] &amp; &quot;$&quot;)" office:value-type="string" office:string-value="$T=\frac{1}{f}$" calcext:value-type="string">
            <text:p>$T=\frac{1}{f}$</text:p>
          </table:table-cell>
          <table:table-cell table:style-name="ce8"/>
          <table:table-cell table:style-name="ce3" table:formula="of:=IF([.X96]=&quot;&quot;;&quot;&quot;;[.$AC96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X96]=&quot;&quot;;&quot;&quot;;CONCATENATE(&quot;$&quot;;[.$Y96];&quot;$&quot;))" office:value-type="string" office:string-value="$T$" calcext:value-type="string">
            <text:p>$T$</text:p>
          </table:table-cell>
          <table:table-cell table:style-name="ce3" table:formula="of:=IF([.W96]=&quot;&quot;;&quot;&quot;;&quot;$&quot; &amp;[.Y96] &amp; &quot;=&quot; &amp;[.W96] &amp; &quot;$&quot;)" office:value-type="string" office:string-value="$T=\frac{1}{f}$" calcext:value-type="string">
            <text:p>$T=\frac{1}{f}$</text:p>
          </table:table-cell>
          <table:table-cell table:style-name="ce88"/>
          <table:table-cell table:style-name="ce82" office:value-type="string" calcext:value-type="string">
            <text:p>\frac{1}{f}</text:p>
          </table:table-cell>
          <table:table-cell table:style-name="ce25" office:value-type="string" calcext:value-type="string">
            <text:p>Periodendauer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Sek</text:p>
          </table:table-cell>
          <table:table-cell office:value-type="string" calcext:value-type="string">
            <text:p>\s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7]=&quot;&quot;;&quot;&quot;;[.X97])" office:value-type="string" office:string-value="Potenzial" calcext:value-type="string">
            <text:p>Potenzial</text:p>
          </table:table-cell>
          <table:table-cell table:style-name="ce7" table:formula="of:=IF([.$X97]=&quot;&quot;;&quot;&quot;;CONCATENATE(&quot;$&quot;;[.$Y97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X97]=&quot;&quot;;&quot;&quot;;CONCATENATE(&quot;$&quot;;[.$Y97];&quot;$&quot;))" office:value-type="string" office:string-value="$\varphi$" calcext:value-type="string">
            <text:p>$\varphi$</text:p>
          </table:table-cell>
          <table:table-cell table:style-name="ce8" table:formula="of:=IF([.$X97]=&quot;&quot;;&quot;&quot;;CONCATENATE(&quot;\SI{1}{&quot;;[.$AC97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97]=&quot;&quot;;&quot;&quot;;CONCATENATE(&quot;\SI{1}{&quot;;[.$AC97];&quot;}&quot;))" office:value-type="string" office:string-value="\SI{1}{\volt}" calcext:value-type="string">
            <text:p>\SI{1}{\volt}</text:p>
          </table:table-cell>
          <table:table-cell table:style-name="ce48" table:formula="of:=IF([.$AB97]=&quot;&quot;;&quot;&quot;;[.$AB97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X97]=&quot;&quot;;&quot;&quot;;[.$F97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97]=&quot;&quot;;&quot;&quot;;&quot;$&quot; &amp; [.$W97] &amp; &quot;$&quot;)" office:value-type="string" office:string-value="$\frac{E}{Q}$" calcext:value-type="string">
            <text:p>$\frac{E}{Q}$</text:p>
          </table:table-cell>
          <table:table-cell table:style-name="ce8" table:formula="of:=IF([.W97]=&quot;&quot;;&quot;&quot;;&quot;$&quot; &amp;[.Y97] &amp; &quot;=&quot; &amp;[.W97] &amp; &quot;$&quot;)" office:value-type="string" office:string-value="$\varphi=\frac{E}{Q}$" calcext:value-type="string">
            <text:p>$\varphi=\frac{E}{Q}$</text:p>
          </table:table-cell>
          <table:table-cell table:style-name="ce8"/>
          <table:table-cell table:style-name="ce3" table:formula="of:=IF([.X97]=&quot;&quot;;&quot;&quot;;[.$AC97])" office:value-type="string" office:string-value="\volt" calcext:value-type="string">
            <text:p>\volt</text:p>
          </table:table-cell>
          <table:table-cell table:style-name="ce7" table:formula="of:=IF([.X9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97]=&quot;&quot;;&quot;&quot;;CONCATENATE(&quot;$&quot;;[.$Y97];&quot;$&quot;))" office:value-type="string" office:string-value="$\varphi$" calcext:value-type="string">
            <text:p>$\varphi$</text:p>
          </table:table-cell>
          <table:table-cell table:style-name="ce3" table:formula="of:=IF([.W97]=&quot;&quot;;&quot;&quot;;&quot;$&quot; &amp;[.Y97] &amp; &quot;=&quot; &amp;[.W97] &amp; &quot;$&quot;)" office:value-type="string" office:string-value="$\varphi=\frac{E}{Q}$" calcext:value-type="string">
            <text:p>$\varphi=\frac{E}{Q}$</text:p>
          </table:table-cell>
          <table:table-cell table:style-name="ce88"/>
          <table:table-cell table:style-name="ce82" office:value-type="string" calcext:value-type="string">
            <text:p>\frac{E}{Q}</text:p>
          </table:table-cell>
          <table:table-cell table:style-name="ce25" office:value-type="string" calcext:value-type="string">
            <text:p>Potenzial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8]=&quot;&quot;;&quot;&quot;;[.X98])" office:value-type="string" office:string-value="Prozent" calcext:value-type="string">
            <text:p>Prozent</text:p>
          </table:table-cell>
          <table:table-cell table:style-name="ce7" table:formula="of:=IF([.$X98]=&quot;&quot;;&quot;&quot;;CONCATENATE(&quot;$&quot;;[.$Y98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X98]=&quot;&quot;;&quot;&quot;;CONCATENATE(&quot;$&quot;;[.$Y98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X98]=&quot;&quot;;&quot;&quot;;CONCATENATE(&quot;\SI{1}{&quot;;[.$AC98];&quot;}&quot;))" office:value-type="string" office:string-value="\SI{1}{\percent}" calcext:value-type="string">
            <text:p>\SI{1}{\percent}</text:p>
          </table:table-cell>
          <table:table-cell table:style-name="ce48" table:formula="of:=IF([.$AB98]=&quot;&quot;;&quot;&quot;;[.$AB98])" office:value-type="string" office:string-value="Prozent" calcext:value-type="string">
            <text:p>Prozent</text:p>
          </table:table-cell>
          <table:table-cell table:style-name="ce8"/>
          <table:table-cell table:style-name="ce61" office:value-type="string" calcext:value-type="string">
            <text:p>\SI{<text:span text:style-name="T4">2.5</text:span>}{\percent}</text:p>
          </table:table-cell>
          <table:table-cell table:style-name="ce61" office:value-type="string" calcext:value-type="string">
            <text:p>\num{<text:span text:style-name="T4">0.025</text:span>}</text:p>
          </table:table-cell>
          <table:table-cell table:style-name="ce61"/>
          <table:table-cell table:style-name="ce3" table:formula="of:=IF([.$W98]=&quot;&quot;;&quot;&quot;;&quot;$&quot; &amp; [.$W98] &amp; &quot;$&quot;)" office:value-type="string" office:string-value="$\frac{1}{100}$" calcext:value-type="string">
            <text:p>$\frac{1}{100}$</text:p>
          </table:table-cell>
          <table:table-cell table:style-name="ce9"/>
          <table:table-cell table:style-name="ce8"/>
          <table:table-cell table:style-name="ce3" table:formula="of:=IF([.X98]=&quot;&quot;;&quot;&quot;;[.$AC98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98]=&quot;&quot;;&quot;&quot;;CONCATENATE(&quot;$&quot;;[.$Y98];&quot;$&quot;))" office:value-type="string" office:string-value="$\SI{1}{\percent}$" calcext:value-type="string">
            <text:p>$\SI{1}{\percent}$</text:p>
          </table:table-cell>
          <table:table-cell table:style-name="ce3" table:formula="of:=IF([.W98]=&quot;&quot;;&quot;&quot;;&quot;$&quot; &amp;[.Y98] &amp; &quot;=&quot; &amp;[.W98] &amp; &quot;$&quot;)" office:value-type="string" office:string-value="$\SI{1}{\percent}=\frac{1}{100}$" calcext:value-type="string">
            <text:p>$\SI{1}{\percent}=\frac{1}{100}$</text:p>
          </table:table-cell>
          <table:table-cell table:style-name="ce88"/>
          <table:table-cell table:style-name="ce82" office:value-type="string" calcext:value-type="string">
            <text:p>\frac{1}{100}</text:p>
          </table:table-cell>
          <table:table-cell table:style-name="ce25" office:value-type="string" calcext:value-type="string">
            <text:p>Proz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\percent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99]=&quot;&quot;;&quot;&quot;;[.X99])" office:value-type="string" office:string-value="Promille" calcext:value-type="string">
            <text:p>Promille</text:p>
          </table:table-cell>
          <table:table-cell table:style-name="ce7" table:formula="of:=IF([.$X99]=&quot;&quot;;&quot;&quot;;CONCATENATE(&quot;$&quot;;[.$Y99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X99]=&quot;&quot;;&quot;&quot;;CONCATENATE(&quot;$&quot;;[.$Y99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X99]=&quot;&quot;;&quot;&quot;;CONCATENATE(&quot;\SI{1}{&quot;;[.$AC99];&quot;}&quot;))" office:value-type="string" office:string-value="\SI{1}{\permille}" calcext:value-type="string">
            <text:p>\SI{1}{\permille}</text:p>
          </table:table-cell>
          <table:table-cell table:style-name="ce48" table:formula="of:=IF([.$AB99]=&quot;&quot;;&quot;&quot;;[.$AB99])" office:value-type="string" office:string-value="Promille" calcext:value-type="string">
            <text:p>Promille</text:p>
          </table:table-cell>
          <table:table-cell table:style-name="ce8"/>
          <table:table-cell table:style-name="ce61" office:value-type="string" calcext:value-type="string">
            <text:p>\SI{<text:span text:style-name="T4">45</text:span>}{\permille}</text:p>
          </table:table-cell>
          <table:table-cell table:style-name="ce61" office:value-type="string" calcext:value-type="string">
            <text:p>\num{<text:span text:style-name="T4">0.045</text:span>}</text:p>
          </table:table-cell>
          <table:table-cell table:style-name="ce61"/>
          <table:table-cell table:style-name="ce3" table:formula="of:=IF([.$W99]=&quot;&quot;;&quot;&quot;;&quot;$&quot; &amp; [.$W99] &amp; &quot;$&quot;)" office:value-type="string" office:string-value="$\frac{1}{1000}$" calcext:value-type="string">
            <text:p>$\frac{1}{1000}$</text:p>
          </table:table-cell>
          <table:table-cell table:style-name="ce8" table:formula="of:=IF([.W99]=&quot;&quot;;&quot;&quot;;&quot;$&quot; &amp;[.Y99] &amp; &quot;=&quot; &amp;[.W99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"/>
          <table:table-cell table:style-name="ce3" table:formula="of:=IF([.X99]=&quot;&quot;;&quot;&quot;;[.$AC99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X99]=&quot;&quot;;&quot;&quot;;CONCATENATE(&quot;$&quot;;[.$Y99];&quot;$&quot;))" office:value-type="string" office:string-value="$\SI{1}{\permille}$" calcext:value-type="string">
            <text:p>$\SI{1}{\permille}$</text:p>
          </table:table-cell>
          <table:table-cell table:style-name="ce3" table:formula="of:=IF([.W99]=&quot;&quot;;&quot;&quot;;&quot;$&quot; &amp;[.Y99] &amp; &quot;=&quot; &amp;[.W99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8"/>
          <table:table-cell table:style-name="ce82" office:value-type="string" calcext:value-type="string">
            <text:p>\frac{1}{1000}</text:p>
          </table:table-cell>
          <table:table-cell table:style-name="ce25" office:value-type="string" calcext:value-type="string">
            <text:p>Pro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40" office:value-type="string" calcext:value-type="string">
            <text:p>Promille</text:p>
          </table:table-cell>
          <table:table-cell office:value-type="string" calcext:value-type="string">
            <text:p>\permill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0]=&quot;&quot;;&quot;&quot;;[.X100])" office:value-type="string" office:string-value="Spannung" calcext:value-type="string">
            <text:p>Spannung</text:p>
          </table:table-cell>
          <table:table-cell table:style-name="ce7" table:formula="of:=IF([.$X100]=&quot;&quot;;&quot;&quot;;CONCATENATE(&quot;$&quot;;[.$Y100];&quot;$&quot;))" office:value-type="string" office:string-value="$U$" calcext:value-type="string">
            <text:p>$U$</text:p>
          </table:table-cell>
          <table:table-cell table:style-name="ce7"/>
          <table:table-cell table:style-name="ce7" table:formula="of:=IF([.$X100]=&quot;&quot;;&quot;&quot;;CONCATENATE(&quot;$&quot;;[.$Y100];&quot;$&quot;))" office:value-type="string" office:string-value="$U$" calcext:value-type="string">
            <text:p>$U$</text:p>
          </table:table-cell>
          <table:table-cell table:style-name="ce8" table:formula="of:=IF([.$X100]=&quot;&quot;;&quot;&quot;;CONCATENATE(&quot;\SI{1}{&quot;;[.$AC10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100]=&quot;&quot;;&quot;&quot;;CONCATENATE(&quot;\SI{1}{&quot;;[.$AC100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100]=&quot;&quot;;&quot;&quot;;[.$F100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100]=&quot;&quot;;&quot;&quot;;&quot;$&quot; &amp; [.$W100] &amp; &quot;$&quot;)" office:value-type="string" office:string-value="$\Delta\varphi$" calcext:value-type="string">
            <text:p>$\Delta\varphi$</text:p>
          </table:table-cell>
          <table:table-cell table:style-name="ce8" table:formula="of:=IF([.W100]=&quot;&quot;;&quot;&quot;;&quot;$&quot; &amp;[.Y100] &amp; &quot;=&quot; &amp;[.W100] &amp; &quot;$&quot;)" office:value-type="string" office:string-value="$U=\Delta\varphi$" calcext:value-type="string">
            <text:p>$U=\Delta\varphi$</text:p>
          </table:table-cell>
          <table:table-cell table:style-name="ce8"/>
          <table:table-cell table:style-name="ce3" table:formula="of:=IF([.X100]=&quot;&quot;;&quot;&quot;;[.$AC100])" office:value-type="string" office:string-value="\volt" calcext:value-type="string">
            <text:p>\volt</text:p>
          </table:table-cell>
          <table:table-cell table:style-name="ce7" table:formula="of:=IF([.X10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0]=&quot;&quot;;&quot;&quot;;CONCATENATE(&quot;$&quot;;[.$Y100];&quot;$&quot;))" office:value-type="string" office:string-value="$U$" calcext:value-type="string">
            <text:p>$U$</text:p>
          </table:table-cell>
          <table:table-cell table:style-name="ce3" table:formula="of:=IF([.W100]=&quot;&quot;;&quot;&quot;;&quot;$&quot; &amp;[.Y100] &amp; &quot;=&quot; &amp;[.W100] &amp; &quot;$&quot;)" office:value-type="string" office:string-value="$U=\Delta\varphi$" calcext:value-type="string">
            <text:p>$U=\Delta\varphi$</text:p>
          </table:table-cell>
          <table:table-cell table:style-name="ce98"/>
          <table:table-cell office:value-type="string" calcext:value-type="string">
            <text:p>\Delta\varphi</text:p>
          </table:table-cell>
          <table:table-cell office:value-type="string" calcext:value-type="string">
            <text:p>Spannung</text:p>
          </table:table-cell>
          <table:table-cell table:style-name="ce110" office:value-type="string" calcext:value-type="string">
            <text:p>U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1]=&quot;&quot;;&quot;&quot;;[.X101])" office:value-type="string" office:string-value="Stromstärke" calcext:value-type="string">
            <text:p>Stromstärke</text:p>
          </table:table-cell>
          <table:table-cell table:style-name="ce7" table:formula="of:=IF([.$X101]=&quot;&quot;;&quot;&quot;;CONCATENATE(&quot;$&quot;;[.$Y101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101]=&quot;&quot;;&quot;&quot;;CONCATENATE(&quot;$&quot;;[.$Y101];&quot;$&quot;))" office:value-type="string" office:string-value="$I$" calcext:value-type="string">
            <text:p>$I$</text:p>
          </table:table-cell>
          <table:table-cell table:style-name="ce8" table:formula="of:=IF([.$X101]=&quot;&quot;;&quot;&quot;;CONCATENATE(&quot;\SI{1}{&quot;;[.$AC101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m folgenden bezeichnet $I$ eine Stromstärke.}</text:p>
          </table:table-cell>
          <table:table-cell table:style-name="ce48" table:formula="of:=IF([.$X101]=&quot;&quot;;&quot;&quot;;CONCATENATE(&quot;\SI{1}{&quot;;[.$AC101];&quot;}&quot;))" office:value-type="string" office:string-value="\SI{1}{\ampere}" calcext:value-type="string">
            <text:p>\SI{1}{\ampere}</text:p>
          </table:table-cell>
          <table:table-cell table:style-name="ce48" table:formula="of:=IF([.$AB101]=&quot;&quot;;&quot;&quot;;[.$AB101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X101]=&quot;&quot;;&quot;&quot;;[.$F101])" office:value-type="string" office:string-value="\SI{1}{\ampere}" calcext:value-type="string">
            <text:p>\SI{1}{\ampere}</text:p>
          </table:table-cell>
          <table:table-cell table:style-name="ce61" table:number-columns-repeated="2"/>
          <table:table-cell table:style-name="ce3" table:formula="of:=IF([.$W101]=&quot;&quot;;&quot;&quot;;&quot;$&quot; &amp; [.$W101] &amp; &quot;$&quot;)">
            <text:p/>
          </table:table-cell>
          <table:table-cell table:style-name="ce8" table:formula="of:=IF([.W101]=&quot;&quot;;&quot;&quot;;&quot;$&quot; &amp;[.Y101] &amp; &quot;=&quot; &amp;[.W101] &amp; &quot;$&quot;)">
            <text:p/>
          </table:table-cell>
          <table:table-cell table:style-name="ce8"/>
          <table:table-cell table:style-name="ce3" table:formula="of:=IF([.X101]=&quot;&quot;;&quot;&quot;;[.$AC101])" office:value-type="string" office:string-value="\ampere" calcext:value-type="string">
            <text:p>\ampere</text:p>
          </table:table-cell>
          <table:table-cell table:style-name="ce7" table:formula="of:=IF([.X10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1]=&quot;&quot;;&quot;&quot;;CONCATENATE(&quot;$&quot;;[.$Y101];&quot;$&quot;))" office:value-type="string" office:string-value="$I$" calcext:value-type="string">
            <text:p>$I$</text:p>
          </table:table-cell>
          <table:table-cell table:style-name="ce3" table:formula="of:=IF([.W101]=&quot;&quot;;&quot;&quot;;&quot;$&quot; &amp;[.Y101] &amp; &quot;=&quot; &amp;[.W101] &amp; &quot;$&quot;)">
            <text:p/>
          </table:table-cell>
          <table:table-cell table:style-name="ce98"/>
          <table:table-cell/>
          <table:table-cell office:value-type="string" calcext:value-type="string">
            <text:p>Stromstärke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2]=&quot;&quot;;&quot;&quot;;[.X102])" office:value-type="string" office:string-value="Wasserstromstärke" calcext:value-type="string">
            <text:p>Wasserstromstärke</text:p>
          </table:table-cell>
          <table:table-cell table:style-name="ce7" table:formula="of:=IF([.$X102]=&quot;&quot;;&quot;&quot;;CONCATENATE(&quot;$&quot;;[.$Y102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X102]=&quot;&quot;;&quot;&quot;;CONCATENATE(&quot;$&quot;;[.$Y102];&quot;$&quot;))" office:value-type="string" office:string-value="$\dot{V}$" calcext:value-type="string">
            <text:p>$\dot{V}$</text:p>
          </table:table-cell>
          <table:table-cell table:style-name="ce8" table:formula="of:=IF([.$X102]=&quot;&quot;;&quot;&quot;;CONCATENATE(&quot;\SI{1}{&quot;;[.$AC102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X102]=&quot;&quot;;&quot;&quot;;CONCATENATE(&quot;\SI{1}{&quot;;[.$AC102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B102]=&quot;&quot;;&quot;&quot;;[.$AB102])">
            <text:p/>
          </table:table-cell>
          <table:table-cell table:style-name="ce8"/>
          <table:table-cell table:style-name="ce61" office:value-type="string" calcext:value-type="string">
            <text:p>\SI{<text:span text:style-name="T2">180</text:span>}{\litre\per\minute}</text:p>
          </table:table-cell>
          <table:table-cell table:style-name="ce61" office:value-type="string" calcext:value-type="string">
            <text:p>\SI{<text:span text:style-name="T2">0.003</text:span>}{\m\cubed\per\s}</text:p>
          </table:table-cell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3" table:formula="of:=IF([.$W102]=&quot;&quot;;&quot;&quot;;&quot;$&quot; &amp; [.$W102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102]=&quot;&quot;;&quot;&quot;;&quot;$&quot; &amp;[.Y102] &amp; &quot;=&quot; &amp;[.W102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8"/>
          <table:table-cell table:style-name="ce3" table:formula="of:=IF([.X102]=&quot;&quot;;&quot;&quot;;[.$AC102])" office:value-type="string" office:string-value="\meter\cubed\per\second" calcext:value-type="string">
            <text:p>\meter\cubed\per\second</text:p>
          </table:table-cell>
          <table:table-cell table:style-name="ce7" table:formula="of:=IF([.X10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2]=&quot;&quot;;&quot;&quot;;CONCATENATE(&quot;$&quot;;[.$Y102];&quot;$&quot;))" office:value-type="string" office:string-value="$\dot{V}$" calcext:value-type="string">
            <text:p>$\dot{V}$</text:p>
          </table:table-cell>
          <table:table-cell table:style-name="ce3" table:formula="of:=IF([.W102]=&quot;&quot;;&quot;&quot;;&quot;$&quot; &amp;[.Y102] &amp; &quot;=&quot; &amp;[.W102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98"/>
          <table:table-cell office:value-type="string" calcext:value-type="string">
            <text:p>\frac{\Delta V}{\Delta t}</text:p>
          </table:table-cell>
          <table:table-cell office:value-type="string" calcext:value-type="string">
            <text:p>Wasserstromstärk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4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3]=&quot;&quot;;&quot;&quot;;[.X103])" office:value-type="string" office:string-value="Temperatur" calcext:value-type="string">
            <text:p>Temperatur</text:p>
          </table:table-cell>
          <table:table-cell table:style-name="ce7" table:formula="of:=IF([.$X103]=&quot;&quot;;&quot;&quot;;CONCATENATE(&quot;$&quot;;[.$Y103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103]=&quot;&quot;;&quot;&quot;;CONCATENATE(&quot;$&quot;;[.$Y103];&quot;$&quot;))" office:value-type="string" office:string-value="$T$" calcext:value-type="string">
            <text:p>$T$</text:p>
          </table:table-cell>
          <table:table-cell table:style-name="ce50" table:formula="of:=IF([.$X103]=&quot;&quot;;&quot;&quot;;CONCATENATE(&quot;\SI{1}{&quot;;[.$AC103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X103]=&quot;&quot;;&quot;&quot;;CONCATENATE(&quot;\SI{1}{&quot;;[.$AC103];&quot;}&quot;))" office:value-type="string" office:string-value="\SI{1}{\kelvin}" calcext:value-type="string">
            <text:p>\SI{1}{\kelvin}</text:p>
          </table:table-cell>
          <table:table-cell table:style-name="ce48" table:formula="of:=IF([.$AB103]=&quot;&quot;;&quot;&quot;;[.$AB103])" office:value-type="string" office:string-value="Kelvin" calcext:value-type="string">
            <text:p>Kelvin</text:p>
          </table:table-cell>
          <table:table-cell table:style-name="ce8"/>
          <table:table-cell table:style-name="ce61" office:value-type="string" calcext:value-type="string">
            <text:p>\SI{<text:span text:style-name="T2">-73</text:span>}{\celsius}</text:p>
          </table:table-cell>
          <table:table-cell table:style-name="ce61" office:value-type="string" calcext:value-type="string">
            <text:p>\SI{<text:span text:style-name="T2">200</text:span>}{\kelvin}</text:p>
          </table:table-cell>
          <table:table-cell table:style-name="ce3"/>
          <table:table-cell table:style-name="ce3" table:formula="of:=IF([.$W103]=&quot;&quot;;&quot;&quot;;&quot;$&quot; &amp; [.$W103] &amp; &quot;$&quot;)">
            <text:p/>
          </table:table-cell>
          <table:table-cell table:style-name="ce8" table:formula="of:=IF([.W103]=&quot;&quot;;&quot;&quot;;&quot;$&quot; &amp;[.Y103] &amp; &quot;=&quot; &amp;[.W103] &amp; &quot;$&quot;)">
            <text:p/>
          </table:table-cell>
          <table:table-cell table:style-name="ce8"/>
          <table:table-cell table:style-name="ce3" table:formula="of:=IF([.X103]=&quot;&quot;;&quot;&quot;;[.$AC103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3" table:formula="of:=IF([.W103]=&quot;&quot;;&quot;&quot;;&quot;$&quot; &amp;[.Y103] &amp; &quot;=&quot; &amp;[.W103] &amp; &quot;$&quot;)">
            <text:p/>
          </table:table-cell>
          <table:table-cell table:style-name="ce98"/>
          <table:table-cell/>
          <table:table-cell office:value-type="string" calcext:value-type="string">
            <text:p>Temperatur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4]=&quot;&quot;;&quot;&quot;;[.X104])" office:value-type="string" office:string-value="Trägheitsmoment" calcext:value-type="string">
            <text:p>Trägheitsmoment</text:p>
          </table:table-cell>
          <table:table-cell table:style-name="ce7" table:formula="of:=IF([.$X104]=&quot;&quot;;&quot;&quot;;CONCATENATE(&quot;$&quot;;[.$Y104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X104]=&quot;&quot;;&quot;&quot;;CONCATENATE(&quot;$&quot;;[.$Y104];&quot;$&quot;))" office:value-type="string" office:string-value="$J$" calcext:value-type="string">
            <text:p>$J$</text:p>
          </table:table-cell>
          <table:table-cell table:style-name="ce8" table:formula="of:=IF([.$X104]=&quot;&quot;;&quot;&quot;;CONCATENATE(&quot;\SI{1}{&quot;;[.$AC104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X104]=&quot;&quot;;&quot;&quot;;CONCATENATE(&quot;\SI{1}{&quot;;[.$AC104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B104]=&quot;&quot;;&quot;&quot;;[.$AB104])">
            <text:p/>
          </table:table-cell>
          <table:table-cell table:style-name="ce8"/>
          <table:table-cell table:style-name="ce3" table:formula="of:=IF([.$X104]=&quot;&quot;;&quot;&quot;;[.$F104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X104]=&quot;&quot;;&quot;&quot;;CONCATENATE(&quot;\SI{1}{&quot;;[.$AD104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W104]=&quot;&quot;;&quot;&quot;;&quot;$&quot; &amp; [.$W104] &amp; &quot;$&quot;)" office:value-type="string" office:string-value="$\frac{M}{\alpha}$" calcext:value-type="string">
            <text:p>$\frac{M}{\alpha}$</text:p>
          </table:table-cell>
          <table:table-cell table:style-name="ce8" table:formula="of:=IF([.W104]=&quot;&quot;;&quot;&quot;;&quot;$&quot; &amp;[.Y104] &amp; &quot;=&quot; &amp;[.W104] &amp; &quot;$&quot;)" office:value-type="string" office:string-value="$J=\frac{M}{\alpha}$" calcext:value-type="string">
            <text:p>$J=\frac{M}{\alpha}$</text:p>
          </table:table-cell>
          <table:table-cell table:style-name="ce8"/>
          <table:table-cell table:style-name="ce3" table:formula="of:=IF([.X104]=&quot;&quot;;&quot;&quot;;[.$AC104])" office:value-type="string" office:string-value="\newton\meter\second\squared" calcext:value-type="string">
            <text:p>\newton\meter\second\squared</text:p>
          </table:table-cell>
          <table:table-cell table:style-name="ce7" table:formula="of:=IF([.X10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4]=&quot;&quot;;&quot;&quot;;CONCATENATE(&quot;$&quot;;[.$Y104];&quot;$&quot;))" office:value-type="string" office:string-value="$J$" calcext:value-type="string">
            <text:p>$J$</text:p>
          </table:table-cell>
          <table:table-cell table:style-name="ce3" table:formula="of:=IF([.W104]=&quot;&quot;;&quot;&quot;;&quot;$&quot; &amp;[.Y104] &amp; &quot;=&quot; &amp;[.W104] &amp; &quot;$&quot;)" office:value-type="string" office:string-value="$J=\frac{M}{\alpha}$" calcext:value-type="string">
            <text:p>$J=\frac{M}{\alpha}$</text:p>
          </table:table-cell>
          <table:table-cell table:style-name="ce88"/>
          <table:table-cell table:style-name="ce82" office:value-type="string" calcext:value-type="string">
            <text:p>\frac{M}{\alpha}</text:p>
          </table:table-cell>
          <table:table-cell table:style-name="ce25" office:value-type="string" calcext:value-type="string">
            <text:p>Trägheitsmoment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4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5]=&quot;&quot;;&quot;&quot;;[.X105])" office:value-type="string" office:string-value="Volumen" calcext:value-type="string">
            <text:p>Volumen</text:p>
          </table:table-cell>
          <table:table-cell table:style-name="ce7" table:formula="of:=IF([.$X105]=&quot;&quot;;&quot;&quot;;CONCATENATE(&quot;$&quot;;[.$Y10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105]=&quot;&quot;;&quot;&quot;;CONCATENATE(&quot;$&quot;;[.$Y105];&quot;$&quot;))" office:value-type="string" office:string-value="$V$" calcext:value-type="string">
            <text:p>$V$</text:p>
          </table:table-cell>
          <table:table-cell table:style-name="ce8" table:formula="of:=IF([.$X105]=&quot;&quot;;&quot;&quot;;CONCATENATE(&quot;\SI{1}{&quot;;[.$AC105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X105]=&quot;&quot;;&quot;&quot;;CONCATENATE(&quot;\SI{1}{&quot;;[.$AC105];&quot;}&quot;))" office:value-type="string" office:string-value="\SI{1}{\meter\cubed}" calcext:value-type="string">
            <text:p>\SI{1}{\meter\cubed}</text:p>
          </table:table-cell>
          <table:table-cell table:style-name="ce48" table:formula="of:=IF([.$AB105]=&quot;&quot;;&quot;&quot;;[.$AB105])" office:value-type="string" office:string-value="Kubikmeter" calcext:value-type="string">
            <text:p>Kubikmeter</text:p>
          </table:table-cell>
          <table:table-cell table:style-name="ce8"/>
          <table:table-cell table:style-name="ce61" office:value-type="string" calcext:value-type="string">
            <text:p>\SI{<text:span text:style-name="T2">550</text:span>}{\litre}</text:p>
          </table:table-cell>
          <table:table-cell table:style-name="ce61" office:value-type="string" calcext:value-type="string">
            <text:p>\SI{<text:span text:style-name="T4">0.55</text:span>}{\m\cubed}</text:p>
          </table:table-cell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3" table:formula="of:=IF([.$W105]=&quot;&quot;;&quot;&quot;;&quot;$&quot; &amp; [.$W105] &amp; &quot;$&quot;)" office:value-type="string" office:string-value="$l \cdot b \cdot h$" calcext:value-type="string">
            <text:p>$l \cdot b \cdot h$</text:p>
          </table:table-cell>
          <table:table-cell table:style-name="ce8" table:formula="of:=IF([.W105]=&quot;&quot;;&quot;&quot;;&quot;$&quot; &amp;[.Y105] &amp; &quot;=&quot; &amp;[.W105] &amp; &quot;$&quot;)" office:value-type="string" office:string-value="$V=l \cdot b \cdot h$" calcext:value-type="string">
            <text:p>$V=l \cdot b \cdot h$</text:p>
          </table:table-cell>
          <table:table-cell table:style-name="ce54" office:value-type="string" calcext:value-type="string">
            <text:p>\footnote{In dieser Formel steht $b$ für eine Breite.}</text:p>
          </table:table-cell>
          <table:table-cell table:style-name="ce3" table:formula="of:=IF([.X105]=&quot;&quot;;&quot;&quot;;[.$AC105])" office:value-type="string" office:string-value="\meter\cubed" calcext:value-type="string">
            <text:p>\meter\cubed</text:p>
          </table:table-cell>
          <table:table-cell table:style-name="ce7" table:formula="of:=IF([.X10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5]=&quot;&quot;;&quot;&quot;;CONCATENATE(&quot;$&quot;;[.$Y105];&quot;$&quot;))" office:value-type="string" office:string-value="$V$" calcext:value-type="string">
            <text:p>$V$</text:p>
          </table:table-cell>
          <table:table-cell table:style-name="ce3" table:formula="of:=IF([.W105]=&quot;&quot;;&quot;&quot;;&quot;$&quot; &amp;[.Y105] &amp; &quot;=&quot; &amp;[.W105] &amp; &quot;$&quot;)" office:value-type="string" office:string-value="$V=l \cdot b \cdot h$" calcext:value-type="string">
            <text:p>$V=l \cdot b \cdot h$</text:p>
          </table:table-cell>
          <table:table-cell table:style-name="ce88"/>
          <table:table-cell table:style-name="ce82" office:value-type="string" calcext:value-type="string">
            <text:p>l \cdot b \cdot h</text:p>
          </table:table-cell>
          <table:table-cell table:style-name="ce25" office:value-type="string" calcext:value-type="string">
            <text:p>Volumen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b h </text:p>
          </table:table-cell>
          <table:table-cell table:style-name="ce40" office:value-type="string" calcext:value-type="string">
            <text:p><text:s/>m^3</text:p>
          </table:table-cell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6]=&quot;&quot;;&quot;&quot;;[.X106])" office:value-type="string" office:string-value="Wellenlänge" calcext:value-type="string">
            <text:p>Wellenlänge</text:p>
          </table:table-cell>
          <table:table-cell table:style-name="ce7" table:formula="of:=IF([.$X106]=&quot;&quot;;&quot;&quot;;CONCATENATE(&quot;$&quot;;[.$Y106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X106]=&quot;&quot;;&quot;&quot;;CONCATENATE(&quot;$&quot;;[.$Y106];&quot;$&quot;))" office:value-type="string" office:string-value="$\lambda$" calcext:value-type="string">
            <text:p>$\lambda$</text:p>
          </table:table-cell>
          <table:table-cell table:style-name="ce8" table:formula="of:=IF([.$X106]=&quot;&quot;;&quot;&quot;;CONCATENATE(&quot;\SI{1}{&quot;;[.$AC106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X106]=&quot;&quot;;&quot;&quot;;CONCATENATE(&quot;\SI{1}{&quot;;[.$AC106];&quot;}&quot;))" office:value-type="string" office:string-value="\SI{1}{\meter}" calcext:value-type="string">
            <text:p>\SI{1}{\meter}</text:p>
          </table:table-cell>
          <table:table-cell table:style-name="ce48" table:formula="of:=IF([.$AB106]=&quot;&quot;;&quot;&quot;;[.$AB106])">
            <text:p/>
          </table:table-cell>
          <table:table-cell table:style-name="ce8"/>
          <table:table-cell table:style-name="ce3" table:formula="of:=IF([.$X106]=&quot;&quot;;&quot;&quot;;[.$F106])" office:value-type="string" office:string-value="\SI{1}{\meter}" calcext:value-type="string">
            <text:p>\SI{1}{\meter}</text:p>
          </table:table-cell>
          <table:table-cell table:style-name="ce61"/>
          <table:table-cell table:style-name="ce3"/>
          <table:table-cell table:style-name="ce3" table:formula="of:=IF([.$W106]=&quot;&quot;;&quot;&quot;;&quot;$&quot; &amp; [.$W106] &amp; &quot;$&quot;)" office:value-type="string" office:string-value="$\frac{c}{f}$" calcext:value-type="string">
            <text:p>$\frac{c}{f}$</text:p>
          </table:table-cell>
          <table:table-cell table:style-name="ce8" table:formula="of:=IF([.W106]=&quot;&quot;;&quot;&quot;;&quot;$&quot; &amp;[.Y106] &amp; &quot;=&quot; &amp;[.W106] &amp; &quot;$&quot;)" office:value-type="string" office:string-value="$\lambda=\frac{c}{f}$" calcext:value-type="string">
            <text:p>$\lambda=\frac{c}{f}$</text:p>
          </table:table-cell>
          <table:table-cell table:style-name="ce3"/>
          <table:table-cell table:style-name="ce3" table:formula="of:=IF([.X106]=&quot;&quot;;&quot;&quot;;[.$AC106])" office:value-type="string" office:string-value="\meter" calcext:value-type="string">
            <text:p>\meter</text:p>
          </table:table-cell>
          <table:table-cell table:style-name="ce7" table:formula="of:=IF([.X10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6]=&quot;&quot;;&quot;&quot;;CONCATENATE(&quot;$&quot;;[.$Y106];&quot;$&quot;))" office:value-type="string" office:string-value="$\lambda$" calcext:value-type="string">
            <text:p>$\lambda$</text:p>
          </table:table-cell>
          <table:table-cell table:style-name="ce3" table:formula="of:=IF([.W106]=&quot;&quot;;&quot;&quot;;&quot;$&quot; &amp;[.Y106] &amp; &quot;=&quot; &amp;[.W106] &amp; &quot;$&quot;)" office:value-type="string" office:string-value="$\lambda=\frac{c}{f}$" calcext:value-type="string">
            <text:p>$\lambda=\frac{c}{f}$</text:p>
          </table:table-cell>
          <table:table-cell table:style-name="ce88"/>
          <table:table-cell table:style-name="ce82" office:value-type="string" calcext:value-type="string">
            <text:p>\frac{c}{f}</text:p>
          </table:table-cell>
          <table:table-cell table:style-name="ce25" office:value-type="string" calcext:value-type="string">
            <text:p>Wellenlänge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40"/>
          <table:table-cell office:value-type="string" calcext:value-type="string">
            <text:p>\meter</text:p>
          </table:table-cell>
          <table:table-cell table:style-name="ce44"/>
          <table:table-cell table:number-columns-repeated="1633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07]=&quot;&quot;;&quot;&quot;;[.X107])" office:value-type="string" office:string-value="Widerstand" calcext:value-type="string">
            <text:p>Widerstand</text:p>
          </table:table-cell>
          <table:table-cell table:style-name="ce7" table:formula="of:=IF([.$X107]=&quot;&quot;;&quot;&quot;;CONCATENATE(&quot;$&quot;;[.$Y107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X107]=&quot;&quot;;&quot;&quot;;CONCATENATE(&quot;$&quot;;[.$Y107];&quot;$&quot;))" office:value-type="string" office:string-value="$R$" calcext:value-type="string">
            <text:p>$R$</text:p>
          </table:table-cell>
          <table:table-cell table:style-name="ce8" table:formula="of:=IF([.$X107]=&quot;&quot;;&quot;&quot;;CONCATENATE(&quot;\SI{1}{&quot;;[.$AC107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X107]=&quot;&quot;;&quot;&quot;;CONCATENATE(&quot;\SI{1}{&quot;;[.$AC107];&quot;}&quot;))" office:value-type="string" office:string-value="\SI{1}{\ohm}" calcext:value-type="string">
            <text:p>\SI{1}{\ohm}</text:p>
          </table:table-cell>
          <table:table-cell table:style-name="ce48" table:formula="of:=IF([.$AB107]=&quot;&quot;;&quot;&quot;;[.$AB107])" office:value-type="string" office:string-value="Ohm" calcext:value-type="string">
            <text:p>Ohm</text:p>
          </table:table-cell>
          <table:table-cell table:style-name="ce8"/>
          <table:table-cell table:style-name="ce3" table:formula="of:=IF([.$X107]=&quot;&quot;;&quot;&quot;;[.$F107])" office:value-type="string" office:string-value="\SI{1}{\ohm}" calcext:value-type="string">
            <text:p>\SI{1}{\ohm}</text:p>
          </table:table-cell>
          <table:table-cell table:style-name="ce61"/>
          <table:table-cell table:style-name="ce3"/>
          <table:table-cell table:style-name="ce3" table:formula="of:=IF([.$W107]=&quot;&quot;;&quot;&quot;;&quot;$&quot; &amp; [.$W107] &amp; &quot;$&quot;)" office:value-type="string" office:string-value="$\frac{U}{I}$" calcext:value-type="string">
            <text:p>$\frac{U}{I}$</text:p>
          </table:table-cell>
          <table:table-cell table:style-name="ce8" table:formula="of:=IF([.W107]=&quot;&quot;;&quot;&quot;;&quot;$&quot; &amp;[.Y107] &amp; &quot;=&quot; &amp;[.W107] &amp; &quot;$&quot;)" office:value-type="string" office:string-value="$R=\frac{U}{I}$" calcext:value-type="string">
            <text:p>$R=\frac{U}{I}$</text:p>
          </table:table-cell>
          <table:table-cell table:style-name="ce3"/>
          <table:table-cell table:style-name="ce3" table:formula="of:=IF([.X107]=&quot;&quot;;&quot;&quot;;[.$AC107])" office:value-type="string" office:string-value="\ohm" calcext:value-type="string">
            <text:p>\ohm</text:p>
          </table:table-cell>
          <table:table-cell table:style-name="ce7" table:formula="of:=IF([.X10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7]=&quot;&quot;;&quot;&quot;;CONCATENATE(&quot;$&quot;;[.$Y107];&quot;$&quot;))" office:value-type="string" office:string-value="$R$" calcext:value-type="string">
            <text:p>$R$</text:p>
          </table:table-cell>
          <table:table-cell table:style-name="ce3" table:formula="of:=IF([.W107]=&quot;&quot;;&quot;&quot;;&quot;$&quot; &amp;[.Y107] &amp; &quot;=&quot; &amp;[.W107] &amp; &quot;$&quot;)" office:value-type="string" office:string-value="$R=\frac{U}{I}$" calcext:value-type="string">
            <text:p>$R=\frac{U}{I}$</text:p>
          </table:table-cell>
          <table:table-cell table:style-name="ce98"/>
          <table:table-cell office:value-type="string" calcext:value-type="string">
            <text:p>\frac{U}{I}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U / I 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8]=&quot;&quot;;&quot;&quot;;[.X108])" office:value-type="string" office:string-value="Winkel" calcext:value-type="string">
            <text:p>Winkel</text:p>
          </table:table-cell>
          <table:table-cell table:style-name="ce7" table:formula="of:=IF([.$X108]=&quot;&quot;;&quot;&quot;;CONCATENATE(&quot;$&quot;;[.$Y108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X108]=&quot;&quot;;&quot;&quot;;CONCATENATE(&quot;$&quot;;[.$Y108];&quot;$&quot;))" office:value-type="string" office:string-value="$\theta$" calcext:value-type="string">
            <text:p>$\theta$</text:p>
          </table:table-cell>
          <table:table-cell table:style-name="ce8" table:formula="of:=IF([.$X108]=&quot;&quot;;&quot;&quot;;CONCATENATE(&quot;\SI{1}{&quot;;[.$AC108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X108]=&quot;&quot;;&quot;&quot;;CONCATENATE(&quot;\SI{1}{&quot;;[.$AC108];&quot;}&quot;))" office:value-type="string" office:string-value="\SI{1}{\radian}" calcext:value-type="string">
            <text:p>\SI{1}{\radian}</text:p>
          </table:table-cell>
          <table:table-cell table:style-name="ce48" table:formula="of:=IF([.$AB108]=&quot;&quot;;&quot;&quot;;[.$AB108])" office:value-type="string" office:string-value="Bogenmaß" calcext:value-type="string">
            <text:p>Bogenmaß</text:p>
          </table:table-cell>
          <table:table-cell table:style-name="ce8"/>
          <table:table-cell table:style-name="ce61" office:value-type="string" calcext:value-type="string">
            <text:p>\SI{<text:span text:style-name="T2">45</text:span>}{\degree}</text:p>
          </table:table-cell>
          <table:table-cell table:style-name="ce61" office:value-type="string" calcext:value-type="string">
            <text:p>$\frac{\pi}{<text:span text:style-name="T4">4</text:span>}$</text:p>
          </table:table-cell>
          <table:table-cell table:style-name="ce52" office:value-type="string" calcext:value-type="string">
            <text:p>\footnote{gemeint ist hier das (einheitenlose) Bogenmaß}</text:p>
          </table:table-cell>
          <table:table-cell table:style-name="ce3" table:formula="of:=IF([.$W108]=&quot;&quot;;&quot;&quot;;&quot;$&quot; &amp; [.$W108] &amp; &quot;$&quot;)" office:value-type="string" office:string-value="$\frac{b}{r}$" calcext:value-type="string">
            <text:p>$\frac{b}{r}$</text:p>
          </table:table-cell>
          <table:table-cell table:style-name="ce8" table:formula="of:=IF([.W108]=&quot;&quot;;&quot;&quot;;&quot;$&quot; &amp;[.Y108] &amp; &quot;=&quot; &amp;[.W108] &amp; &quot;$&quot;)" office:value-type="string" office:string-value="$\theta=\frac{b}{r}$" calcext:value-type="string">
            <text:p>$\theta=\frac{b}{r}$</text:p>
          </table:table-cell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61"/>
          <table:table-cell table:style-name="ce7" table:formula="of:=IF([.X10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8]=&quot;&quot;;&quot;&quot;;CONCATENATE(&quot;$&quot;;[.$Y108];&quot;$&quot;))" office:value-type="string" office:string-value="$\theta$" calcext:value-type="string">
            <text:p>$\theta$</text:p>
          </table:table-cell>
          <table:table-cell table:style-name="ce3" table:formula="of:=IF([.W108]=&quot;&quot;;&quot;&quot;;&quot;$&quot; &amp;[.Y108] &amp; &quot;=&quot; &amp;[.W108] &amp; &quot;$&quot;)" office:value-type="string" office:string-value="$\theta=\frac{b}{r}$" calcext:value-type="string">
            <text:p>$\theta=\frac{b}{r}$</text:p>
          </table:table-cell>
          <table:table-cell table:style-name="ce98"/>
          <table:table-cell office:value-type="string" calcext:value-type="string">
            <text:p>\frac{b}{r}</text:p>
          </table:table-cell>
          <table:table-cell office:value-type="string" calcext:value-type="string">
            <text:p>Winkel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\radian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09]=&quot;&quot;;&quot;&quot;;[.X109])" office:value-type="string" office:string-value="Winkelgeschwindigkeit" calcext:value-type="string">
            <text:p>Winkelgeschwindigkeit</text:p>
          </table:table-cell>
          <table:table-cell table:style-name="ce7" table:formula="of:=IF([.$X109]=&quot;&quot;;&quot;&quot;;CONCATENATE(&quot;$&quot;;[.$Y109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109]=&quot;&quot;;&quot;&quot;;CONCATENATE(&quot;$&quot;;[.$Y109];&quot;$&quot;))" office:value-type="string" office:string-value="$\omega$" calcext:value-type="string">
            <text:p>$\omega$</text:p>
          </table:table-cell>
          <table:table-cell table:style-name="ce9" table:formula="of:=IF([.$X109]=&quot;&quot;;&quot;&quot;;CONCATENATE(&quot;\si{&quot;;[.$AC109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X109]=&quot;&quot;;&quot;&quot;;CONCATENATE(&quot;\SI{1}{&quot;;[.$AC109];&quot;}&quot;))" office:value-type="string" office:string-value="\SI{1}{\per\second}" calcext:value-type="string">
            <text:p>\SI{1}{\per\second}</text:p>
          </table:table-cell>
          <table:table-cell table:style-name="ce48" table:formula="of:=IF([.$AB109]=&quot;&quot;;&quot;&quot;;[.$AB109])">
            <text:p/>
          </table:table-cell>
          <table:table-cell table:style-name="ce8"/>
          <table:table-cell table:style-name="ce61" table:formula="of:=IF([.$X109]=&quot;&quot;;&quot;&quot;;[.$F109])" office:value-type="string" office:string-value="\si{\per\second}" calcext:value-type="string">
            <text:p>\si{\per\second}</text:p>
          </table:table-cell>
          <table:table-cell table:style-name="ce61"/>
          <table:table-cell table:style-name="ce3"/>
          <table:table-cell table:style-name="ce3" table:formula="of:=IF([.$W109]=&quot;&quot;;&quot;&quot;;&quot;$&quot; &amp; [.$W109] &amp; &quot;$&quot;)" office:value-type="string" office:string-value="$\frac{\Delta\theta}{\Delta t}$" calcext:value-type="string">
            <text:p>$\frac{\Delta\theta}{\Delta t}$</text:p>
          </table:table-cell>
          <table:table-cell table:style-name="ce8" table:formula="of:=IF([.W109]=&quot;&quot;;&quot;&quot;;&quot;$&quot; &amp;[.Y109] &amp; &quot;=&quot; &amp;[.W109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8"/>
          <table:table-cell table:style-name="ce3" table:formula="of:=IF([.X109]=&quot;&quot;;&quot;&quot;;[.$AC109])" office:value-type="string" office:string-value="\per\second" calcext:value-type="string">
            <text:p>\per\second</text:p>
          </table:table-cell>
          <table:table-cell table:style-name="ce7" table:formula="of:=IF([.X10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9]=&quot;&quot;;&quot;&quot;;CONCATENATE(&quot;$&quot;;[.$Y109];&quot;$&quot;))" office:value-type="string" office:string-value="$\omega$" calcext:value-type="string">
            <text:p>$\omega$</text:p>
          </table:table-cell>
          <table:table-cell table:style-name="ce3" table:formula="of:=IF([.W109]=&quot;&quot;;&quot;&quot;;&quot;$&quot; &amp;[.Y109] &amp; &quot;=&quot; &amp;[.W109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98"/>
          <table:table-cell office:value-type="string" calcext:value-type="string">
            <text:p>\frac{\Delta\theta}{\Delta t}</text:p>
          </table:table-cell>
          <table:table-cell office:value-type="string" calcext:value-type="string">
            <text:p>Winkelgeschwindigkeit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4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10]=&quot;&quot;;&quot;&quot;;[.X110])" office:value-type="string" office:string-value="Winkelbeschleunigung" calcext:value-type="string">
            <text:p>Winkelbeschleunigung</text:p>
          </table:table-cell>
          <table:table-cell table:style-name="ce7" table:formula="of:=IF([.$X110]=&quot;&quot;;&quot;&quot;;CONCATENATE(&quot;$&quot;;[.$Y110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X110]=&quot;&quot;;&quot;&quot;;CONCATENATE(&quot;$&quot;;[.$Y110];&quot;$&quot;))" office:value-type="string" office:string-value="$\alpha$" calcext:value-type="string">
            <text:p>$\alpha$</text:p>
          </table:table-cell>
          <table:table-cell table:style-name="ce9" table:formula="of:=IF([.$X110]=&quot;&quot;;&quot;&quot;;CONCATENATE(&quot;\si{&quot;;[.$AC110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X110]=&quot;&quot;;&quot;&quot;;CONCATENATE(&quot;\SI{1}{&quot;;[.$AC110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B110]=&quot;&quot;;&quot;&quot;;[.$AB110])">
            <text:p/>
          </table:table-cell>
          <table:table-cell table:style-name="ce8"/>
          <table:table-cell table:style-name="ce61" table:formula="of:=IF([.$X110]=&quot;&quot;;&quot;&quot;;[.$F110])" office:value-type="string" office:string-value="\si{\per\second\squared}" calcext:value-type="string">
            <text:p>\si{\per\second\squared}</text:p>
          </table:table-cell>
          <table:table-cell table:style-name="ce61" table:number-columns-repeated="2"/>
          <table:table-cell table:style-name="ce3" table:formula="of:=IF([.$W110]=&quot;&quot;;&quot;&quot;;&quot;$&quot; &amp; [.$W110] &amp; &quot;$&quot;)" office:value-type="string" office:string-value="$\frac{\Delta\omega}{\Delta t}$" calcext:value-type="string">
            <text:p>$\frac{\Delta\omega}{\Delta t}$</text:p>
          </table:table-cell>
          <table:table-cell table:style-name="ce8" table:formula="of:=IF([.W110]=&quot;&quot;;&quot;&quot;;&quot;$&quot; &amp;[.Y110] &amp; &quot;=&quot; &amp;[.W110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8"/>
          <table:table-cell table:style-name="ce3" table:formula="of:=IF([.X110]=&quot;&quot;;&quot;&quot;;[.$AC110])" office:value-type="string" office:string-value="\per\second\squared" calcext:value-type="string">
            <text:p>\per\second\squared</text:p>
          </table:table-cell>
          <table:table-cell table:style-name="ce7" table:formula="of:=IF([.X1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10]=&quot;&quot;;&quot;&quot;;CONCATENATE(&quot;$&quot;;[.$Y110];&quot;$&quot;))" office:value-type="string" office:string-value="$\alpha$" calcext:value-type="string">
            <text:p>$\alpha$</text:p>
          </table:table-cell>
          <table:table-cell table:style-name="ce3" table:formula="of:=IF([.W110]=&quot;&quot;;&quot;&quot;;&quot;$&quot; &amp;[.Y110] &amp; &quot;=&quot; &amp;[.W110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98"/>
          <table:table-cell office:value-type="string" calcext:value-type="string">
            <text:p>\frac{\Delta\omega}{\Delta t}</text:p>
          </table:table-cell>
          <table:table-cell office:value-type="string" calcext:value-type="string">
            <text:p>Winkelbeschleunigung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4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11]=&quot;&quot;;&quot;&quot;;[.X111])" office:value-type="string" office:string-value="Wirkungsgrad" calcext:value-type="string">
            <text:p>Wirkungsgrad</text:p>
          </table:table-cell>
          <table:table-cell table:style-name="ce7" table:formula="of:=IF([.$X111]=&quot;&quot;;&quot;&quot;;CONCATENATE(&quot;$&quot;;[.$Y111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X111]=&quot;&quot;;&quot;&quot;;CONCATENATE(&quot;$&quot;;[.$Y111];&quot;$&quot;))" office:value-type="string" office:string-value="$\eta$" calcext:value-type="string">
            <text:p>$\eta$</text:p>
          </table:table-cell>
          <table:table-cell table:style-name="ce8" table:formula="of:=IF([.$X111]=&quot;&quot;;&quot;&quot;;CONCATENATE(&quot;\SI{1}{&quot;;[.$AC111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X111]=&quot;&quot;;&quot;&quot;;CONCATENATE(&quot;\SI{1}{&quot;;[.$AC111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61" office:value-type="string" calcext:value-type="string">
            <text:p>\SI{<text:span text:style-name="T2">45</text:span>}{\percent}</text:p>
          </table:table-cell>
          <table:table-cell table:style-name="ce61" office:value-type="string" calcext:value-type="string">
            <text:p>\num{<text:span text:style-name="T4">0.45</text:span>}</text:p>
          </table:table-cell>
          <table:table-cell table:style-name="ce61"/>
          <table:table-cell table:style-name="ce3" table:formula="of:=IF([.$W111]=&quot;&quot;;&quot;&quot;;&quot;$&quot; &amp; [.$W111] &amp; &quot;$&quot;)" office:value-type="string" office:string-value="$\frac{E_{\text{out}}}{E_{\text{in}}}$" calcext:value-type="string">
            <text:p>$\frac{E_{\text{out}}}{E_{\text{in}}}$</text:p>
          </table:table-cell>
          <table:table-cell table:style-name="ce8" table:formula="of:=IF([.W111]=&quot;&quot;;&quot;&quot;;&quot;$&quot; &amp;[.Y111] &amp; &quot;=&quot; &amp;[.W111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8"/>
          <table:table-cell table:style-name="ce3" table:formula="of:=IF([.X111]=&quot;&quot;;&quot;&quot;;[.$AC111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111]=&quot;&quot;;&quot;&quot;;CONCATENATE(&quot;$&quot;;[.$Y111];&quot;$&quot;))" office:value-type="string" office:string-value="$\eta$" calcext:value-type="string">
            <text:p>$\eta$</text:p>
          </table:table-cell>
          <table:table-cell table:style-name="ce3" table:formula="of:=IF([.W111]=&quot;&quot;;&quot;&quot;;&quot;$&quot; &amp;[.Y111] &amp; &quot;=&quot; &amp;[.W111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98"/>
          <table:table-cell office:value-type="string" calcext:value-type="string">
            <text:p>\frac{E_{\text{out}}}{E_{\text{in}}}</text:p>
          </table:table-cell>
          <table:table-cell office:value-type="string" calcext:value-type="string">
            <text:p>Wirkungsgrad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\percent</text:p>
          </table:table-cell>
          <table:table-cell table:style-name="ce44"/>
          <table:table-cell table:number-columns-repeated="16330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112]=&quot;&quot;;&quot;&quot;;[.X112])" office:value-type="string" office:string-value="Gewichtskraft" calcext:value-type="string">
            <text:p>Gewichtskraft</text:p>
          </table:table-cell>
          <table:table-cell table:style-name="ce7" table:formula="of:=IF([.$X112]=&quot;&quot;;&quot;&quot;;CONCATENATE(&quot;$&quot;;[.$Y112];&quot;$&quot;))" office:value-type="string" office:string-value="$F_W$" calcext:value-type="string">
            <text:p>$F_W$</text:p>
          </table:table-cell>
          <table:table-cell table:style-name="ce7"/>
          <table:table-cell table:style-name="ce7" table:formula="of:=IF([.$X112]=&quot;&quot;;&quot;&quot;;CONCATENATE(&quot;$&quot;;[.$Y112];&quot;$&quot;))" office:value-type="string" office:string-value="$F_W$" calcext:value-type="string">
            <text:p>$F_W$</text:p>
          </table:table-cell>
          <table:table-cell table:style-name="ce9"/>
          <table:table-cell table:style-name="ce8"/>
          <table:table-cell table:style-name="ce48" table:formula="of:=IF([.$X112]=&quot;&quot;;&quot;&quot;;CONCATENATE(&quot;\SI{1}{&quot;;[.$AC112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61" table:number-columns-repeated="3"/>
          <table:table-cell table:style-name="ce3" table:formula="of:=IF([.$W112]=&quot;&quot;;&quot;&quot;;&quot;$&quot; &amp; [.$W112] &amp; &quot;$&quot;)" office:value-type="string" office:string-value="$m\cdot g$" calcext:value-type="string">
            <text:p>$m\cdot g$</text:p>
          </table:table-cell>
          <table:table-cell table:style-name="ce8" table:formula="of:=IF([.W112]=&quot;&quot;;&quot;&quot;;&quot;$&quot; &amp;[.Y112] &amp; &quot;=&quot; &amp;[.W112] &amp; &quot;$&quot;)" office:value-type="string" office:string-value="$F_W=m\cdot g$" calcext:value-type="string">
            <text:p>$F_W=m\cdot g$</text:p>
          </table:table-cell>
          <table:table-cell table:style-name="ce8"/>
          <table:table-cell table:style-name="ce3" table:formula="of:=IF([.X112]=&quot;&quot;;&quot;&quot;;[.$AC112])" office:value-type="string" office:string-value="\newton" calcext:value-type="string">
            <text:p>\newton</text:p>
          </table:table-cell>
          <table:table-cell table:style-name="ce7" table:formula="of:=IF([.X1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12]=&quot;&quot;;&quot;&quot;;CONCATENATE(&quot;$&quot;;[.$Y112];&quot;$&quot;))" office:value-type="string" office:string-value="$F_W$" calcext:value-type="string">
            <text:p>$F_W$</text:p>
          </table:table-cell>
          <table:table-cell table:style-name="ce3" table:formula="of:=IF([.W112]=&quot;&quot;;&quot;&quot;;&quot;$&quot; &amp;[.Y112] &amp; &quot;=&quot; &amp;[.W112] &amp; &quot;$&quot;)" office:value-type="string" office:string-value="$F_W=m\cdot g$" calcext:value-type="string">
            <text:p>$F_W=m\cdot g$</text:p>
          </table:table-cell>
          <table:table-cell table:style-name="ce98"/>
          <table:table-cell office:value-type="string" calcext:value-type="string">
            <text:p>m\cdot g</text:p>
          </table:table-cell>
          <table:table-cell office:value-type="string" calcext:value-type="string">
            <text:p>Gewichtskraft</text:p>
          </table:table-cell>
          <table:table-cell table:style-name="ce110" office:value-type="string" calcext:value-type="string">
            <text:p>F_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 table:number-columns-repeated="16330"/>
        </table:table-row>
        <table:table-row table:style-name="ro1">
          <table:table-cell table:style-name="ce14" office:value-type="string" calcext:value-type="string">
            <text:p>#</text:p>
          </table:table-cell>
          <table:table-cell table:style-name="ce3" office:value-type="string" calcext:value-type="string">
            <text:p>Zeit</text:p>
          </table:table-cell>
          <table:table-cell table:style-name="ce3" office:value-type="string" calcext:value-type="string">
            <text:p>siehe Periodendauer oben</text:p>
          </table:table-cell>
          <table:table-cell table:style-name="ce3" table:number-columns-repeated="11"/>
          <table:table-cell table:style-name="ce7"/>
          <table:table-cell table:style-name="ce8"/>
          <table:table-cell table:style-name="ce3" table:number-columns-repeated="4"/>
          <table:table-cell table:style-name="ce93" table:number-columns-repeated="2"/>
          <table:table-cell table:style-name="ce111"/>
          <table:table-cell table:style-name="ce116"/>
          <table:table-cell table:style-name="ce129"/>
          <table:table-cell table:style-name="ce143"/>
          <table:table-cell table:style-name="ce93" table:number-columns-repeated="2"/>
          <table:table-cell table:style-name="ce111"/>
          <table:table-cell table:style-name="ce151"/>
          <table:table-cell table:style-name="ce3" table:number-columns-repeated="16330"/>
        </table:table-row>
        <table:table-row table:style-name="ro1" table:number-rows-repeated="1048462">
          <table:table-cell table:number-columns-repeated="16360"/>
        </table:table-row>
        <table:table-row table:style-name="ro1">
          <table:table-cell table:number-columns-repeated="16360"/>
        </table:table-row>
      </table:table>
      <table:table table:name="alternatives" table:style-name="ta1">
        <table:table-column table:style-name="co10" table:default-cell-style-name="ce3"/>
        <table:table-column table:style-name="co28" table:default-cell-style-name="ce3"/>
        <table:table-column table:style-name="co27" table:number-columns-repeated="2" table:default-cell-style-name="Default"/>
        <table:table-column table:style-name="co10" table:default-cell-style-name="ce3"/>
        <table:table-column table:style-name="co2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61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61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61"/>
          <table:table-cell table:number-columns-repeated="2"/>
          <table:table-cell table:style-name="ce52"/>
          <table:table-cell table:style-name="ce61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61"/>
          <table:table-cell table:number-columns-repeated="2"/>
          <table:table-cell table:formula="of:=IF([.$T13]=&quot;&quot;;&quot;&quot;;[.$F13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2">11.34</text:span>}{\g\per\cm\cubed}</text:p>
          </table:table-cell>
          <table:table-cell table:style-name="ce61" office:value-type="string" calcext:value-type="string">
            <text:p>\SI{<text:span text:style-name="T4">11340</text:span>}{\kg\per\m\cubed}</text:p>
          </table:table-cell>
          <table:table-cell table:number-columns-repeated="2"/>
          <table:table-cell table:style-name="ce61" office:value-type="string" calcext:value-type="string">
            <text:p>\SI{<text:span text:style-name="T2">19.3</text:span>}{\g\per\cm\cubed}</text:p>
          </table:table-cell>
          <table:table-cell table:style-name="ce61" office:value-type="string" calcext:value-type="string">
            <text:p>\SI{<text:span text:style-name="T2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2">1</text:span>}{\kWh}</text:p>
          </table:table-cell>
          <table:table-cell table:style-name="ce67" office:value-type="string" calcext:value-type="string">
            <text:p>\SI{<text:span text:style-name="T2">3.6</text:span>e6}{\joule}</text:p>
          </table:table-cell>
          <table:table-cell table:number-columns-repeated="2"/>
          <table:table-cell office:value-type="string" calcext:value-type="string">
            <text:p>\SI{<text:span text:style-name="T2">2</text:span>}{\kWh}</text:p>
          </table:table-cell>
          <table:table-cell table:style-name="ce67" office:value-type="string" calcext:value-type="string">
            <text:p>\SI{<text:span text:style-name="T2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2">80</text:span>}{\deci\m\squared}</text:p>
          </table:table-cell>
          <table:table-cell table:style-name="ce61" office:value-type="string" calcext:value-type="string">
            <text:p>\SI{<text:span text:style-name="T2">0.8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2">6.5</text:span>}{\deci\m\squared}</text:p>
          </table:table-cell>
          <table:table-cell table:style-name="ce61" office:value-type="string" calcext:value-type="string">
            <text:p>\SI{<text:span text:style-name="T2">0.0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2">0.35</text:span>}{a}</text:p>
          </table:table-cell>
          <table:table-cell table:style-name="ce61" office:value-type="string" calcext:value-type="string">
            <text:p>\SI{<text:span text:style-name="T2">35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2">0.65</text:span>}{a}</text:p>
          </table:table-cell>
          <table:table-cell table:style-name="ce61" office:value-type="string" calcext:value-type="string">
            <text:p>\SI{<text:span text:style-name="T2">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2">0.65</text:span>}{\hectare}</text:p>
          </table:table-cell>
          <table:table-cell table:style-name="ce61" office:value-type="string" calcext:value-type="string">
            <text:p>\SI{<text:span text:style-name="T2">6500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2">0.35</text:span>}{\hectare}</text:p>
          </table:table-cell>
          <table:table-cell table:style-name="ce61" office:value-type="string" calcext:value-type="string">
            <text:p>\SI{<text:span text:style-name="T2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61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61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2">18</text:span>}{\km\per\hour}</text:p>
          </table:table-cell>
          <table:table-cell office:value-type="string" calcext:value-type="string">
            <text:p>\SI{<text:span text:style-name="T2">5</text:span>}{\m\per\s}</text:p>
          </table:table-cell>
          <table:table-cell table:number-columns-repeated="2"/>
          <table:table-cell table:style-name="ce61" office:value-type="string" calcext:value-type="string">
            <text:p>\SI{<text:span text:style-name="T2">54</text:span>}{\km\per\hour}</text:p>
          </table:table-cell>
          <table:table-cell office:value-type="string" calcext:value-type="string">
            <text:p>\SI{<text:span text:style-name="T2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61"/>
          <table:table-cell table:number-columns-repeated="2"/>
          <table:table-cell table:formula="of:=IF([.$T32]=&quot;&quot;;&quot;&quot;;[.$F32])">
            <text:p/>
          </table:table-cell>
          <table:table-cell table:style-name="ce61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2">12</text:span>}<text:span text:style-name="T3">{\gram}</text:span></text:p>
          </table:table-cell>
          <table:table-cell office:value-type="string" calcext:value-type="string">
            <text:p>\SI{<text:span text:style-name="T2">0.012</text:span>}{\kg}</text:p>
          </table:table-cell>
          <table:table-cell table:number-columns-repeated="2"/>
          <table:table-cell office:value-type="string" calcext:value-type="string">
            <text:p>\SI{<text:span text:style-name="T2">150</text:span>}<text:span text:style-name="T3">{\gram}</text:span></text:p>
          </table:table-cell>
          <table:table-cell office:value-type="string" calcext:value-type="string">
            <text:p>\SI{<text:span text:style-name="T2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2">12</text:span>}{\minute}</text:p>
          </table:table-cell>
          <table:table-cell table:style-name="ce61" office:value-type="string" calcext:value-type="string">
            <text:p>\SI{<text:span text:style-name="T2">720</text:span>}{\s}</text:p>
          </table:table-cell>
          <table:table-cell table:number-columns-repeated="2"/>
          <table:table-cell table:style-name="ce61" office:value-type="string" calcext:value-type="string">
            <text:p>\SI{<text:span text:style-name="T2">14</text:span>}{\minute}</text:p>
          </table:table-cell>
          <table:table-cell table:style-name="ce61" office:value-type="string" calcext:value-type="string">
            <text:p>\SI{<text:span text:style-name="T2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61"/>
          <table:table-cell table:number-columns-repeated="2"/>
          <table:table-cell table:formula="of:=IF([.$T40]=&quot;&quot;;&quot;&quot;;[.$F40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4">35</text:span>}{\percent}</text:p>
          </table:table-cell>
          <table:table-cell table:style-name="ce61" office:value-type="string" calcext:value-type="string">
            <text:p>\num{<text:span text:style-name="T4">0.35</text:span>}</text:p>
          </table:table-cell>
          <table:table-cell table:number-columns-repeated="2"/>
          <table:table-cell table:style-name="ce61" office:value-type="string" calcext:value-type="string">
            <text:p>\SI{<text:span text:style-name="T4">2.5</text:span>}{\percent}</text:p>
          </table:table-cell>
          <table:table-cell table:style-name="ce61" office:value-type="string" calcext:value-type="string">
            <text:p>\num{<text:span text:style-name="T4">0.025</text:span>}</text:p>
          </table:table-cell>
        </table:table-row>
        <table:table-row table:style-name="ro1">
          <table:table-cell table:style-name="ce61" office:value-type="string" calcext:value-type="string">
            <text:p>\SI{<text:span text:style-name="T4">2.5</text:span>}{\permille}</text:p>
          </table:table-cell>
          <table:table-cell table:style-name="ce61" office:value-type="string" calcext:value-type="string">
            <text:p>\num{<text:span text:style-name="T4">0.0025</text:span>}</text:p>
          </table:table-cell>
          <table:table-cell table:number-columns-repeated="2"/>
          <table:table-cell table:style-name="ce61" office:value-type="string" calcext:value-type="string">
            <text:p>\SI{<text:span text:style-name="T4">45</text:span>}{\permille}</text:p>
          </table:table-cell>
          <table:table-cell table:style-name="ce61" office:value-type="string" calcext:value-type="string">
            <text:p>\num{<text:span text:style-name="T4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61"/>
          <table:table-cell table:number-columns-repeated="2"/>
          <table:table-cell table:formula="of:=IF([.$T43]=&quot;&quot;;&quot;&quot;;[.$F43])">
            <text:p/>
          </table:table-cell>
          <table:table-cell table:style-name="ce61"/>
        </table:table-row>
        <table:table-row table:style-name="ro1">
          <table:table-cell table:formula="of:=IF([.$T44]=&quot;&quot;;&quot;&quot;;[.$F44])">
            <text:p/>
          </table:table-cell>
          <table:table-cell table:style-name="ce61"/>
          <table:table-cell table:number-columns-repeated="2"/>
          <table:table-cell table:formula="of:=IF([.$T44]=&quot;&quot;;&quot;&quot;;[.$F44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2">120</text:span>}{\litre\per\minute}</text:p>
          </table:table-cell>
          <table:table-cell table:style-name="ce61" office:value-type="string" calcext:value-type="string">
            <text:p>\SI{<text:span text:style-name="T2">0.002</text:span>}{\m\cubed\per\s}</text:p>
          </table:table-cell>
          <table:table-cell table:number-columns-repeated="2"/>
          <table:table-cell table:style-name="ce61" office:value-type="string" calcext:value-type="string">
            <text:p>\SI{<text:span text:style-name="T2">180</text:span>}{\litre\per\minute}</text:p>
          </table:table-cell>
          <table:table-cell table:style-name="ce61" office:value-type="string" calcext:value-type="string">
            <text:p>\SI{<text:span text:style-name="T2">0.003</text:span>}{\m\cubed\per\s}</text:p>
          </table:table-cell>
        </table:table-row>
        <table:table-row table:style-name="ro1">
          <table:table-cell table:style-name="ce61" office:value-type="string" calcext:value-type="string">
            <text:p>\SI{<text:span text:style-name="T2">-173</text:span>}{\celsius}</text:p>
          </table:table-cell>
          <table:table-cell table:style-name="ce61" office:value-type="string" calcext:value-type="string">
            <text:p>\SI{<text:span text:style-name="T2">100</text:span>}{\kelvin}</text:p>
          </table:table-cell>
          <table:table-cell table:number-columns-repeated="2"/>
          <table:table-cell table:style-name="ce61" office:value-type="string" calcext:value-type="string">
            <text:p>\SI{<text:span text:style-name="T2">-73</text:span>}{\celsius}</text:p>
          </table:table-cell>
          <table:table-cell table:style-name="ce61" office:value-type="string" calcext:value-type="string">
            <text:p>\SI{<text:span text:style-name="T2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2">350</text:span>}{\litre}</text:p>
          </table:table-cell>
          <table:table-cell table:style-name="ce61" office:value-type="string" calcext:value-type="string">
            <text:p>\SI{0.35}{\m\cubed}</text:p>
          </table:table-cell>
          <table:table-cell table:number-columns-repeated="2"/>
          <table:table-cell table:style-name="ce61" office:value-type="string" calcext:value-type="string">
            <text:p>\SI{<text:span text:style-name="T2">550</text:span>}{\litre}</text:p>
          </table:table-cell>
          <table:table-cell table:style-name="ce61" office:value-type="string" calcext:value-type="string">
            <text:p>\SI{<text:span text:style-name="T4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61"/>
          <table:table-cell table:number-columns-repeated="2"/>
          <table:table-cell table:formula="of:=IF([.$T49]=&quot;&quot;;&quot;&quot;;[.$F49])">
            <text:p/>
          </table:table-cell>
          <table:table-cell table:style-name="ce61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2">60</text:span>}{\degree}</text:p>
          </table:table-cell>
          <table:table-cell table:style-name="ce61" office:value-type="string" calcext:value-type="string">
            <text:p>$\frac{\pi}{3}$</text:p>
          </table:table-cell>
          <table:table-cell table:number-columns-repeated="2"/>
          <table:table-cell table:style-name="ce61" office:value-type="string" calcext:value-type="string">
            <text:p>\SI{<text:span text:style-name="T2">45</text:span>}{\degree}</text:p>
          </table:table-cell>
          <table:table-cell table:style-name="ce61" office:value-type="string" calcext:value-type="string">
            <text:p>$\frac{\pi}{<text:span text:style-name="T4">4</text:span>}$</text:p>
          </table:table-cell>
        </table:table-row>
        <table:table-row table:style-name="ro1">
          <table:table-cell table:style-name="ce61" table:formula="of:=IF([.$T52]=&quot;&quot;;&quot;&quot;;[.$F52])">
            <text:p/>
          </table:table-cell>
          <table:table-cell table:style-name="ce61"/>
          <table:table-cell table:number-columns-repeated="2"/>
          <table:table-cell table:style-name="ce61" table:formula="of:=IF([.$T52]=&quot;&quot;;&quot;&quot;;[.$F52])">
            <text:p/>
          </table:table-cell>
          <table:table-cell table:style-name="ce61"/>
        </table:table-row>
        <table:table-row table:style-name="ro1">
          <table:table-cell table:style-name="ce61" table:formula="of:=IF([.$T53]=&quot;&quot;;&quot;&quot;;[.$F53])">
            <text:p/>
          </table:table-cell>
          <table:table-cell table:style-name="ce61"/>
          <table:table-cell table:number-columns-repeated="2"/>
          <table:table-cell table:style-name="ce61" table:formula="of:=IF([.$T53]=&quot;&quot;;&quot;&quot;;[.$F53])">
            <text:p/>
          </table:table-cell>
          <table:table-cell table:style-name="ce61"/>
        </table:table-row>
      </table:table>
      <table:named-expressions/>
      <table:database-ranges>
        <table:database-range table:name="__Anonymous_Sheet_DB__0" table:target-range-address="units.A10:units.XEF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1:29:17.23392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1:32:11.218877000</dc:date>
    <meta:editing-duration>PT15H25M14S</meta:editing-duration>
    <meta:editing-cycles>291</meta:editing-cycles>
    <meta:generator>LibreOffice/26.2.1.2$MacOSX_AARCH64 LibreOffice_project/8399f6259d8c87f40e7255cdb3c9b958f5e08948</meta:generator>
    <meta:print-date>2021-01-04T12:19:59.376833236</meta:print-date>
    <meta:document-statistic meta:table-count="2" meta:cell-count="2364" meta:object-count="0"/>
  </office:meta>
</office:document-meta>
</file>